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1" fo:font-size="13pt" fo:font-weight="normal" officeooo:rsid="001b8a1d" officeooo:paragraph-rsid="001b8a1d" style:font-size-asian="13pt" style:font-weight-asian="normal" style:font-size-complex="13pt" style:font-weight-complex="normal"/>
    </style:style>
    <style:style style:name="P9"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0" style:family="paragraph" style:parent-style-name="Standard">
      <style:text-properties officeooo:paragraph-rsid="008ebb40"/>
    </style:style>
    <style:style style:name="P11" style:family="paragraph" style:parent-style-name="Text_20_body">
      <style:text-properties officeooo:paragraph-rsid="008ebb40"/>
    </style:style>
    <style:style style:name="P12" style:family="paragraph" style:parent-style-name="Text_20_body">
      <style:text-properties officeooo:rsid="001da804" officeooo:paragraph-rsid="001da804"/>
    </style:style>
    <style:style style:name="P13" style:family="paragraph" style:parent-style-name="Text_20_body">
      <style:text-properties officeooo:rsid="001da804" officeooo:paragraph-rsid="0020e818"/>
    </style:style>
    <style:style style:name="P14" style:family="paragraph" style:parent-style-name="Text_20_body">
      <style:text-properties officeooo:rsid="001da804" officeooo:paragraph-rsid="0142e3f9"/>
    </style:style>
    <style:style style:name="P15" style:family="paragraph" style:parent-style-name="Text_20_body">
      <style:text-properties officeooo:rsid="001da804" officeooo:paragraph-rsid="01699c7a"/>
    </style:style>
    <style:style style:name="P16" style:family="paragraph" style:parent-style-name="Text_20_body">
      <style:text-properties fo:font-style="normal" officeooo:rsid="001f35a5" officeooo:paragraph-rsid="001f35a5" style:font-style-asian="normal" style:font-style-complex="normal"/>
    </style:style>
    <style:style style:name="P17" style:family="paragraph" style:parent-style-name="Text_20_body">
      <style:text-properties fo:font-style="normal" officeooo:rsid="013b55da" officeooo:paragraph-rsid="013b55da" style:font-style-asian="normal" style:font-style-complex="normal"/>
    </style:style>
    <style:style style:name="P18" style:family="paragraph" style:parent-style-name="Text_20_body">
      <style:text-properties fo:font-style="normal" officeooo:paragraph-rsid="0146fac9" style:font-style-asian="normal" style:font-style-complex="normal"/>
    </style:style>
    <style:style style:name="P19"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20" style:family="paragraph" style:parent-style-name="Text_20_body">
      <style:text-properties fo:font-style="normal" officeooo:rsid="0142e3f9" officeooo:paragraph-rsid="01699c7a" style:font-style-asian="normal" style:font-style-complex="normal"/>
    </style:style>
    <style:style style:name="P21"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23"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4" style:family="paragraph" style:parent-style-name="Text_20_body">
      <style:text-properties officeooo:rsid="0020e818" officeooo:paragraph-rsid="0027f0ee"/>
    </style:style>
    <style:style style:name="P25" style:family="paragraph" style:parent-style-name="Text_20_body">
      <style:text-properties officeooo:rsid="0027f0ee" officeooo:paragraph-rsid="0027f0ee"/>
    </style:style>
    <style:style style:name="P26" style:family="paragraph" style:parent-style-name="Text_20_body">
      <style:text-properties officeooo:rsid="0027f0ee" officeooo:paragraph-rsid="003b2a8b"/>
    </style:style>
    <style:style style:name="P27" style:family="paragraph" style:parent-style-name="Text_20_body">
      <style:text-properties officeooo:rsid="0027f0ee" officeooo:paragraph-rsid="006a570a"/>
    </style:style>
    <style:style style:name="P28" style:family="paragraph" style:parent-style-name="Text_20_body">
      <style:text-properties officeooo:rsid="0027f0ee" officeooo:paragraph-rsid="006be187"/>
    </style:style>
    <style:style style:name="P29" style:family="paragraph" style:parent-style-name="Text_20_body">
      <style:text-properties officeooo:rsid="0027f0ee" officeooo:paragraph-rsid="00c1f4f8"/>
    </style:style>
    <style:style style:name="P30" style:family="paragraph" style:parent-style-name="Text_20_body">
      <style:paragraph-properties fo:text-align="justify" style:justify-single-word="false"/>
      <style:text-properties officeooo:rsid="004439ab" officeooo:paragraph-rsid="004439ab"/>
    </style:style>
    <style:style style:name="P31" style:family="paragraph" style:parent-style-name="Text_20_body">
      <style:paragraph-properties fo:text-align="justify" style:justify-single-word="false"/>
      <style:text-properties officeooo:rsid="004439ab" officeooo:paragraph-rsid="004636ec"/>
    </style:style>
    <style:style style:name="P32" style:family="paragraph" style:parent-style-name="Text_20_body">
      <style:paragraph-properties fo:text-align="justify" style:justify-single-word="false"/>
      <style:text-properties officeooo:rsid="004636ec" officeooo:paragraph-rsid="004636ec"/>
    </style:style>
    <style:style style:name="P33" style:family="paragraph" style:parent-style-name="Text_20_body">
      <style:text-properties officeooo:rsid="004b72ee" officeooo:paragraph-rsid="004b72ee"/>
    </style:style>
    <style:style style:name="P34" style:family="paragraph" style:parent-style-name="Text_20_body">
      <style:text-properties officeooo:rsid="004b72ee" officeooo:paragraph-rsid="014f846b"/>
    </style:style>
    <style:style style:name="P35" style:family="paragraph" style:parent-style-name="Text_20_body">
      <style:text-properties style:text-underline-style="solid" style:text-underline-width="auto" style:text-underline-color="font-color" officeooo:rsid="00501484" officeooo:paragraph-rsid="00501484"/>
    </style:style>
    <style:style style:name="P36" style:family="paragraph" style:parent-style-name="Text_20_body">
      <style:text-properties style:text-underline-style="solid" style:text-underline-width="auto" style:text-underline-color="font-color" officeooo:rsid="00501484" officeooo:paragraph-rsid="004ed009"/>
    </style:style>
    <style:style style:name="P37" style:family="paragraph" style:parent-style-name="Text_20_body">
      <style:text-properties style:text-underline-style="solid" style:text-underline-width="auto" style:text-underline-color="font-color" officeooo:rsid="004b72ee" officeooo:paragraph-rsid="004e1d33" fo:background-color="#ffff00"/>
    </style:style>
    <style:style style:name="P38" style:family="paragraph" style:parent-style-name="Text_20_body">
      <style:text-properties style:text-underline-style="solid" style:text-underline-width="auto" style:text-underline-color="font-color" officeooo:rsid="00ac8e40" officeooo:paragraph-rsid="00ac8e40"/>
    </style:style>
    <style:style style:name="P39" style:family="paragraph" style:parent-style-name="Text_20_body">
      <style:text-properties officeooo:paragraph-rsid="004e1d33"/>
    </style:style>
    <style:style style:name="P40" style:family="paragraph" style:parent-style-name="Text_20_body">
      <style:text-properties officeooo:paragraph-rsid="004ed009"/>
    </style:style>
    <style:style style:name="P41" style:family="paragraph" style:parent-style-name="Text_20_body">
      <style:text-properties fo:font-style="italic" style:font-style-asian="italic" style:font-style-complex="italic"/>
    </style:style>
    <style:style style:name="P42" style:family="paragraph" style:parent-style-name="Text_20_body">
      <style:text-properties fo:font-style="italic" officeooo:paragraph-rsid="004ed009" style:font-style-asian="italic" style:font-style-complex="italic"/>
    </style:style>
    <style:style style:name="P43" style:family="paragraph" style:parent-style-name="Text_20_body">
      <style:text-properties fo:font-style="italic" officeooo:paragraph-rsid="00501484" style:font-style-asian="italic" style:font-style-complex="italic"/>
    </style:style>
    <style:style style:name="P44" style:family="paragraph" style:parent-style-name="Text_20_body">
      <style:text-properties fo:font-style="italic" officeooo:rsid="004b72ee" officeooo:paragraph-rsid="0146fac9" style:font-style-asian="italic" style:font-style-complex="italic"/>
    </style:style>
    <style:style style:name="P45" style:family="paragraph" style:parent-style-name="Text_20_body">
      <style:text-properties fo:font-style="italic" officeooo:rsid="004b72ee" officeooo:paragraph-rsid="00501484" style:font-style-asian="italic" style:font-style-complex="italic"/>
    </style:style>
    <style:style style:name="P46" style:family="paragraph" style:parent-style-name="Text_20_body">
      <style:text-properties fo:font-style="italic" officeooo:rsid="004ed009" officeooo:paragraph-rsid="004ed009" style:font-style-asian="italic" style:font-style-complex="italic"/>
    </style:style>
    <style:style style:name="P47" style:family="paragraph" style:parent-style-name="Text_20_body">
      <style:text-properties fo:font-style="italic" officeooo:paragraph-rsid="009384fd" style:font-style-asian="italic" style:font-style-complex="italic"/>
    </style:style>
    <style:style style:name="P48" style:family="paragraph" style:parent-style-name="Text_20_body">
      <style:text-properties fo:font-style="italic" officeooo:paragraph-rsid="00f1d5c9" style:font-style-asian="italic" style:font-style-complex="italic"/>
    </style:style>
    <style:style style:name="P49" style:family="paragraph" style:parent-style-name="Text_20_body">
      <style:text-properties fo:font-style="italic" officeooo:rsid="00f11c3b" style:font-style-asian="italic" style:font-style-complex="italic"/>
    </style:style>
    <style:style style:name="P50" style:family="paragraph" style:parent-style-name="Text_20_body">
      <style:text-properties fo:font-style="italic" officeooo:paragraph-rsid="014967a3" style:font-style-asian="italic" style:font-style-complex="italic"/>
    </style:style>
    <style:style style:name="P51" style:family="paragraph" style:parent-style-name="Text_20_body">
      <style:text-properties fo:font-style="italic" style:text-underline-style="none" officeooo:rsid="005691ef" officeooo:paragraph-rsid="014967a3" style:font-style-asian="italic" style:font-style-complex="italic"/>
    </style:style>
    <style:style style:name="P52" style:family="paragraph" style:parent-style-name="Text_20_body">
      <style:text-properties officeooo:paragraph-rsid="00501484"/>
    </style:style>
    <style:style style:name="P53" style:family="paragraph" style:parent-style-name="Text_20_body">
      <style:text-properties officeooo:paragraph-rsid="0055dfb2"/>
    </style:style>
    <style:style style:name="P54" style:family="paragraph" style:parent-style-name="Text_20_body">
      <style:paragraph-properties fo:text-align="justify" style:justify-single-word="false"/>
      <style:text-properties officeooo:paragraph-rsid="005fa3ae"/>
    </style:style>
    <style:style style:name="P55" style:family="paragraph" style:parent-style-name="Text_20_body">
      <style:paragraph-properties fo:text-align="justify" style:justify-single-word="false"/>
      <style:text-properties officeooo:paragraph-rsid="006e5e99"/>
    </style:style>
    <style:style style:name="P56" style:family="paragraph" style:parent-style-name="Text_20_body">
      <style:paragraph-properties fo:text-align="justify" style:justify-single-word="false"/>
      <style:text-properties officeooo:paragraph-rsid="015882f0"/>
    </style:style>
    <style:style style:name="P57" style:family="paragraph" style:parent-style-name="Text_20_body">
      <style:text-properties officeooo:paragraph-rsid="0059d8fa"/>
    </style:style>
    <style:style style:name="P58" style:family="paragraph" style:parent-style-name="Text_20_body">
      <style:text-properties officeooo:rsid="005ad8e3" officeooo:paragraph-rsid="005ad8e3"/>
    </style:style>
    <style:style style:name="P59" style:family="paragraph" style:parent-style-name="Text_20_body">
      <style:text-properties officeooo:paragraph-rsid="005ad8e3"/>
    </style:style>
    <style:style style:name="P60" style:family="paragraph" style:parent-style-name="Text_20_body">
      <style:text-properties fo:font-weight="normal" officeooo:rsid="005691ef" officeooo:paragraph-rsid="015ad02a" style:font-weight-asian="normal" style:font-weight-complex="normal"/>
    </style:style>
    <style:style style:name="P61" style:family="paragraph" style:parent-style-name="Text_20_body">
      <style:text-properties fo:font-weight="normal" officeooo:rsid="00905754" officeooo:paragraph-rsid="00911834" style:font-weight-asian="normal" style:font-weight-complex="normal"/>
    </style:style>
    <style:style style:name="P62" style:family="paragraph" style:parent-style-name="Text_20_body">
      <style:text-properties fo:font-weight="normal" officeooo:rsid="00905754" officeooo:paragraph-rsid="00981e9e" style:font-weight-asian="normal" style:font-weight-complex="normal"/>
    </style:style>
    <style:style style:name="P63" style:family="paragraph" style:parent-style-name="Text_20_body">
      <style:text-properties fo:font-weight="normal" officeooo:rsid="00905754" officeooo:paragraph-rsid="009de80a" style:font-weight-asian="normal" style:font-weight-complex="normal"/>
    </style:style>
    <style:style style:name="P64" style:family="paragraph" style:parent-style-name="Text_20_body">
      <style:text-properties fo:font-weight="normal" officeooo:rsid="00905754" officeooo:paragraph-rsid="0099f111" style:font-weight-asian="normal" style:font-weight-complex="normal"/>
    </style:style>
    <style:style style:name="P65"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66" style:family="paragraph" style:parent-style-name="Text_20_body">
      <style:text-properties fo:font-weight="normal" officeooo:rsid="009ff817" officeooo:paragraph-rsid="00a24ba6" style:font-weight-asian="normal" style:font-weight-complex="normal"/>
    </style:style>
    <style:style style:name="P67" style:family="paragraph" style:parent-style-name="Text_20_body">
      <style:text-properties fo:font-weight="normal" officeooo:rsid="0094647e" officeooo:paragraph-rsid="01208d7c" style:font-weight-asian="normal" style:font-weight-complex="normal"/>
    </style:style>
    <style:style style:name="P68" style:family="paragraph" style:parent-style-name="Text_20_body">
      <style:text-properties fo:font-weight="normal" officeooo:rsid="00eb1454" officeooo:paragraph-rsid="00eb1454" style:font-weight-asian="normal" style:font-weight-complex="normal"/>
    </style:style>
    <style:style style:name="P69" style:family="paragraph" style:parent-style-name="Text_20_body">
      <style:text-properties fo:font-weight="normal" officeooo:rsid="0050c2dd" officeooo:paragraph-rsid="014967a3" style:font-weight-asian="normal" style:font-weight-complex="normal"/>
    </style:style>
    <style:style style:name="P70" style:family="paragraph" style:parent-style-name="Text_20_body">
      <style:text-properties fo:font-weight="normal" officeooo:rsid="0063aaed" officeooo:paragraph-rsid="015882f0" style:font-weight-asian="normal" style:font-weight-complex="normal"/>
    </style:style>
    <style:style style:name="P71" style:family="paragraph" style:parent-style-name="Text_20_body">
      <style:text-properties fo:font-weight="bold" officeooo:paragraph-rsid="0055dfb2" style:font-weight-asian="bold" style:font-weight-complex="bold"/>
    </style:style>
    <style:style style:name="P72" style:family="paragraph" style:parent-style-name="Text_20_body">
      <style:text-properties fo:font-weight="bold" officeooo:paragraph-rsid="00a1cbdf" style:font-weight-asian="bold" style:font-weight-complex="bold"/>
    </style:style>
    <style:style style:name="P73" style:family="paragraph" style:parent-style-name="Text_20_body">
      <style:text-properties fo:font-weight="bold" officeooo:rsid="00b79659" officeooo:paragraph-rsid="00b79659" style:font-weight-asian="bold" style:font-weight-complex="bold"/>
    </style:style>
    <style:style style:name="P74" style:family="paragraph" style:parent-style-name="Text_20_body">
      <style:text-properties fo:font-weight="bold" officeooo:paragraph-rsid="0146fac9" style:font-weight-asian="bold" style:font-weight-complex="bold"/>
    </style:style>
    <style:style style:name="P75" style:family="paragraph" style:parent-style-name="Text_20_body">
      <style:paragraph-properties fo:text-align="justify" style:justify-single-word="false"/>
      <style:text-properties fo:font-weight="bold" officeooo:rsid="0063889c" officeooo:paragraph-rsid="01553c04" style:font-weight-asian="bold" style:font-weight-complex="bold"/>
    </style:style>
    <style:style style:name="P76" style:family="paragraph" style:parent-style-name="Text_20_body">
      <style:text-properties officeooo:rsid="003c7691" officeooo:paragraph-rsid="006a570a"/>
    </style:style>
    <style:style style:name="P77" style:family="paragraph" style:parent-style-name="Text_20_body">
      <style:paragraph-properties fo:text-align="justify" style:justify-single-word="false"/>
      <style:text-properties officeooo:rsid="0054cce7" officeooo:paragraph-rsid="005fa3ae" fo:background-color="transparent"/>
    </style:style>
    <style:style style:name="P78" style:family="paragraph" style:parent-style-name="Text_20_body">
      <style:text-properties officeooo:paragraph-rsid="0063889c"/>
    </style:style>
    <style:style style:name="P79" style:family="paragraph" style:parent-style-name="Text_20_body">
      <style:text-properties officeooo:paragraph-rsid="0063aaed"/>
    </style:style>
    <style:style style:name="P80" style:family="paragraph" style:parent-style-name="Text_20_body">
      <style:text-properties officeooo:paragraph-rsid="0065749d"/>
    </style:style>
    <style:style style:name="P81" style:family="paragraph" style:parent-style-name="Text_20_body">
      <style:text-properties officeooo:paragraph-rsid="00665389"/>
    </style:style>
    <style:style style:name="P82" style:family="paragraph" style:parent-style-name="Text_20_body">
      <style:text-properties officeooo:rsid="006772e7" officeooo:paragraph-rsid="006a570a"/>
    </style:style>
    <style:style style:name="P83" style:family="paragraph" style:parent-style-name="Text_20_body">
      <style:text-properties officeooo:rsid="006be187" officeooo:paragraph-rsid="006be187"/>
    </style:style>
    <style:style style:name="P84" style:family="paragraph" style:parent-style-name="Text_20_body">
      <style:text-properties officeooo:paragraph-rsid="007e7203"/>
    </style:style>
    <style:style style:name="P85" style:family="paragraph" style:parent-style-name="Text_20_body">
      <style:text-properties officeooo:paragraph-rsid="007f44b3"/>
    </style:style>
    <style:style style:name="P86" style:family="paragraph" style:parent-style-name="Text_20_body">
      <style:text-properties officeooo:paragraph-rsid="007fbb27"/>
    </style:style>
    <style:style style:name="P87" style:family="paragraph" style:parent-style-name="Text_20_body">
      <style:text-properties officeooo:paragraph-rsid="007fdf3f"/>
    </style:style>
    <style:style style:name="P88" style:family="paragraph" style:parent-style-name="Text_20_body">
      <style:text-properties officeooo:rsid="007fdf3f" officeooo:paragraph-rsid="007fdf3f"/>
    </style:style>
    <style:style style:name="P89" style:family="paragraph" style:parent-style-name="Text_20_body">
      <style:text-properties officeooo:paragraph-rsid="00808922"/>
    </style:style>
    <style:style style:name="P90" style:family="paragraph" style:parent-style-name="Text_20_body">
      <style:text-properties officeooo:rsid="00851ba3" officeooo:paragraph-rsid="00851ba3"/>
    </style:style>
    <style:style style:name="P91" style:family="paragraph" style:parent-style-name="Text_20_body">
      <style:text-properties officeooo:rsid="00859bdb" officeooo:paragraph-rsid="00859bdb"/>
    </style:style>
    <style:style style:name="P92" style:family="paragraph" style:parent-style-name="Text_20_body">
      <style:text-properties officeooo:rsid="008789fe" officeooo:paragraph-rsid="008789fe"/>
    </style:style>
    <style:style style:name="P93" style:family="paragraph" style:parent-style-name="Text_20_body">
      <style:text-properties officeooo:rsid="008789fe" officeooo:paragraph-rsid="00a386d5"/>
    </style:style>
    <style:style style:name="P94" style:family="paragraph" style:parent-style-name="Text_20_body">
      <style:text-properties officeooo:paragraph-rsid="008a0285"/>
    </style:style>
    <style:style style:name="P95" style:family="paragraph" style:parent-style-name="Text_20_body">
      <style:text-properties officeooo:paragraph-rsid="008be180"/>
    </style:style>
    <style:style style:name="P96" style:family="paragraph" style:parent-style-name="Text_20_body">
      <style:text-properties officeooo:rsid="008dfee5" officeooo:paragraph-rsid="008dfee5"/>
    </style:style>
    <style:style style:name="P97" style:family="paragraph" style:parent-style-name="Text_20_body">
      <style:text-properties officeooo:paragraph-rsid="00911834"/>
    </style:style>
    <style:style style:name="P98" style:family="paragraph" style:parent-style-name="Text_20_body">
      <style:text-properties officeooo:paragraph-rsid="009de80a"/>
    </style:style>
    <style:style style:name="P99" style:family="paragraph" style:parent-style-name="Text_20_body">
      <style:text-properties officeooo:paragraph-rsid="00931787"/>
    </style:style>
    <style:style style:name="P100" style:family="paragraph" style:parent-style-name="Text_20_body">
      <style:text-properties officeooo:paragraph-rsid="009384fd"/>
    </style:style>
    <style:style style:name="P101" style:family="paragraph" style:parent-style-name="Text_20_body">
      <style:text-properties officeooo:paragraph-rsid="0094647e"/>
    </style:style>
    <style:style style:name="P102" style:family="paragraph" style:parent-style-name="Text_20_body">
      <style:text-properties officeooo:paragraph-rsid="0094faa3"/>
    </style:style>
    <style:style style:name="P103" style:family="paragraph" style:parent-style-name="Text_20_body">
      <style:text-properties officeooo:paragraph-rsid="00955b5c"/>
    </style:style>
    <style:style style:name="P104" style:family="paragraph" style:parent-style-name="Text_20_body">
      <style:text-properties officeooo:paragraph-rsid="009be00d"/>
    </style:style>
    <style:style style:name="P105" style:family="paragraph" style:parent-style-name="Text_20_body">
      <style:text-properties officeooo:rsid="0099f111" officeooo:paragraph-rsid="009de80a"/>
    </style:style>
    <style:style style:name="P106" style:family="paragraph" style:parent-style-name="Text_20_body">
      <style:text-properties officeooo:rsid="0099f111" officeooo:paragraph-rsid="0099f111"/>
    </style:style>
    <style:style style:name="P107" style:family="paragraph" style:parent-style-name="Text_20_body">
      <style:text-properties officeooo:paragraph-rsid="0099f111"/>
    </style:style>
    <style:style style:name="P108" style:family="paragraph" style:parent-style-name="Text_20_body">
      <style:text-properties officeooo:paragraph-rsid="009a44ae"/>
    </style:style>
    <style:style style:name="P109" style:family="paragraph" style:parent-style-name="Text_20_body">
      <style:text-properties officeooo:paragraph-rsid="009c6c1f"/>
    </style:style>
    <style:style style:name="P110" style:family="paragraph" style:parent-style-name="Text_20_body">
      <style:text-properties officeooo:paragraph-rsid="00a1cbdf"/>
    </style:style>
    <style:style style:name="P111" style:family="paragraph" style:parent-style-name="Text_20_body">
      <style:text-properties officeooo:paragraph-rsid="00a386d5"/>
    </style:style>
    <style:style style:name="P112" style:family="paragraph" style:parent-style-name="Text_20_body">
      <style:text-properties officeooo:paragraph-rsid="00a58d4f"/>
    </style:style>
    <style:style style:name="P113" style:family="paragraph" style:parent-style-name="Text_20_body">
      <style:text-properties officeooo:paragraph-rsid="00a76c9e"/>
    </style:style>
    <style:style style:name="P114" style:family="paragraph" style:parent-style-name="Text_20_body">
      <style:text-properties officeooo:paragraph-rsid="00a883a3"/>
    </style:style>
    <style:style style:name="P115" style:family="paragraph" style:parent-style-name="Text_20_body">
      <style:text-properties officeooo:rsid="00a883a3" officeooo:paragraph-rsid="00a883a3"/>
    </style:style>
    <style:style style:name="P116" style:family="paragraph" style:parent-style-name="Text_20_body">
      <style:text-properties officeooo:rsid="002fdd47" officeooo:paragraph-rsid="00c40510"/>
    </style:style>
    <style:style style:name="P117" style:family="paragraph" style:parent-style-name="Text_20_body">
      <style:text-properties officeooo:rsid="00ac8e40" officeooo:paragraph-rsid="00ac8e40"/>
    </style:style>
    <style:style style:name="P118" style:family="paragraph" style:parent-style-name="Text_20_body">
      <style:paragraph-properties fo:text-align="justify" style:justify-single-word="false"/>
      <style:text-properties officeooo:rsid="00ac8e40" officeooo:paragraph-rsid="00ac8e40"/>
    </style:style>
    <style:style style:name="P119" style:family="paragraph" style:parent-style-name="Text_20_body">
      <style:paragraph-properties fo:text-align="justify" style:justify-single-word="false"/>
      <style:text-properties officeooo:rsid="00ac8e40" officeooo:paragraph-rsid="00ad4f05"/>
    </style:style>
    <style:style style:name="P120" style:family="paragraph" style:parent-style-name="Text_20_body">
      <style:text-properties officeooo:paragraph-rsid="00b2902a"/>
    </style:style>
    <style:style style:name="P121" style:family="paragraph" style:parent-style-name="Text_20_body">
      <style:paragraph-properties fo:break-before="page"/>
      <style:text-properties fo:font-size="12pt" style:font-size-asian="12pt" style:font-size-complex="12pt"/>
    </style:style>
    <style:style style:name="P122" style:family="paragraph" style:parent-style-name="Text_20_body">
      <style:text-properties fo:font-size="12pt" style:font-size-asian="12pt" style:font-size-complex="12pt"/>
    </style:style>
    <style:style style:name="P123" style:family="paragraph" style:parent-style-name="Text_20_body">
      <style:text-properties fo:font-size="12pt" officeooo:paragraph-rsid="0172dafe" style:font-size-asian="12pt" style:font-size-complex="12pt"/>
    </style:style>
    <style:style style:name="P124"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25"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26" style:family="paragraph" style:parent-style-name="Text_20_body">
      <style:text-properties officeooo:rsid="00dd3eb3" officeooo:paragraph-rsid="00dd3eb3"/>
    </style:style>
    <style:style style:name="P127" style:family="paragraph" style:parent-style-name="Text_20_body">
      <style:text-properties officeooo:paragraph-rsid="008dfee5"/>
    </style:style>
    <style:style style:name="P128" style:family="paragraph" style:parent-style-name="Text_20_body">
      <style:text-properties officeooo:rsid="00e99257" officeooo:paragraph-rsid="00e99257"/>
    </style:style>
    <style:style style:name="P129" style:family="paragraph" style:parent-style-name="Text_20_body">
      <style:text-properties officeooo:rsid="00eb1454" officeooo:paragraph-rsid="01376e56"/>
    </style:style>
    <style:style style:name="P130" style:family="paragraph" style:parent-style-name="Text_20_body">
      <style:text-properties officeooo:paragraph-rsid="00f1d5c9"/>
    </style:style>
    <style:style style:name="P131" style:family="paragraph" style:parent-style-name="Text_20_body">
      <style:paragraph-properties fo:text-align="start" style:justify-single-word="false"/>
      <style:text-properties officeooo:paragraph-rsid="0094faa3"/>
    </style:style>
    <style:style style:name="P132" style:family="paragraph" style:parent-style-name="Text_20_body">
      <style:text-properties officeooo:paragraph-rsid="00fd4f7a"/>
    </style:style>
    <style:style style:name="P133" style:family="paragraph" style:parent-style-name="Text_20_body">
      <style:text-properties officeooo:paragraph-rsid="00ff4713"/>
    </style:style>
    <style:style style:name="P134" style:family="paragraph" style:parent-style-name="Text_20_body">
      <style:text-properties officeooo:rsid="0021a01e" officeooo:paragraph-rsid="00dd3eb3"/>
    </style:style>
    <style:style style:name="P135" style:family="paragraph" style:parent-style-name="Text_20_body">
      <style:text-properties officeooo:paragraph-rsid="01045c3e"/>
    </style:style>
    <style:style style:name="P136" style:family="paragraph" style:parent-style-name="Text_20_body">
      <style:text-properties style:font-name="Carlito" fo:font-size="16.1000003814697pt" fo:font-weight="bold" officeooo:rsid="004439ab" officeooo:paragraph-rsid="00955b5c" style:font-name-asian="AR PL KaitiM GB" style:font-size-asian="16.1000003814697pt" style:font-weight-asian="bold" style:font-name-complex="FreeSans1" style:font-size-complex="16.1000003814697pt" style:font-weight-complex="bold"/>
    </style:style>
    <style:style style:name="P137"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38"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39"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40"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41" style:family="paragraph" style:parent-style-name="Text_20_body">
      <style:text-properties officeooo:paragraph-rsid="0119c4b9"/>
    </style:style>
    <style:style style:name="P142" style:family="paragraph" style:parent-style-name="Text_20_body">
      <style:text-properties officeooo:paragraph-rsid="011cd500"/>
    </style:style>
    <style:style style:name="P143" style:family="paragraph" style:parent-style-name="Text_20_body">
      <style:text-properties officeooo:paragraph-rsid="01208d7c"/>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Contents_20_2">
      <style:paragraph-properties>
        <style:tab-stops>
          <style:tab-stop style:position="6.7283in" style:type="right" style:leader-style="dotted" style:leader-text="."/>
        </style:tab-stops>
      </style:paragraph-properties>
    </style:style>
    <style:style style:name="P146" style:family="paragraph" style:parent-style-name="Contents_20_Heading">
      <style:paragraph-properties fo:break-before="page"/>
    </style:style>
    <style:style style:name="P147" style:family="paragraph" style:parent-style-name="Text_20_body">
      <style:paragraph-properties fo:text-align="start" style:justify-single-word="false"/>
      <style:text-properties officeooo:rsid="00ad4f83" officeooo:paragraph-rsid="00ad4f83"/>
    </style:style>
    <style:style style:name="P148" style:family="paragraph" style:parent-style-name="Text_20_body">
      <style:text-properties officeooo:paragraph-rsid="0126f5ec"/>
    </style:style>
    <style:style style:name="P149" style:family="paragraph" style:parent-style-name="Text_20_body">
      <style:text-properties officeooo:paragraph-rsid="01287128"/>
    </style:style>
    <style:style style:name="P150" style:family="paragraph" style:parent-style-name="Text_20_body">
      <style:text-properties officeooo:paragraph-rsid="012ff7ec"/>
    </style:style>
    <style:style style:name="P151" style:family="paragraph" style:parent-style-name="Text_20_body">
      <style:paragraph-properties fo:text-align="justify" style:justify-single-word="false"/>
      <style:text-properties officeooo:rsid="00b79659" officeooo:paragraph-rsid="01460090"/>
    </style:style>
    <style:style style:name="P152" style:family="paragraph" style:parent-style-name="Text_20_body">
      <style:text-properties officeooo:paragraph-rsid="0146fac9"/>
    </style:style>
    <style:style style:name="P153" style:family="paragraph" style:parent-style-name="Text_20_body">
      <style:text-properties officeooo:paragraph-rsid="014967a3"/>
    </style:style>
    <style:style style:name="P154" style:family="paragraph" style:parent-style-name="Text_20_body">
      <style:text-properties style:text-underline-style="none" officeooo:paragraph-rsid="014967a3"/>
    </style:style>
    <style:style style:name="P155" style:family="paragraph" style:parent-style-name="Text_20_body">
      <style:text-properties officeooo:paragraph-rsid="014f182d"/>
    </style:style>
    <style:style style:name="P156" style:family="paragraph" style:parent-style-name="Text_20_body">
      <style:text-properties officeooo:paragraph-rsid="014f846b"/>
    </style:style>
    <style:style style:name="P157" style:family="paragraph" style:parent-style-name="Text_20_body">
      <style:text-properties officeooo:paragraph-rsid="015882f0"/>
    </style:style>
    <style:style style:name="P158" style:family="paragraph" style:parent-style-name="Text_20_body">
      <style:text-properties officeooo:paragraph-rsid="015ad02a"/>
    </style:style>
    <style:style style:name="P159" style:family="paragraph" style:parent-style-name="Text_20_body">
      <style:text-properties officeooo:rsid="0160fb2a" officeooo:paragraph-rsid="0160fb2a"/>
    </style:style>
    <style:style style:name="P160" style:family="paragraph" style:parent-style-name="Text_20_body">
      <style:text-properties officeooo:paragraph-rsid="006e5e99"/>
    </style:style>
    <style:style style:name="P161" style:family="paragraph" style:parent-style-name="Text_20_body">
      <style:paragraph-properties fo:break-before="page"/>
      <style:text-properties officeooo:paragraph-rsid="014d30a9"/>
    </style:style>
    <style:style style:name="P162" style:family="paragraph" style:parent-style-name="Text_20_body">
      <style:text-properties officeooo:paragraph-rsid="014d30a9"/>
    </style:style>
    <style:style style:name="P163" style:family="paragraph" style:parent-style-name="Text_20_body">
      <style:text-properties officeooo:paragraph-rsid="00981e9e"/>
    </style:style>
    <style:style style:name="P164" style:family="paragraph" style:parent-style-name="Text_20_body">
      <style:text-properties officeooo:paragraph-rsid="018dbd00"/>
    </style:style>
    <style:style style:name="P165" style:family="paragraph" style:parent-style-name="Text_20_body">
      <style:text-properties officeooo:paragraph-rsid="018f072c"/>
    </style:style>
    <style:style style:name="P166" style:family="paragraph" style:parent-style-name="Text_20_body">
      <style:text-properties officeooo:rsid="01a9d4de" officeooo:paragraph-rsid="01a9d4de"/>
    </style:style>
    <style:style style:name="P167" style:family="paragraph" style:parent-style-name="Text_20_body">
      <style:text-properties officeooo:paragraph-rsid="01aba519"/>
    </style:style>
    <style:style style:name="P168" style:family="paragraph" style:parent-style-name="Text_20_body">
      <style:text-properties officeooo:paragraph-rsid="01b4a881"/>
    </style:style>
    <style:style style:name="P169" style:family="paragraph" style:parent-style-name="Text_20_body">
      <style:text-properties officeooo:paragraph-rsid="01b60811"/>
    </style:style>
    <style:style style:name="P170" style:family="paragraph" style:parent-style-name="Heading_20_1">
      <style:paragraph-properties fo:break-before="page"/>
    </style:style>
    <style:style style:name="P171" style:family="paragraph" style:parent-style-name="Heading_20_1">
      <style:text-properties officeooo:rsid="00233a63" officeooo:paragraph-rsid="00233a63"/>
    </style:style>
    <style:style style:name="P172" style:family="paragraph" style:parent-style-name="Heading_20_1">
      <style:text-properties officeooo:rsid="00273bb9" officeooo:paragraph-rsid="00273bb9"/>
    </style:style>
    <style:style style:name="P173"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74"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75"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76"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77"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78" style:family="paragraph" style:parent-style-name="Heading_20_2">
      <style:paragraph-properties fo:break-before="page"/>
      <style:text-properties officeooo:paragraph-rsid="004b72ee"/>
    </style:style>
    <style:style style:name="P179" style:family="paragraph" style:parent-style-name="Heading_20_2">
      <style:paragraph-properties fo:break-before="page"/>
      <style:text-properties officeooo:rsid="00851ba3" officeooo:paragraph-rsid="00851ba3"/>
    </style:style>
    <style:style style:name="P180"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81" style:family="paragraph" style:parent-style-name="Heading_20_2">
      <style:paragraph-properties fo:break-before="page"/>
      <style:text-properties officeooo:paragraph-rsid="006e5e99"/>
    </style:style>
    <style:style style:name="P182" style:family="paragraph" style:parent-style-name="Heading_20_2">
      <style:text-properties officeooo:paragraph-rsid="006e5e99"/>
    </style:style>
    <style:style style:name="P183" style:family="paragraph" style:parent-style-name="Text_20_body" style:list-style-name="L1">
      <style:text-properties officeooo:rsid="001f35a5" officeooo:paragraph-rsid="001f35a5"/>
    </style:style>
    <style:style style:name="P184" style:family="paragraph" style:parent-style-name="Text_20_body" style:list-style-name="L2">
      <style:text-properties fo:font-style="normal" officeooo:rsid="001f35a5" officeooo:paragraph-rsid="00202b05" style:font-style-asian="normal" style:font-style-complex="normal"/>
    </style:style>
    <style:style style:name="P185" style:family="paragraph" style:parent-style-name="Text_20_body" style:list-style-name="L2">
      <style:text-properties fo:font-style="normal" officeooo:rsid="001f35a5" officeooo:paragraph-rsid="0020e818" style:font-style-asian="normal" style:font-style-complex="normal"/>
    </style:style>
    <style:style style:name="P186" style:family="paragraph" style:parent-style-name="Text_20_body" style:list-style-name="L2">
      <style:text-properties fo:font-style="normal" officeooo:rsid="001f35a5" officeooo:paragraph-rsid="001f35a5" style:font-style-asian="normal" style:font-style-complex="normal"/>
    </style:style>
    <style:style style:name="P187" style:family="paragraph" style:parent-style-name="Text_20_body" style:list-style-name="L2">
      <style:text-properties fo:font-style="normal" officeooo:rsid="0020e818" officeooo:paragraph-rsid="0020e818" style:font-style-asian="normal" style:font-style-complex="normal"/>
    </style:style>
    <style:style style:name="P188" style:family="paragraph" style:parent-style-name="Text_20_body" style:list-style-name="L3">
      <style:text-properties fo:font-style="normal" officeooo:rsid="013b55da" officeooo:paragraph-rsid="013b55da" style:font-style-asian="normal" style:font-style-complex="normal"/>
    </style:style>
    <style:style style:name="P189" style:family="paragraph" style:parent-style-name="Text_20_body" style:list-style-name="L3">
      <style:text-properties fo:font-style="normal" officeooo:rsid="013b55da" officeooo:paragraph-rsid="01449143" style:font-style-asian="normal" style:font-style-complex="normal"/>
    </style:style>
    <style:style style:name="P190"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191" style:family="paragraph" style:parent-style-name="Text_20_body" style:list-style-name="L9">
      <style:text-properties fo:font-style="normal" fo:font-weight="normal" officeooo:paragraph-rsid="01940998" style:font-style-asian="normal" style:font-weight-asian="normal" style:font-style-complex="normal" style:font-weight-complex="normal"/>
    </style:style>
    <style:style style:name="P192" style:family="paragraph" style:parent-style-name="Text_20_body" style:list-style-name="L4"/>
    <style:style style:name="P193" style:family="paragraph" style:parent-style-name="Text_20_body" style:list-style-name="L4">
      <style:text-properties style:font-name="Liberation Serif1" officeooo:rsid="00e058dc" officeooo:paragraph-rsid="00e058dc"/>
    </style:style>
    <style:style style:name="P194" style:family="paragraph" style:parent-style-name="Text_20_body" style:list-style-name="L4">
      <style:text-properties style:font-name="Liberation Serif1" fo:font-style="italic" officeooo:rsid="00e058dc" officeooo:paragraph-rsid="00e058dc" style:font-style-asian="italic" style:font-style-complex="italic"/>
    </style:style>
    <style:style style:name="P195" style:family="paragraph" style:parent-style-name="Text_20_body" style:list-style-name="L8">
      <style:text-properties style:font-name="Liberation Serif1" fo:font-size="12pt" fo:font-weight="normal" officeooo:rsid="003a45b1" style:font-size-asian="12pt" style:font-weight-asian="normal" style:font-size-complex="12pt" style:font-weight-complex="normal"/>
    </style:style>
    <style:style style:name="P196" style:family="paragraph" style:parent-style-name="Text_20_body" style:list-style-name="L8">
      <style:text-properties style:font-name="Liberation Serif1" fo:font-size="12pt" fo:font-weight="normal" officeooo:rsid="002fdd47" officeooo:paragraph-rsid="0175a02a" style:font-size-asian="12pt" style:font-weight-asian="normal" style:font-size-complex="12pt" style:font-weight-complex="normal"/>
    </style:style>
    <style:style style:name="P197" style:family="paragraph" style:parent-style-name="Text_20_body" style:list-style-name="L9">
      <style:text-properties style:font-name="Liberation Serif1" fo:font-size="12pt" fo:font-weight="normal" officeooo:rsid="0071409f" officeooo:paragraph-rsid="0122f76c" style:font-size-asian="12pt" style:font-weight-asian="normal" style:font-size-complex="12pt" style:font-weight-complex="normal"/>
    </style:style>
    <style:style style:name="P198" style:family="paragraph" style:parent-style-name="Text_20_body" style:list-style-name="L9">
      <style:text-properties style:font-name="Liberation Serif1" fo:font-size="12pt" fo:font-weight="normal" officeooo:rsid="0071409f" officeooo:paragraph-rsid="01860bc7" style:font-size-asian="12pt" style:font-weight-asian="normal" style:font-size-complex="12pt" style:font-weight-complex="normal"/>
    </style:style>
    <style:style style:name="P199" style:family="paragraph" style:parent-style-name="Text_20_body" style:list-style-name="L9">
      <style:text-properties style:font-name="Liberation Serif1" fo:font-size="12pt" fo:font-weight="normal" officeooo:rsid="0071409f" officeooo:paragraph-rsid="017b308f" style:font-size-asian="12pt" style:font-weight-asian="normal" style:font-size-complex="12pt" style:font-weight-complex="normal"/>
    </style:style>
    <style:style style:name="P200" style:family="paragraph" style:parent-style-name="Text_20_body" style:list-style-name="L9">
      <style:text-properties style:font-name="Liberation Serif1" fo:font-size="12pt" fo:font-weight="normal" officeooo:rsid="0071409f" officeooo:paragraph-rsid="017cb2f9" style:font-size-asian="12pt" style:font-weight-asian="normal" style:font-size-complex="12pt" style:font-weight-complex="normal"/>
    </style:style>
    <style:style style:name="P201" style:family="paragraph" style:parent-style-name="Text_20_body" style:list-style-name="L9">
      <style:text-properties style:font-name="Liberation Serif1" fo:font-size="12pt" fo:font-weight="normal" officeooo:rsid="01799567" officeooo:paragraph-rsid="01860bc7" style:font-size-asian="12pt" style:font-weight-asian="normal" style:font-size-complex="12pt" style:font-weight-complex="normal"/>
    </style:style>
    <style:style style:name="P202" style:family="paragraph" style:parent-style-name="Text_20_body" style:list-style-name="L9">
      <style:text-properties style:font-name="Liberation Serif1" fo:font-size="12pt" fo:font-weight="normal" officeooo:rsid="01799567" officeooo:paragraph-rsid="017cb2f9" style:font-size-asian="12pt" style:font-weight-asian="normal" style:font-size-complex="12pt" style:font-weight-complex="normal"/>
    </style:style>
    <style:style style:name="P203" style:family="paragraph" style:parent-style-name="Text_20_body" style:list-style-name="L9">
      <style:text-properties style:font-name="Liberation Serif1" fo:font-size="12pt" fo:font-weight="normal" officeooo:rsid="01799567" officeooo:paragraph-rsid="0182168a" style:font-size-asian="12pt" style:font-weight-asian="normal" style:font-size-complex="12pt" style:font-weight-complex="normal"/>
    </style:style>
    <style:style style:name="P204" style:family="paragraph" style:parent-style-name="Text_20_body" style:list-style-name="L9">
      <style:text-properties style:font-name="Liberation Serif1" fo:font-size="12pt" fo:font-weight="normal" officeooo:rsid="01799567" officeooo:paragraph-rsid="01802fb2" style:font-size-asian="12pt" style:font-weight-asian="normal" style:font-size-complex="12pt" style:font-weight-complex="normal"/>
    </style:style>
    <style:style style:name="P205" style:family="paragraph" style:parent-style-name="Text_20_body" style:list-style-name="L9">
      <style:text-properties style:font-name="Liberation Serif1" fo:font-size="12pt" fo:font-weight="normal" officeooo:rsid="0192c13b" officeooo:paragraph-rsid="0192c13b" style:font-size-asian="12pt" style:font-weight-asian="normal" style:font-size-complex="12pt" style:font-weight-complex="normal"/>
    </style:style>
    <style:style style:name="P206" style:family="paragraph" style:parent-style-name="Text_20_body" style:list-style-name="L4">
      <style:text-properties officeooo:rsid="00e058dc" officeooo:paragraph-rsid="00e058dc"/>
    </style:style>
    <style:style style:name="P207" style:family="paragraph" style:parent-style-name="Text_20_body" style:list-style-name="L4">
      <style:text-properties officeooo:rsid="0020e818" officeooo:paragraph-rsid="0020e818"/>
    </style:style>
    <style:style style:name="P208" style:family="paragraph" style:parent-style-name="Text_20_body" style:list-style-name="L4">
      <style:text-properties officeooo:rsid="00233a63" officeooo:paragraph-rsid="00233a63"/>
    </style:style>
    <style:style style:name="P209" style:family="paragraph" style:parent-style-name="Text_20_body" style:list-style-name="L4">
      <style:text-properties officeooo:rsid="00233a63" officeooo:paragraph-rsid="014156ff"/>
    </style:style>
    <style:style style:name="P210" style:family="paragraph" style:parent-style-name="Text_20_body" style:list-style-name="L4">
      <style:text-properties officeooo:rsid="0021a01e" officeooo:paragraph-rsid="00233a63"/>
    </style:style>
    <style:style style:name="P211" style:family="paragraph" style:parent-style-name="Text_20_body" style:list-style-name="L4">
      <style:text-properties officeooo:rsid="0026284b" officeooo:paragraph-rsid="0026284b"/>
    </style:style>
    <style:style style:name="P212" style:family="paragraph" style:parent-style-name="Text_20_body" style:list-style-name="L4">
      <style:text-properties officeooo:rsid="0026284b" officeooo:paragraph-rsid="0142d3d3"/>
    </style:style>
    <style:style style:name="P213" style:family="paragraph" style:parent-style-name="Text_20_body" style:list-style-name="L4">
      <style:text-properties officeooo:rsid="00273bb9" officeooo:paragraph-rsid="0027f0ee"/>
    </style:style>
    <style:style style:name="P214" style:family="paragraph" style:parent-style-name="Text_20_body" style:list-style-name="L5">
      <style:text-properties fo:font-weight="bold" officeooo:rsid="00296803" officeooo:paragraph-rsid="00296803" style:font-weight-asian="bold" style:font-weight-complex="bold"/>
    </style:style>
    <style:style style:name="P215" style:family="paragraph" style:parent-style-name="Text_20_body" style:list-style-name="L5">
      <style:text-properties fo:font-weight="bold" officeooo:rsid="00296803" officeooo:paragraph-rsid="006be187" style:font-weight-asian="bold" style:font-weight-complex="bold"/>
    </style:style>
    <style:style style:name="P216" style:family="paragraph" style:parent-style-name="Text_20_body" style:list-style-name="L5">
      <style:text-properties fo:font-weight="bold" officeooo:rsid="00778f39" officeooo:paragraph-rsid="00c1f4f8" style:font-weight-asian="bold" style:font-weight-complex="bold"/>
    </style:style>
    <style:style style:name="P217" style:family="paragraph" style:parent-style-name="Text_20_body" style:list-style-name="L5">
      <style:text-properties fo:font-weight="bold" officeooo:rsid="002c94db" officeooo:paragraph-rsid="002c94db" style:font-weight-asian="bold" style:font-weight-complex="bold"/>
    </style:style>
    <style:style style:name="P218" style:family="paragraph" style:parent-style-name="Text_20_body" style:list-style-name="L24">
      <style:text-properties fo:font-weight="bold" officeooo:paragraph-rsid="00911834" style:font-weight-asian="bold" style:font-weight-complex="bold"/>
    </style:style>
    <style:style style:name="P219" style:family="paragraph" style:parent-style-name="Text_20_body" style:list-style-name="L24">
      <style:text-properties fo:font-weight="bold" officeooo:paragraph-rsid="00981e9e" style:font-weight-asian="bold" style:font-weight-complex="bold"/>
    </style:style>
    <style:style style:name="P220" style:family="paragraph" style:parent-style-name="Text_20_body" style:list-style-name="L24">
      <style:text-properties fo:font-weight="bold" officeooo:paragraph-rsid="009de80a" style:font-weight-asian="bold" style:font-weight-complex="bold"/>
    </style:style>
    <style:style style:name="P221" style:family="paragraph" style:parent-style-name="Text_20_body" style:list-style-name="L28">
      <style:text-properties fo:font-weight="bold" officeooo:rsid="009f2d03" officeooo:paragraph-rsid="00a1cbdf" style:font-weight-asian="bold" style:font-weight-complex="bold"/>
    </style:style>
    <style:style style:name="P222" style:family="paragraph" style:parent-style-name="Text_20_body" style:list-style-name="L28">
      <style:text-properties fo:font-weight="bold" officeooo:rsid="009f2d03" officeooo:paragraph-rsid="01ad9021" style:font-weight-asian="bold" style:font-weight-complex="bold"/>
    </style:style>
    <style:style style:name="P223" style:family="paragraph" style:parent-style-name="Text_20_body" style:list-style-name="L28">
      <style:text-properties fo:font-weight="bold" officeooo:rsid="009f2d03" officeooo:paragraph-rsid="009f2d03" style:font-weight-asian="bold" style:font-weight-complex="bold"/>
    </style:style>
    <style:style style:name="P224" style:family="paragraph" style:parent-style-name="Text_20_body" style:list-style-name="L28">
      <style:text-properties fo:font-weight="bold" officeooo:rsid="009f2d03" officeooo:paragraph-rsid="01b36dd5" style:font-weight-asian="bold" style:font-weight-complex="bold"/>
    </style:style>
    <style:style style:name="P225" style:family="paragraph" style:parent-style-name="Text_20_body" style:list-style-name="L28">
      <style:text-properties fo:font-weight="bold" officeooo:rsid="0109e8dc" officeooo:paragraph-rsid="0109e8dc" style:font-weight-asian="bold" style:font-weight-complex="bold"/>
    </style:style>
    <style:style style:name="P226" style:family="paragraph" style:parent-style-name="Text_20_body" style:list-style-name="L33">
      <style:text-properties fo:font-weight="bold" officeooo:paragraph-rsid="00ad4f83" style:font-weight-asian="bold" style:font-weight-complex="bold"/>
    </style:style>
    <style:style style:name="P227" style:family="paragraph" style:parent-style-name="Text_20_body" style:list-style-name="L5">
      <style:text-properties officeooo:rsid="00296803" officeooo:paragraph-rsid="006a570a"/>
    </style:style>
    <style:style style:name="P228" style:family="paragraph" style:parent-style-name="Text_20_body" style:list-style-name="L5">
      <style:text-properties officeooo:rsid="00296803" officeooo:paragraph-rsid="003c7691"/>
    </style:style>
    <style:style style:name="P229" style:family="paragraph" style:parent-style-name="Text_20_body" style:list-style-name="L5">
      <style:text-properties officeooo:rsid="00296803" officeooo:paragraph-rsid="00296803"/>
    </style:style>
    <style:style style:name="P230" style:family="paragraph" style:parent-style-name="Text_20_body" style:list-style-name="L5">
      <style:text-properties officeooo:rsid="00296803" officeooo:paragraph-rsid="007af4e1"/>
    </style:style>
    <style:style style:name="P231" style:family="paragraph" style:parent-style-name="Text_20_body" style:list-style-name="L6">
      <style:text-properties officeooo:rsid="00296803" officeooo:paragraph-rsid="00c383b1"/>
    </style:style>
    <style:style style:name="P232" style:family="paragraph" style:parent-style-name="Text_20_body" style:list-style-name="L6">
      <style:text-properties officeooo:rsid="00296803" officeooo:paragraph-rsid="00296803"/>
    </style:style>
    <style:style style:name="P233" style:family="paragraph" style:parent-style-name="Text_20_body" style:list-style-name="L6">
      <style:text-properties officeooo:rsid="00296803" officeooo:paragraph-rsid="00ca45d8"/>
    </style:style>
    <style:style style:name="P234" style:family="paragraph" style:parent-style-name="Text_20_body" style:list-style-name="L6">
      <style:text-properties officeooo:rsid="00296803" officeooo:paragraph-rsid="003c7691"/>
    </style:style>
    <style:style style:name="P235" style:family="paragraph" style:parent-style-name="Text_20_body" style:list-style-name="L6">
      <style:paragraph-properties fo:margin-top="0in" fo:margin-bottom="0.0398in" style:contextual-spacing="false"/>
      <style:text-properties officeooo:rsid="00296803" officeooo:paragraph-rsid="003c7691"/>
    </style:style>
    <style:style style:name="P236" style:family="paragraph" style:parent-style-name="Text_20_body" style:list-style-name="L6">
      <style:paragraph-properties fo:margin-top="0in" fo:margin-bottom="0.0984in" style:contextual-spacing="false"/>
      <style:text-properties officeooo:rsid="00296803" officeooo:paragraph-rsid="00cd3d34"/>
    </style:style>
    <style:style style:name="P237" style:family="paragraph" style:parent-style-name="Text_20_body" style:list-style-name="L5">
      <style:text-properties officeooo:rsid="0031cfc4" officeooo:paragraph-rsid="0031cfc4"/>
    </style:style>
    <style:style style:name="P238" style:family="paragraph" style:parent-style-name="Text_20_body" style:list-style-name="L5">
      <style:text-properties officeooo:rsid="0031cfc4" officeooo:paragraph-rsid="007af4e1"/>
    </style:style>
    <style:style style:name="P239" style:family="paragraph" style:parent-style-name="Text_20_body" style:list-style-name="L5">
      <style:text-properties officeooo:rsid="0079268b" officeooo:paragraph-rsid="007af4e1"/>
    </style:style>
    <style:style style:name="P240" style:family="paragraph" style:parent-style-name="Text_20_body" style:list-style-name="L5">
      <style:text-properties officeooo:rsid="0079268b" officeooo:paragraph-rsid="0079268b"/>
    </style:style>
    <style:style style:name="P241" style:family="paragraph" style:parent-style-name="Text_20_body" style:list-style-name="L6">
      <style:text-properties officeooo:paragraph-rsid="00296803"/>
    </style:style>
    <style:style style:name="P242" style:family="paragraph" style:parent-style-name="Text_20_body" style:list-style-name="L6">
      <style:text-properties officeooo:rsid="0027f0ee" officeooo:paragraph-rsid="00296803"/>
    </style:style>
    <style:style style:name="P243" style:family="paragraph" style:parent-style-name="Text_20_body" style:list-style-name="L6">
      <style:text-properties officeooo:rsid="002c94db" officeooo:paragraph-rsid="002c94db"/>
    </style:style>
    <style:style style:name="P244" style:family="paragraph" style:parent-style-name="Text_20_body" style:list-style-name="L6">
      <style:text-properties officeooo:rsid="002c94db" officeooo:paragraph-rsid="003c7691"/>
    </style:style>
    <style:style style:name="P245" style:family="paragraph" style:parent-style-name="Text_20_body" style:list-style-name="L6">
      <style:text-properties officeooo:rsid="00ca45d8" officeooo:paragraph-rsid="00ca45d8"/>
    </style:style>
    <style:style style:name="P246" style:family="paragraph" style:parent-style-name="Text_20_body" style:list-style-name="L6">
      <style:paragraph-properties fo:margin-top="0in" fo:margin-bottom="0.0984in" style:contextual-spacing="false"/>
      <style:text-properties officeooo:rsid="00ca45d8" officeooo:paragraph-rsid="00ce3ea4"/>
    </style:style>
    <style:style style:name="P247" style:family="paragraph" style:parent-style-name="Text_20_body" style:list-style-name="L7">
      <style:text-properties officeooo:rsid="002fdd47" officeooo:paragraph-rsid="00c40510"/>
    </style:style>
    <style:style style:name="P248" style:family="paragraph" style:parent-style-name="Text_20_body" style:list-style-name="L7">
      <style:text-properties fo:font-weight="normal" officeooo:rsid="0031cfc4" officeooo:paragraph-rsid="00c40510" style:font-weight-asian="normal" style:font-weight-complex="normal"/>
    </style:style>
    <style:style style:name="P249" style:family="paragraph" style:parent-style-name="Text_20_body" style:list-style-name="L7">
      <style:text-properties fo:font-weight="normal" officeooo:rsid="00296803" officeooo:paragraph-rsid="00cd3d34" style:font-weight-asian="normal" style:font-weight-complex="normal"/>
    </style:style>
    <style:style style:name="P250" style:family="paragraph" style:parent-style-name="Text_20_body" style:list-style-name="L7">
      <style:text-properties fo:font-weight="normal" officeooo:rsid="00ca45d8" officeooo:paragraph-rsid="00ce3ea4" style:font-weight-asian="normal" style:font-weight-complex="normal"/>
    </style:style>
    <style:style style:name="P251" style:family="paragraph" style:parent-style-name="Text_20_body" style:list-style-name="L18">
      <style:text-properties fo:font-weight="normal" officeooo:paragraph-rsid="015882f0" style:font-weight-asian="normal" style:font-weight-complex="normal"/>
    </style:style>
    <style:style style:name="P252" style:family="paragraph" style:parent-style-name="Text_20_body" style:list-style-name="L6">
      <style:text-properties officeooo:rsid="003c7691" officeooo:paragraph-rsid="003c7691"/>
    </style:style>
    <style:style style:name="P253" style:family="paragraph" style:parent-style-name="Text_20_body" style:list-style-name="L8">
      <style:text-properties officeooo:paragraph-rsid="0175a02a"/>
    </style:style>
    <style:style style:name="P254" style:family="paragraph" style:parent-style-name="Text_20_body" style:list-style-name="L8">
      <style:text-properties officeooo:paragraph-rsid="017401a2"/>
    </style:style>
    <style:style style:name="P255" style:family="paragraph" style:parent-style-name="Text_20_body" style:list-style-name="L8">
      <style:text-properties officeooo:paragraph-rsid="014967a3"/>
    </style:style>
    <style:style style:name="P256" style:family="paragraph" style:parent-style-name="Text_20_body" style:list-style-name="L8">
      <style:text-properties officeooo:paragraph-rsid="012217fe"/>
    </style:style>
    <style:style style:name="P257" style:family="paragraph" style:parent-style-name="Text_20_body" style:list-style-name="L8">
      <style:text-properties officeooo:paragraph-rsid="019dcd0c"/>
    </style:style>
    <style:style style:name="P258" style:family="paragraph" style:parent-style-name="Text_20_body" style:list-style-name="L8">
      <style:text-properties officeooo:paragraph-rsid="0122f76c"/>
    </style:style>
    <style:style style:name="P259" style:family="paragraph" style:parent-style-name="Text_20_body" style:list-style-name="L8">
      <style:text-properties officeooo:paragraph-rsid="01716c3e"/>
    </style:style>
    <style:style style:name="P260" style:family="paragraph" style:parent-style-name="Text_20_body" style:list-style-name="L8">
      <style:text-properties officeooo:paragraph-rsid="01b9247c"/>
    </style:style>
    <style:style style:name="P261" style:family="paragraph" style:parent-style-name="Text_20_body" style:list-style-name="L8">
      <style:text-properties fo:font-size="12pt" style:font-size-asian="12pt" style:font-size-complex="12pt"/>
    </style:style>
    <style:style style:name="P262" style:family="paragraph" style:parent-style-name="Text_20_body" style:list-style-name="L8">
      <style:text-properties fo:font-size="12pt" officeooo:paragraph-rsid="019f7d2c" style:font-size-asian="12pt" style:font-size-complex="12pt"/>
    </style:style>
    <style:style style:name="P263" style:family="paragraph" style:parent-style-name="Text_20_body" style:list-style-name="L8">
      <style:text-properties fo:font-size="12pt" officeooo:paragraph-rsid="019ff8c6" style:font-size-asian="12pt" style:font-size-complex="12pt"/>
    </style:style>
    <style:style style:name="P264" style:family="paragraph" style:parent-style-name="Text_20_body" style:list-style-name="L8">
      <style:text-properties fo:font-size="12pt" officeooo:paragraph-rsid="0175a02a" style:font-size-asian="12pt" style:font-size-complex="12pt"/>
    </style:style>
    <style:style style:name="P265" style:family="paragraph" style:parent-style-name="Text_20_body" style:list-style-name="L8">
      <style:text-properties fo:font-size="12pt" officeooo:paragraph-rsid="017401a2" style:font-size-asian="12pt" style:font-size-complex="12pt"/>
    </style:style>
    <style:style style:name="P266" style:family="paragraph" style:parent-style-name="Text_20_body" style:list-style-name="L8">
      <style:text-properties officeooo:rsid="01716c3e" officeooo:paragraph-rsid="01716c3e"/>
    </style:style>
    <style:style style:name="P267" style:family="paragraph" style:parent-style-name="Text_20_body" style:list-style-name="L8">
      <style:text-properties officeooo:rsid="0178a07b" officeooo:paragraph-rsid="0178a07b"/>
    </style:style>
    <style:style style:name="P268" style:family="paragraph" style:parent-style-name="Text_20_body" style:list-style-name="L8">
      <style:text-properties officeooo:rsid="010c8682" officeooo:paragraph-rsid="0122f76c"/>
    </style:style>
    <style:style style:name="P269" style:family="paragraph" style:parent-style-name="Text_20_body" style:list-style-name="L8">
      <style:text-properties officeooo:rsid="0071409f" officeooo:paragraph-rsid="0122f76c"/>
    </style:style>
    <style:style style:name="P270" style:family="paragraph" style:parent-style-name="Text_20_body" style:list-style-name="L9">
      <style:text-properties officeooo:paragraph-rsid="0122f76c"/>
    </style:style>
    <style:style style:name="P271" style:family="paragraph" style:parent-style-name="Text_20_body" style:list-style-name="L9">
      <style:text-properties officeooo:paragraph-rsid="01860bc7"/>
    </style:style>
    <style:style style:name="P272" style:family="paragraph" style:parent-style-name="Text_20_body" style:list-style-name="L9">
      <style:text-properties officeooo:paragraph-rsid="017cb2f9"/>
    </style:style>
    <style:style style:name="P273" style:family="paragraph" style:parent-style-name="Text_20_body" style:list-style-name="L9">
      <style:text-properties officeooo:paragraph-rsid="018912d8"/>
    </style:style>
    <style:style style:name="P274" style:family="paragraph" style:parent-style-name="Text_20_body" style:list-style-name="L9">
      <style:text-properties officeooo:paragraph-rsid="01940998"/>
    </style:style>
    <style:style style:name="P275" style:family="paragraph" style:parent-style-name="Text_20_body" style:list-style-name="L9">
      <style:text-properties officeooo:paragraph-rsid="0193b935"/>
    </style:style>
    <style:style style:name="P276" style:family="paragraph" style:parent-style-name="Text_20_body" style:list-style-name="L9">
      <style:text-properties officeooo:paragraph-rsid="017e5f32"/>
    </style:style>
    <style:style style:name="P277" style:family="paragraph" style:parent-style-name="Text_20_body" style:list-style-name="L9">
      <style:text-properties officeooo:paragraph-rsid="0182168a"/>
    </style:style>
    <style:style style:name="P278" style:family="paragraph" style:parent-style-name="Text_20_body" style:list-style-name="L9">
      <style:text-properties officeooo:paragraph-rsid="018a28cc"/>
    </style:style>
    <style:style style:name="P279" style:family="paragraph" style:parent-style-name="Text_20_body" style:list-style-name="L9">
      <style:text-properties officeooo:paragraph-rsid="01802fb2"/>
    </style:style>
    <style:style style:name="P280" style:family="paragraph" style:parent-style-name="Text_20_body" style:list-style-name="L10">
      <style:text-properties officeooo:paragraph-rsid="01940998"/>
    </style:style>
    <style:style style:name="P281" style:family="paragraph" style:parent-style-name="Text_20_body" style:list-style-name="L11">
      <style:text-properties officeooo:paragraph-rsid="014967a3"/>
    </style:style>
    <style:style style:name="P282" style:family="paragraph" style:parent-style-name="Text_20_body" style:list-style-name="L12">
      <style:text-properties officeooo:paragraph-rsid="018b9490"/>
    </style:style>
    <style:style style:name="P283" style:family="paragraph" style:parent-style-name="Text_20_body" style:list-style-name="L12">
      <style:text-properties officeooo:paragraph-rsid="019b24c3"/>
    </style:style>
    <style:style style:name="P284" style:family="paragraph" style:parent-style-name="Text_20_body" style:list-style-name="L12">
      <style:text-properties officeooo:paragraph-rsid="0055dfb2"/>
    </style:style>
    <style:style style:name="P285" style:family="paragraph" style:parent-style-name="Text_20_body" style:list-style-name="L12">
      <style:text-properties officeooo:rsid="018b9490" officeooo:paragraph-rsid="018b9490"/>
    </style:style>
    <style:style style:name="P286" style:family="paragraph" style:parent-style-name="Text_20_body" style:list-style-name="L12">
      <style:text-properties officeooo:rsid="018b9490" officeooo:paragraph-rsid="018d8199"/>
    </style:style>
    <style:style style:name="P287" style:family="paragraph" style:parent-style-name="Text_20_body" style:list-style-name="L13">
      <style:text-properties officeooo:paragraph-rsid="0055dfb2"/>
    </style:style>
    <style:style style:name="P288" style:family="paragraph" style:parent-style-name="Text_20_body" style:list-style-name="L13">
      <style:text-properties officeooo:rsid="018d8199" officeooo:paragraph-rsid="018d8199"/>
    </style:style>
    <style:style style:name="P289" style:family="paragraph" style:parent-style-name="Text_20_body" style:list-style-name="L14">
      <style:text-properties officeooo:paragraph-rsid="0055dfb2"/>
    </style:style>
    <style:style style:name="P290" style:family="paragraph" style:parent-style-name="Text_20_body" style:list-style-name="L15">
      <style:text-properties officeooo:paragraph-rsid="0059d8fa"/>
    </style:style>
    <style:style style:name="P291" style:family="paragraph" style:parent-style-name="Text_20_body" style:list-style-name="L15">
      <style:text-properties officeooo:paragraph-rsid="014d30a9"/>
    </style:style>
    <style:style style:name="P292" style:family="paragraph" style:parent-style-name="Text_20_body" style:list-style-name="L16">
      <style:text-properties officeooo:paragraph-rsid="014d30a9"/>
    </style:style>
    <style:style style:name="P293" style:family="paragraph" style:parent-style-name="Text_20_body" style:list-style-name="L17">
      <style:text-properties officeooo:paragraph-rsid="0063889c"/>
    </style:style>
    <style:style style:name="P294" style:family="paragraph" style:parent-style-name="Text_20_body" style:list-style-name="L18">
      <style:text-properties officeooo:paragraph-rsid="015882f0"/>
    </style:style>
    <style:style style:name="P295" style:family="paragraph" style:parent-style-name="Text_20_body" style:list-style-name="L19">
      <style:text-properties officeooo:rsid="00851ba3" officeooo:paragraph-rsid="00851ba3"/>
    </style:style>
    <style:style style:name="P296" style:family="paragraph" style:parent-style-name="Text_20_body" style:list-style-name="L19">
      <style:text-properties officeooo:rsid="00851ba3" officeooo:paragraph-rsid="00859bdb"/>
    </style:style>
    <style:style style:name="P297" style:family="paragraph" style:parent-style-name="Text_20_body" style:list-style-name="L19">
      <style:text-properties officeooo:rsid="00859bdb" officeooo:paragraph-rsid="00859bdb"/>
    </style:style>
    <style:style style:name="P298" style:family="paragraph" style:parent-style-name="Text_20_body" style:list-style-name="L20">
      <style:text-properties officeooo:paragraph-rsid="007f44b3"/>
    </style:style>
    <style:style style:name="P299" style:family="paragraph" style:parent-style-name="Text_20_body" style:list-style-name="L21">
      <style:text-properties officeooo:paragraph-rsid="007f44b3"/>
    </style:style>
    <style:style style:name="P300" style:family="paragraph" style:parent-style-name="Text_20_body" style:list-style-name="L21">
      <style:text-properties officeooo:rsid="007f44b3" officeooo:paragraph-rsid="007f44b3"/>
    </style:style>
    <style:style style:name="P301" style:family="paragraph" style:parent-style-name="Text_20_body" style:list-style-name="L22">
      <style:text-properties officeooo:paragraph-rsid="007fdf3f"/>
    </style:style>
    <style:style style:name="P302" style:family="paragraph" style:parent-style-name="Text_20_body" style:list-style-name="L23">
      <style:text-properties officeooo:paragraph-rsid="008be180"/>
    </style:style>
    <style:style style:name="P303" style:family="paragraph" style:parent-style-name="Text_20_body" style:list-style-name="L23">
      <style:text-properties officeooo:rsid="008be180" officeooo:paragraph-rsid="008be180"/>
    </style:style>
    <style:style style:name="P304" style:family="paragraph" style:parent-style-name="Text_20_body" style:list-style-name="L24">
      <style:text-properties officeooo:paragraph-rsid="00911834"/>
    </style:style>
    <style:style style:name="P305" style:family="paragraph" style:parent-style-name="Text_20_body" style:list-style-name="L24">
      <style:text-properties officeooo:paragraph-rsid="00981e9e"/>
    </style:style>
    <style:style style:name="P306" style:family="paragraph" style:parent-style-name="Text_20_body" style:list-style-name="L24">
      <style:text-properties officeooo:paragraph-rsid="009de80a"/>
    </style:style>
    <style:style style:name="P307" style:family="paragraph" style:parent-style-name="Text_20_body" style:list-style-name="L25">
      <style:text-properties officeooo:paragraph-rsid="009384fd"/>
    </style:style>
    <style:style style:name="P308" style:family="paragraph" style:parent-style-name="Text_20_body" style:list-style-name="L26">
      <style:text-properties officeooo:paragraph-rsid="00955b5c"/>
    </style:style>
    <style:style style:name="P309" style:family="paragraph" style:parent-style-name="Text_20_body" style:list-style-name="L26">
      <style:text-properties officeooo:rsid="0094faa3" officeooo:paragraph-rsid="00955b5c"/>
    </style:style>
    <style:style style:name="P310" style:family="paragraph" style:parent-style-name="Text_20_body" style:list-style-name="L27">
      <style:text-properties officeooo:paragraph-rsid="009ff817"/>
    </style:style>
    <style:style style:name="P311" style:family="paragraph" style:parent-style-name="Text_20_body" style:list-style-name="L27">
      <style:text-properties officeooo:paragraph-rsid="00f5a91a"/>
    </style:style>
    <style:style style:name="P312" style:family="paragraph" style:parent-style-name="Text_20_body" style:list-style-name="L29">
      <style:text-properties officeooo:paragraph-rsid="00a1cbdf"/>
    </style:style>
    <style:style style:name="P313" style:family="paragraph" style:parent-style-name="Text_20_body" style:list-style-name="L30">
      <style:text-properties officeooo:paragraph-rsid="01045c3e"/>
    </style:style>
    <style:style style:name="P314" style:family="paragraph" style:parent-style-name="Text_20_body" style:list-style-name="L30">
      <style:text-properties officeooo:paragraph-rsid="01084270"/>
    </style:style>
    <style:style style:name="P315" style:family="paragraph" style:parent-style-name="Text_20_body" style:list-style-name="L31">
      <style:text-properties officeooo:paragraph-rsid="00eb1454"/>
    </style:style>
    <style:style style:name="P316" style:family="paragraph" style:parent-style-name="Text_20_body" style:list-style-name="L32">
      <style:text-properties officeooo:paragraph-rsid="00a883a3"/>
    </style:style>
    <style:style style:name="T1" style:family="text">
      <style:text-properties officeooo:rsid="01517c8a"/>
    </style:style>
    <style:style style:name="T2" style:family="text">
      <style:text-properties officeooo:rsid="0169fb7c"/>
    </style:style>
    <style:style style:name="T3" style:family="text">
      <style:text-properties fo:font-weight="bold" style:font-weight-asian="bold" style:font-weight-complex="bold"/>
    </style:style>
    <style:style style:name="T4" style:family="text">
      <style:text-properties fo:font-weight="bold" officeooo:rsid="004b72ee" style:font-weight-asian="bold" style:font-weight-complex="bold"/>
    </style:style>
    <style:style style:name="T5" style:family="text">
      <style:text-properties fo:font-weight="bold" officeooo:rsid="004d4f96" style:font-weight-asian="bold" style:font-weight-complex="bold"/>
    </style:style>
    <style:style style:name="T6" style:family="text">
      <style:text-properties fo:font-weight="bold" officeooo:rsid="0063889c" style:font-weight-asian="bold" style:font-weight-complex="bold"/>
    </style:style>
    <style:style style:name="T7" style:family="text">
      <style:text-properties fo:font-weight="bold" officeooo:rsid="00665389" style:font-weight-asian="bold" style:font-weight-complex="bold"/>
    </style:style>
    <style:style style:name="T8" style:family="text">
      <style:text-properties fo:font-weight="bold" officeooo:rsid="0066e800" style:font-weight-asian="bold" style:font-weight-complex="bold"/>
    </style:style>
    <style:style style:name="T9" style:family="text">
      <style:text-properties fo:font-weight="bold" officeooo:rsid="006f5532" style:font-weight-asian="bold" style:font-weight-complex="bold"/>
    </style:style>
    <style:style style:name="T10" style:family="text">
      <style:text-properties fo:font-weight="bold" officeooo:rsid="0071409f" style:font-weight-asian="bold" style:font-weight-complex="bold"/>
    </style:style>
    <style:style style:name="T11" style:family="text">
      <style:text-properties fo:font-weight="bold" officeooo:rsid="007fdf3f" style:font-weight-asian="bold" style:font-weight-complex="bold"/>
    </style:style>
    <style:style style:name="T12" style:family="text">
      <style:text-properties fo:font-weight="bold" officeooo:rsid="008a0285" style:font-weight-asian="bold" style:font-weight-complex="bold"/>
    </style:style>
    <style:style style:name="T13" style:family="text">
      <style:text-properties fo:font-weight="bold" officeooo:rsid="008be180" style:font-weight-asian="bold" style:font-weight-complex="bold"/>
    </style:style>
    <style:style style:name="T14" style:family="text">
      <style:text-properties fo:font-weight="bold" officeooo:rsid="008d839e" style:font-weight-asian="bold" style:font-weight-complex="bold"/>
    </style:style>
    <style:style style:name="T15" style:family="text">
      <style:text-properties fo:font-weight="bold" officeooo:rsid="008dfee5" style:font-weight-asian="bold" style:font-weight-complex="bold"/>
    </style:style>
    <style:style style:name="T16" style:family="text">
      <style:text-properties fo:font-weight="bold" officeooo:rsid="00905754" style:font-weight-asian="bold" style:font-weight-complex="bold"/>
    </style:style>
    <style:style style:name="T17" style:family="text">
      <style:text-properties fo:font-weight="bold" officeooo:rsid="0094647e" style:font-weight-asian="bold" style:font-weight-complex="bold"/>
    </style:style>
    <style:style style:name="T18" style:family="text">
      <style:text-properties fo:font-weight="bold" officeooo:rsid="0094faa3" style:font-weight-asian="bold" style:font-weight-complex="bold"/>
    </style:style>
    <style:style style:name="T19" style:family="text">
      <style:text-properties fo:font-weight="bold" officeooo:rsid="009f2d03" style:font-weight-asian="bold" style:font-weight-complex="bold"/>
    </style:style>
    <style:style style:name="T20" style:family="text">
      <style:text-properties fo:font-weight="bold" officeooo:rsid="009de80a" style:font-weight-asian="bold" style:font-weight-complex="bold"/>
    </style:style>
    <style:style style:name="T21" style:family="text">
      <style:text-properties fo:font-weight="bold" officeooo:rsid="00a1cbdf" style:font-weight-asian="bold" style:font-weight-complex="bold"/>
    </style:style>
    <style:style style:name="T22" style:family="text">
      <style:text-properties fo:font-weight="bold" officeooo:rsid="00a386d5" style:font-weight-asian="bold" style:font-weight-complex="bold"/>
    </style:style>
    <style:style style:name="T23" style:family="text">
      <style:text-properties fo:font-weight="bold" officeooo:rsid="00a492a3" style:font-weight-asian="bold" style:font-weight-complex="bold"/>
    </style:style>
    <style:style style:name="T24" style:family="text">
      <style:text-properties fo:font-weight="bold" officeooo:rsid="00a76c9e" style:font-weight-asian="bold" style:font-weight-complex="bold"/>
    </style:style>
    <style:style style:name="T25" style:family="text">
      <style:text-properties fo:font-weight="bold" officeooo:rsid="00a883a3" style:font-weight-asian="bold" style:font-weight-complex="bold"/>
    </style:style>
    <style:style style:name="T26" style:family="text">
      <style:text-properties fo:font-weight="bold" officeooo:rsid="00ad4f05" style:font-weight-asian="bold" style:font-weight-complex="bold"/>
    </style:style>
    <style:style style:name="T27" style:family="text">
      <style:text-properties fo:font-weight="bold" officeooo:rsid="009ff817" style:font-weight-asian="bold" style:font-weight-complex="bold"/>
    </style:style>
    <style:style style:name="T28" style:family="text">
      <style:text-properties fo:font-weight="bold" officeooo:rsid="00ec9dcb" style:font-weight-asian="bold" style:font-weight-complex="bold"/>
    </style:style>
    <style:style style:name="T29" style:family="text">
      <style:text-properties fo:font-weight="bold" officeooo:rsid="00f11c3b" style:font-weight-asian="bold" style:font-weight-complex="bold"/>
    </style:style>
    <style:style style:name="T30" style:family="text">
      <style:text-properties fo:font-weight="bold" officeooo:rsid="00f1d5c9" style:font-weight-asian="bold" style:font-weight-complex="bold"/>
    </style:style>
    <style:style style:name="T31" style:family="text">
      <style:text-properties fo:font-weight="bold" officeooo:rsid="0113dee1" style:font-weight-asian="bold" style:font-weight-complex="bold"/>
    </style:style>
    <style:style style:name="T32" style:family="text">
      <style:text-properties fo:font-weight="bold" officeooo:rsid="0114d1d9" style:font-weight-asian="bold" style:font-weight-complex="bold"/>
    </style:style>
    <style:style style:name="T33" style:family="text">
      <style:text-properties fo:font-weight="bold" officeooo:rsid="0118ad10" style:font-weight-asian="bold" style:font-weight-complex="bold"/>
    </style:style>
    <style:style style:name="T34" style:family="text">
      <style:text-properties fo:font-weight="bold" officeooo:rsid="0126f5ec" style:font-weight-asian="bold" style:font-weight-complex="bold"/>
    </style:style>
    <style:style style:name="T35" style:family="text">
      <style:text-properties fo:font-weight="bold" officeooo:rsid="01287128" style:font-weight-asian="bold" style:font-weight-complex="bold"/>
    </style:style>
    <style:style style:name="T36" style:family="text">
      <style:text-properties fo:font-weight="bold" officeooo:rsid="01376e56" style:font-weight-asian="bold" style:font-weight-complex="bold"/>
    </style:style>
    <style:style style:name="T37" style:family="text">
      <style:text-properties fo:font-weight="bold" officeooo:rsid="00501484" style:font-weight-asian="bold" style:font-weight-complex="bold"/>
    </style:style>
    <style:style style:name="T38" style:family="text">
      <style:text-properties fo:font-weight="bold" officeooo:rsid="014967a3" style:font-weight-asian="bold" style:font-weight-complex="bold"/>
    </style:style>
    <style:style style:name="T39" style:family="text">
      <style:text-properties fo:font-weight="bold" officeooo:rsid="014f182d" style:font-weight-asian="bold" style:font-weight-complex="bold"/>
    </style:style>
    <style:style style:name="T40" style:family="text">
      <style:text-properties fo:font-weight="bold" officeooo:rsid="018d8199" style:font-weight-asian="bold" style:font-weight-complex="bold"/>
    </style:style>
    <style:style style:name="T41" style:family="text">
      <style:text-properties fo:font-weight="bold" officeooo:rsid="018dbd00" style:font-weight-asian="bold" style:font-weight-complex="bold"/>
    </style:style>
    <style:style style:name="T42" style:family="text">
      <style:text-properties fo:font-weight="bold" officeooo:rsid="01b03afe" style:font-weight-asian="bold" style:font-weight-complex="bold"/>
    </style:style>
    <style:style style:name="T43" style:family="text">
      <style:text-properties fo:font-weight="bold" officeooo:rsid="0054cce7" fo:background-color="transparent" loext:char-shading-value="0" style:font-weight-asian="bold" style:font-weight-complex="bold"/>
    </style:style>
    <style:style style:name="T44" style:family="text">
      <style:text-properties fo:font-weight="bold" officeooo:rsid="005fa3ae" fo:background-color="transparent" loext:char-shading-value="0" style:font-weight-asian="bold" style:font-weight-complex="bold"/>
    </style:style>
    <style:style style:name="T45" style:family="text">
      <style:text-properties officeooo:rsid="001f35a5"/>
    </style:style>
    <style:style style:name="T46" style:family="text">
      <style:text-properties fo:font-style="italic" style:font-style-asian="italic" style:font-style-complex="italic"/>
    </style:style>
    <style:style style:name="T47" style:family="text">
      <style:text-properties fo:font-style="italic" officeooo:rsid="004b72ee" style:font-style-asian="italic" style:font-style-complex="italic"/>
    </style:style>
    <style:style style:name="T48" style:family="text">
      <style:text-properties fo:font-style="italic" officeooo:rsid="004d4f96" style:font-style-asian="italic" style:font-style-complex="italic"/>
    </style:style>
    <style:style style:name="T49" style:family="text">
      <style:text-properties fo:font-style="italic" officeooo:rsid="004e1d33" style:font-style-asian="italic" style:font-style-complex="italic"/>
    </style:style>
    <style:style style:name="T50" style:family="text">
      <style:text-properties fo:font-style="italic" officeooo:rsid="004ed009" style:font-style-asian="italic" style:font-style-complex="italic"/>
    </style:style>
    <style:style style:name="T51" style:family="text">
      <style:text-properties fo:font-style="italic" officeooo:rsid="00501484" style:font-style-asian="italic" style:font-style-complex="italic"/>
    </style:style>
    <style:style style:name="T52" style:family="text">
      <style:text-properties fo:font-style="italic" officeooo:rsid="005691ef" style:font-style-asian="italic" style:font-style-complex="italic"/>
    </style:style>
    <style:style style:name="T53" style:family="text">
      <style:text-properties fo:font-style="italic" officeooo:rsid="0059924b" style:font-style-asian="italic" style:font-style-complex="italic"/>
    </style:style>
    <style:style style:name="T54" style:family="text">
      <style:text-properties fo:font-style="italic" officeooo:rsid="005ad8e3" style:font-style-asian="italic" style:font-style-complex="italic"/>
    </style:style>
    <style:style style:name="T55" style:family="text">
      <style:text-properties fo:font-style="italic" officeooo:rsid="00665389" style:font-style-asian="italic" style:font-style-complex="italic"/>
    </style:style>
    <style:style style:name="T56" style:family="text">
      <style:text-properties fo:font-style="italic" officeooo:rsid="0063aaed" style:font-style-asian="italic" style:font-style-complex="italic"/>
    </style:style>
    <style:style style:name="T57" style:family="text">
      <style:text-properties fo:font-style="italic" officeooo:rsid="006a570a" style:font-style-asian="italic" style:font-style-complex="italic"/>
    </style:style>
    <style:style style:name="T58" style:family="text">
      <style:text-properties fo:font-style="italic" officeooo:rsid="006be187" style:font-style-asian="italic" style:font-style-complex="italic"/>
    </style:style>
    <style:style style:name="T59" style:family="text">
      <style:text-properties fo:font-style="italic" officeooo:rsid="00296803" style:font-style-asian="italic" style:font-style-complex="italic"/>
    </style:style>
    <style:style style:name="T60" style:family="text">
      <style:text-properties fo:font-style="italic" officeooo:rsid="004439ab" style:font-style-asian="italic" style:font-style-complex="italic"/>
    </style:style>
    <style:style style:name="T61" style:family="text">
      <style:text-properties fo:font-style="italic" officeooo:rsid="006e00ec" style:font-style-asian="italic" style:font-style-complex="italic"/>
    </style:style>
    <style:style style:name="T62" style:family="text">
      <style:text-properties fo:font-style="italic" officeooo:rsid="007e7203" style:font-style-asian="italic" style:font-style-complex="italic"/>
    </style:style>
    <style:style style:name="T63" style:family="text">
      <style:text-properties fo:font-style="italic" officeooo:rsid="007f44b3" style:font-style-asian="italic" style:font-style-complex="italic"/>
    </style:style>
    <style:style style:name="T64" style:family="text">
      <style:text-properties fo:font-style="italic" officeooo:rsid="007fbb27" style:font-style-asian="italic" style:font-style-complex="italic"/>
    </style:style>
    <style:style style:name="T65" style:family="text">
      <style:text-properties fo:font-style="italic" officeooo:rsid="007fdf3f" style:font-style-asian="italic" style:font-style-complex="italic"/>
    </style:style>
    <style:style style:name="T66" style:family="text">
      <style:text-properties fo:font-style="italic" officeooo:rsid="0080f0f9" style:font-style-asian="italic" style:font-style-complex="italic"/>
    </style:style>
    <style:style style:name="T67" style:family="text">
      <style:text-properties fo:font-style="italic" officeooo:rsid="00851ba3" style:font-style-asian="italic" style:font-style-complex="italic"/>
    </style:style>
    <style:style style:name="T68" style:family="text">
      <style:text-properties fo:font-style="italic" officeooo:rsid="008a0285" style:font-style-asian="italic" style:font-style-complex="italic"/>
    </style:style>
    <style:style style:name="T69" style:family="text">
      <style:text-properties fo:font-style="italic" officeooo:rsid="008be180" style:font-style-asian="italic" style:font-style-complex="italic"/>
    </style:style>
    <style:style style:name="T70" style:family="text">
      <style:text-properties fo:font-style="italic" officeooo:rsid="008dfee5" style:font-style-asian="italic" style:font-style-complex="italic"/>
    </style:style>
    <style:style style:name="T71" style:family="text">
      <style:text-properties fo:font-style="italic" officeooo:rsid="008ebb40" style:font-style-asian="italic" style:font-style-complex="italic"/>
    </style:style>
    <style:style style:name="T72" style:family="text">
      <style:text-properties fo:font-style="italic" officeooo:rsid="00911834" style:font-style-asian="italic" style:font-style-complex="italic"/>
    </style:style>
    <style:style style:name="T73" style:family="text">
      <style:text-properties fo:font-style="italic" officeooo:rsid="00931787" style:font-style-asian="italic" style:font-style-complex="italic"/>
    </style:style>
    <style:style style:name="T74" style:family="text">
      <style:text-properties fo:font-style="italic" officeooo:rsid="009384fd" style:font-style-asian="italic" style:font-style-complex="italic"/>
    </style:style>
    <style:style style:name="T75" style:family="text">
      <style:text-properties fo:font-style="italic" officeooo:rsid="0094647e" style:font-style-asian="italic" style:font-style-complex="italic"/>
    </style:style>
    <style:style style:name="T76" style:family="text">
      <style:text-properties fo:font-style="italic" officeooo:rsid="00955b5c" style:font-style-asian="italic" style:font-style-complex="italic"/>
    </style:style>
    <style:style style:name="T77" style:family="text">
      <style:text-properties fo:font-style="italic" officeooo:rsid="009a44ae" style:font-style-asian="italic" style:font-style-complex="italic"/>
    </style:style>
    <style:style style:name="T78" style:family="text">
      <style:text-properties fo:font-style="italic" officeooo:rsid="009c6c1f" style:font-style-asian="italic" style:font-style-complex="italic"/>
    </style:style>
    <style:style style:name="T79" style:family="text">
      <style:text-properties fo:font-style="italic" officeooo:rsid="00a1cbdf" style:font-style-asian="italic" style:font-style-complex="italic"/>
    </style:style>
    <style:style style:name="T80" style:family="text">
      <style:text-properties fo:font-style="italic" officeooo:rsid="00a386d5" style:font-style-asian="italic" style:font-style-complex="italic"/>
    </style:style>
    <style:style style:name="T81" style:family="text">
      <style:text-properties fo:font-style="italic" officeooo:rsid="008789fe" style:font-style-asian="italic" style:font-style-complex="italic"/>
    </style:style>
    <style:style style:name="T82" style:family="text">
      <style:text-properties fo:font-style="italic" officeooo:rsid="00a58d4f" style:font-style-asian="italic" style:font-style-complex="italic"/>
    </style:style>
    <style:style style:name="T83" style:family="text">
      <style:text-properties fo:font-style="italic" officeooo:rsid="00a76c9e" style:font-style-asian="italic" style:font-style-complex="italic"/>
    </style:style>
    <style:style style:name="T84" style:family="text">
      <style:text-properties fo:font-style="italic" officeooo:rsid="00a883a3" style:font-style-asian="italic" style:font-style-complex="italic"/>
    </style:style>
    <style:style style:name="T85" style:family="text">
      <style:text-properties fo:font-style="italic" officeooo:rsid="00b59a1c" style:font-style-asian="italic" style:font-style-complex="italic"/>
    </style:style>
    <style:style style:name="T86" style:family="text">
      <style:text-properties fo:font-style="italic" officeooo:rsid="00c1f4f8" style:font-style-asian="italic" style:font-style-complex="italic"/>
    </style:style>
    <style:style style:name="T87" style:family="text">
      <style:text-properties fo:font-style="italic" officeooo:rsid="00ed3cfa" style:font-style-asian="italic" style:font-style-complex="italic"/>
    </style:style>
    <style:style style:name="T88" style:family="text">
      <style:text-properties fo:font-style="italic" officeooo:rsid="00edcadb" style:font-style-asian="italic" style:font-style-complex="italic"/>
    </style:style>
    <style:style style:name="T89" style:family="text">
      <style:text-properties fo:font-style="italic" officeooo:rsid="00ef38ef" style:font-style-asian="italic" style:font-style-complex="italic"/>
    </style:style>
    <style:style style:name="T90" style:family="text">
      <style:text-properties fo:font-style="italic" officeooo:rsid="00f11c3b" style:font-style-asian="italic" style:font-style-complex="italic"/>
    </style:style>
    <style:style style:name="T91" style:family="text">
      <style:text-properties fo:font-style="italic" officeooo:rsid="0094faa3" style:font-style-asian="italic" style:font-style-complex="italic"/>
    </style:style>
    <style:style style:name="T92" style:family="text">
      <style:text-properties fo:font-style="italic" officeooo:rsid="00f5a91a" style:font-style-asian="italic" style:font-style-complex="italic"/>
    </style:style>
    <style:style style:name="T93" style:family="text">
      <style:text-properties fo:font-style="italic" officeooo:rsid="00fd4f7a" style:font-style-asian="italic" style:font-style-complex="italic"/>
    </style:style>
    <style:style style:name="T94" style:family="text">
      <style:text-properties fo:font-style="italic" officeooo:rsid="0114d1d9" style:font-style-asian="italic" style:font-style-complex="italic"/>
    </style:style>
    <style:style style:name="T95" style:family="text">
      <style:text-properties fo:font-style="italic" officeooo:rsid="0117fba6" style:font-style-asian="italic" style:font-style-complex="italic"/>
    </style:style>
    <style:style style:name="T96" style:family="text">
      <style:text-properties fo:font-style="italic" officeooo:rsid="011cd500" style:font-style-asian="italic" style:font-style-complex="italic"/>
    </style:style>
    <style:style style:name="T97" style:family="text">
      <style:text-properties fo:font-style="italic" officeooo:rsid="011eb837" style:font-style-asian="italic" style:font-style-complex="italic"/>
    </style:style>
    <style:style style:name="T98" style:family="text">
      <style:text-properties fo:font-style="italic" officeooo:rsid="0126f5ec" style:font-style-asian="italic" style:font-style-complex="italic"/>
    </style:style>
    <style:style style:name="T99" style:family="text">
      <style:text-properties fo:font-style="italic" officeooo:rsid="012c9e85" style:font-style-asian="italic" style:font-style-complex="italic"/>
    </style:style>
    <style:style style:name="T100" style:family="text">
      <style:text-properties fo:font-style="italic" officeooo:rsid="012ff7ec" style:font-style-asian="italic" style:font-style-complex="italic"/>
    </style:style>
    <style:style style:name="T101" style:family="text">
      <style:text-properties fo:font-style="italic" officeooo:rsid="0138571f" style:font-style-asian="italic" style:font-style-complex="italic"/>
    </style:style>
    <style:style style:name="T102" style:family="text">
      <style:text-properties fo:font-style="italic" officeooo:rsid="0146fac9" style:font-style-asian="italic" style:font-style-complex="italic"/>
    </style:style>
    <style:style style:name="T103" style:family="text">
      <style:text-properties fo:font-style="italic" officeooo:rsid="014967a3" style:font-style-asian="italic" style:font-style-complex="italic"/>
    </style:style>
    <style:style style:name="T104" style:family="text">
      <style:text-properties fo:font-style="italic" officeooo:rsid="0063889c" style:font-style-asian="italic" style:font-style-complex="italic"/>
    </style:style>
    <style:style style:name="T105" style:family="text">
      <style:text-properties fo:font-style="italic" officeooo:rsid="018f072c" style:font-style-asian="italic" style:font-style-complex="italic"/>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6a570a" style:font-style-asian="italic" style:font-weight-asian="bold" style:font-style-complex="italic" style:font-weight-complex="bold"/>
    </style:style>
    <style:style style:name="T108" style:family="text">
      <style:text-properties fo:font-style="italic" fo:font-weight="bold" officeooo:rsid="005691ef" style:font-style-asian="italic" style:font-weight-asian="bold" style:font-style-complex="italic" style:font-weight-complex="bold"/>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style="italic" fo:font-weight="normal" officeooo:rsid="004d4f96" style:font-style-asian="italic" style:font-weight-asian="normal" style:font-style-complex="italic" style:font-weight-complex="normal"/>
    </style:style>
    <style:style style:name="T111" style:family="text">
      <style:text-properties fo:font-style="italic" fo:font-weight="normal" officeooo:rsid="004b72ee" style:font-style-asian="italic" style:font-weight-asian="normal" style:font-style-complex="italic" style:font-weight-complex="normal"/>
    </style:style>
    <style:style style:name="T112" style:family="text">
      <style:text-properties fo:font-style="italic" fo:font-weight="normal" officeooo:rsid="0050c2dd" style:font-style-asian="italic" style:font-weight-asian="normal" style:font-style-complex="italic" style:font-weight-complex="normal"/>
    </style:style>
    <style:style style:name="T113" style:family="text">
      <style:text-properties fo:font-style="italic" fo:font-weight="normal" officeooo:rsid="0063aaed" style:font-style-asian="italic" style:font-weight-asian="normal" style:font-style-complex="italic" style:font-weight-complex="normal"/>
    </style:style>
    <style:style style:name="T114" style:family="text">
      <style:text-properties fo:font-style="italic" fo:font-weight="normal" officeooo:rsid="006a570a" style:font-style-asian="italic" style:font-weight-asian="normal" style:font-style-complex="italic" style:font-weight-complex="normal"/>
    </style:style>
    <style:style style:name="T115" style:family="text">
      <style:text-properties fo:font-style="italic" fo:font-weight="normal" officeooo:rsid="002d94af" style:font-style-asian="italic" style:font-weight-asian="normal" style:font-style-complex="italic" style:font-weight-complex="normal"/>
    </style:style>
    <style:style style:name="T116" style:family="text">
      <style:text-properties fo:font-style="italic" fo:font-weight="normal" officeooo:rsid="00296803" style:font-style-asian="italic" style:font-weight-asian="normal" style:font-style-complex="italic" style:font-weight-complex="normal"/>
    </style:style>
    <style:style style:name="T117" style:family="text">
      <style:text-properties fo:font-style="italic" fo:font-weight="normal" officeooo:rsid="008dfee5" style:font-style-asian="italic" style:font-weight-asian="normal" style:font-style-complex="italic" style:font-weight-complex="normal"/>
    </style:style>
    <style:style style:name="T118" style:family="text">
      <style:text-properties fo:font-style="italic" fo:font-weight="normal" officeooo:rsid="009a44ae" style:font-style-asian="italic" style:font-weight-asian="normal" style:font-style-complex="italic" style:font-weight-complex="normal"/>
    </style:style>
    <style:style style:name="T119" style:family="text">
      <style:text-properties fo:font-style="italic" fo:font-weight="normal" officeooo:rsid="0094647e" style:font-style-asian="italic" style:font-weight-asian="normal" style:font-style-complex="italic" style:font-weight-complex="normal"/>
    </style:style>
    <style:style style:name="T120" style:family="text">
      <style:text-properties fo:font-style="italic" fo:font-weight="normal" officeooo:rsid="011a7117" style:font-style-asian="italic" style:font-weight-asian="normal" style:font-style-complex="italic" style:font-weight-complex="normal"/>
    </style:style>
    <style:style style:name="T121" style:family="text">
      <style:text-properties fo:font-style="italic" fo:font-weight="normal" officeooo:rsid="011eb837" style:font-style-asian="italic" style:font-weight-asian="normal" style:font-style-complex="italic" style:font-weight-complex="normal"/>
    </style:style>
    <style:style style:name="T122" style:family="text">
      <style:text-properties fo:font-style="italic" fo:font-weight="normal" officeooo:rsid="01208d7c" style:font-style-asian="italic" style:font-weight-asian="normal" style:font-style-complex="italic" style:font-weight-complex="normal"/>
    </style:style>
    <style:style style:name="T123" style:family="text">
      <style:text-properties fo:font-style="italic" fo:font-weight="normal" officeooo:rsid="005691ef" style:font-style-asian="italic" style:font-weight-asian="normal" style:font-style-complex="italic" style:font-weight-complex="normal"/>
    </style:style>
    <style:style style:name="T124" style:family="text">
      <style:text-properties fo:font-style="italic" fo:font-weight="normal" officeooo:rsid="00fd4f7a" style:font-style-asian="italic" style:font-weight-asian="normal" style:font-style-complex="italic" style:font-weight-complex="normal"/>
    </style:style>
    <style:style style:name="T125" style:family="text">
      <style:text-properties fo:font-style="italic" fo:font-weight="normal" officeooo:rsid="01a9d4de" style:font-style-asian="italic" style:font-weight-asian="normal" style:font-style-complex="italic" style:font-weight-complex="normal"/>
    </style:style>
    <style:style style:name="T126" style:family="text">
      <style:text-properties fo:font-style="italic" style:text-underline-style="none" style:font-style-asian="italic" style:font-style-complex="italic"/>
    </style:style>
    <style:style style:name="T127" style:family="text">
      <style:text-properties fo:font-style="italic" style:text-underline-style="none" officeooo:rsid="004ed009" style:font-style-asian="italic" style:font-style-complex="italic"/>
    </style:style>
    <style:style style:name="T128" style:family="text">
      <style:text-properties fo:font-style="italic" style:text-underline-style="none" fo:font-weight="normal" officeooo:rsid="004ed009" style:font-style-asian="italic" style:font-weight-asian="normal" style:font-style-complex="italic" style:font-weight-complex="normal"/>
    </style:style>
    <style:style style:name="T129" style:family="text">
      <style:text-properties officeooo:rsid="00202b05"/>
    </style:style>
    <style:style style:name="T130" style:family="text">
      <style:text-properties fo:font-style="normal" style:font-style-asian="normal" style:font-style-complex="normal"/>
    </style:style>
    <style:style style:name="T131" style:family="text">
      <style:text-properties fo:font-style="normal" officeooo:rsid="001f35a5" style:font-style-asian="normal" style:font-style-complex="normal"/>
    </style:style>
    <style:style style:name="T132" style:family="text">
      <style:text-properties fo:font-style="normal" officeooo:rsid="00202b05" style:font-style-asian="normal" style:font-style-complex="normal"/>
    </style:style>
    <style:style style:name="T133" style:family="text">
      <style:text-properties fo:font-style="normal" officeooo:rsid="0025450c" style:font-style-asian="normal" style:font-style-complex="normal"/>
    </style:style>
    <style:style style:name="T134" style:family="text">
      <style:text-properties fo:font-style="normal" officeooo:rsid="0020e818" style:font-style-asian="normal" style:font-style-complex="normal"/>
    </style:style>
    <style:style style:name="T135" style:family="text">
      <style:text-properties fo:font-style="normal" officeooo:rsid="00233a63" style:font-style-asian="normal" style:font-style-complex="normal"/>
    </style:style>
    <style:style style:name="T136" style:family="text">
      <style:text-properties fo:font-style="normal" officeooo:rsid="0023e1a9" style:font-style-asian="normal" style:font-style-complex="normal"/>
    </style:style>
    <style:style style:name="T137" style:family="text">
      <style:text-properties fo:font-style="normal" officeooo:rsid="0027f0ee" style:font-style-asian="normal" style:font-style-complex="normal"/>
    </style:style>
    <style:style style:name="T138" style:family="text">
      <style:text-properties fo:font-style="normal" officeooo:rsid="002c94db" style:font-style-asian="normal" style:font-style-complex="normal"/>
    </style:style>
    <style:style style:name="T139" style:family="text">
      <style:text-properties fo:font-style="normal" officeooo:rsid="002d94af" style:font-style-asian="normal" style:font-style-complex="normal"/>
    </style:style>
    <style:style style:name="T140" style:family="text">
      <style:text-properties fo:font-style="normal" officeooo:rsid="004d4f96" style:font-style-asian="normal" style:font-style-complex="normal"/>
    </style:style>
    <style:style style:name="T141" style:family="text">
      <style:text-properties fo:font-style="normal" officeooo:rsid="006a570a" style:font-style-asian="normal" style:font-style-complex="normal"/>
    </style:style>
    <style:style style:name="T142" style:family="text">
      <style:text-properties fo:font-style="normal" officeooo:rsid="008be180" style:font-style-asian="normal" style:font-style-complex="normal"/>
    </style:style>
    <style:style style:name="T143" style:family="text">
      <style:text-properties fo:font-style="normal" officeooo:rsid="008a0285" style:font-style-asian="normal" style:font-style-complex="normal"/>
    </style:style>
    <style:style style:name="T144" style:family="text">
      <style:text-properties fo:font-style="normal" officeooo:rsid="008dfee5" style:font-style-asian="normal" style:font-style-complex="normal"/>
    </style:style>
    <style:style style:name="T145" style:family="text">
      <style:text-properties fo:font-style="normal" officeooo:rsid="008ebb40" style:font-style-asian="normal" style:font-style-complex="normal"/>
    </style:style>
    <style:style style:name="T146" style:family="text">
      <style:text-properties fo:font-style="normal" officeooo:rsid="00ca45d8" style:font-style-asian="normal" style:font-style-complex="normal"/>
    </style:style>
    <style:style style:name="T147" style:family="text">
      <style:text-properties fo:font-style="normal" officeooo:rsid="00cd3d34" style:font-style-asian="normal" style:font-style-complex="normal"/>
    </style:style>
    <style:style style:name="T148" style:family="text">
      <style:text-properties fo:font-style="normal" officeooo:rsid="013b9d4a" style:font-style-asian="normal" style:font-style-complex="normal"/>
    </style:style>
    <style:style style:name="T149" style:family="text">
      <style:text-properties fo:font-style="normal" officeooo:rsid="013d677f" style:font-style-asian="normal" style:font-style-complex="normal"/>
    </style:style>
    <style:style style:name="T150" style:family="text">
      <style:text-properties fo:font-style="normal" officeooo:rsid="0142e3f9" style:font-style-asian="normal" style:font-style-complex="normal"/>
    </style:style>
    <style:style style:name="T151" style:family="text">
      <style:text-properties fo:font-style="normal" officeooo:rsid="01699c7a" style:font-style-asian="normal" style:font-style-complex="normal"/>
    </style:style>
    <style:style style:name="T152" style:family="text">
      <style:text-properties fo:font-style="normal" officeooo:rsid="016f9d9e" style:font-style-asian="normal" style:font-style-complex="normal"/>
    </style:style>
    <style:style style:name="T153" style:family="text">
      <style:text-properties fo:font-style="normal" fo:font-weight="bold" style:font-style-asian="normal" style:font-weight-asian="bold" style:font-style-complex="normal" style:font-weight-complex="bold"/>
    </style:style>
    <style:style style:name="T154" style:family="text">
      <style:text-properties fo:font-style="normal" fo:font-weight="bold" officeooo:rsid="00233a63" style:font-style-asian="normal" style:font-weight-asian="bold" style:font-style-complex="normal" style:font-weight-complex="bold"/>
    </style:style>
    <style:style style:name="T155" style:family="text">
      <style:text-properties fo:font-style="normal" fo:font-weight="bold" officeooo:rsid="00296803" style:font-style-asian="normal" style:font-weight-asian="bold" style:font-style-complex="normal" style:font-weight-complex="bold"/>
    </style:style>
    <style:style style:name="T156" style:family="text">
      <style:text-properties fo:font-style="normal" fo:font-weight="bold" officeooo:rsid="008be180" style:font-style-asian="normal" style:font-weight-asian="bold" style:font-style-complex="normal" style:font-weight-complex="bold"/>
    </style:style>
    <style:style style:name="T157" style:family="text">
      <style:text-properties fo:font-style="normal" fo:font-weight="bold" officeooo:rsid="008a0285" style:font-style-asian="normal" style:font-weight-asian="bold" style:font-style-complex="normal" style:font-weight-complex="bold"/>
    </style:style>
    <style:style style:name="T158" style:family="text">
      <style:text-properties fo:font-style="normal" fo:font-weight="bold" officeooo:rsid="008dfee5" style:font-style-asian="normal" style:font-weight-asian="bold" style:font-style-complex="normal" style:font-weight-complex="bold"/>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233a63" style:font-style-asian="normal" style:font-weight-asian="normal" style:font-style-complex="normal" style:font-weight-complex="normal"/>
    </style:style>
    <style:style style:name="T161" style:family="text">
      <style:text-properties fo:font-style="normal" fo:font-weight="normal" officeooo:rsid="002c94db" style:font-style-asian="normal" style:font-weight-asian="normal" style:font-style-complex="normal" style:font-weight-complex="normal"/>
    </style:style>
    <style:style style:name="T162" style:family="text">
      <style:text-properties fo:font-style="normal" fo:font-weight="normal" officeooo:rsid="002d94af" style:font-style-asian="normal" style:font-weight-asian="normal" style:font-style-complex="normal" style:font-weight-complex="normal"/>
    </style:style>
    <style:style style:name="T163" style:family="text">
      <style:text-properties fo:font-style="normal" fo:font-weight="normal" officeooo:rsid="00296803" style:font-style-asian="normal" style:font-weight-asian="normal" style:font-style-complex="normal" style:font-weight-complex="normal"/>
    </style:style>
    <style:style style:name="T164" style:family="text">
      <style:text-properties fo:font-style="normal" fo:font-weight="normal" officeooo:rsid="003c7691" style:font-style-asian="normal" style:font-weight-asian="normal" style:font-style-complex="normal" style:font-weight-complex="normal"/>
    </style:style>
    <style:style style:name="T165" style:family="text">
      <style:text-properties fo:font-style="normal" fo:font-weight="normal" officeooo:rsid="006a570a" style:font-style-asian="normal" style:font-weight-asian="normal" style:font-style-complex="normal" style:font-weight-complex="normal"/>
    </style:style>
    <style:style style:name="T166" style:family="text">
      <style:text-properties fo:font-style="normal" fo:font-weight="normal" officeooo:rsid="006c9cb3" style:font-style-asian="normal" style:font-weight-asian="normal" style:font-style-complex="normal" style:font-weight-complex="normal"/>
    </style:style>
    <style:style style:name="T167" style:family="text">
      <style:text-properties fo:font-style="normal" fo:font-weight="normal" officeooo:rsid="007d7bea" style:font-style-asian="normal" style:font-weight-asian="normal" style:font-style-complex="normal" style:font-weight-complex="normal"/>
    </style:style>
    <style:style style:name="T168" style:family="text">
      <style:text-properties fo:font-style="normal" fo:font-weight="normal" officeooo:rsid="008a0285" style:font-style-asian="normal" style:font-weight-asian="normal" style:font-style-complex="normal" style:font-weight-complex="normal"/>
    </style:style>
    <style:style style:name="T169" style:family="text">
      <style:text-properties fo:font-style="normal" fo:font-weight="normal" officeooo:rsid="008dfee5" style:font-style-asian="normal" style:font-weight-asian="normal" style:font-style-complex="normal" style:font-weight-complex="normal"/>
    </style:style>
    <style:style style:name="T170" style:family="text">
      <style:text-properties fo:font-style="normal" fo:font-weight="normal" officeooo:rsid="008ebb40" style:font-style-asian="normal" style:font-weight-asian="normal" style:font-style-complex="normal" style:font-weight-complex="normal"/>
    </style:style>
    <style:style style:name="T171" style:family="text">
      <style:text-properties fo:font-style="normal" fo:font-weight="normal" officeooo:rsid="00c383b1" style:font-style-asian="normal" style:font-weight-asian="normal" style:font-style-complex="normal" style:font-weight-complex="normal"/>
    </style:style>
    <style:style style:name="T172" style:family="text">
      <style:text-properties fo:font-style="normal" fo:font-weight="normal" officeooo:rsid="00ca45d8" style:font-style-asian="normal" style:font-weight-asian="normal" style:font-style-complex="normal" style:font-weight-complex="normal"/>
    </style:style>
    <style:style style:name="T173" style:family="text">
      <style:text-properties fo:font-style="normal" fo:font-weight="normal" officeooo:rsid="00cd3d34" style:font-style-asian="normal" style:font-weight-asian="normal" style:font-style-complex="normal" style:font-weight-complex="normal"/>
    </style:style>
    <style:style style:name="T174"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75" style:family="text">
      <style:text-properties fo:font-style="normal" officeooo:rsid="005ec38b" fo:background-color="transparent" loext:char-shading-value="0" style:font-style-asian="normal" style:font-style-complex="normal"/>
    </style:style>
    <style:style style:name="T176"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77" style:family="text">
      <style:text-properties fo:font-style="normal" style:text-underline-style="none" officeooo:rsid="004b72ee" style:font-style-asian="normal" style:font-style-complex="normal"/>
    </style:style>
    <style:style style:name="T178" style:family="text">
      <style:text-properties fo:font-style="normal" style:text-underline-style="none" officeooo:rsid="004ed009" style:font-style-asian="normal" style:font-style-complex="normal"/>
    </style:style>
    <style:style style:name="T179" style:family="text">
      <style:text-properties fo:font-style="normal" style:text-underline-style="none" officeooo:rsid="0146fac9" style:font-style-asian="normal" style:font-style-complex="normal"/>
    </style:style>
    <style:style style:name="T180" style:family="text">
      <style:text-properties officeooo:rsid="0020e818"/>
    </style:style>
    <style:style style:name="T181" style:family="text">
      <style:text-properties officeooo:rsid="0021a01e"/>
    </style:style>
    <style:style style:name="T182" style:family="text">
      <style:text-properties officeooo:rsid="00233a63"/>
    </style:style>
    <style:style style:name="T183" style:family="text">
      <style:text-properties officeooo:rsid="0023e1a9"/>
    </style:style>
    <style:style style:name="T184" style:family="text">
      <style:text-properties officeooo:rsid="0025450c"/>
    </style:style>
    <style:style style:name="T185" style:family="text">
      <style:text-properties officeooo:rsid="00273bb9"/>
    </style:style>
    <style:style style:name="T186" style:family="text">
      <style:text-properties officeooo:rsid="0027f0ee"/>
    </style:style>
    <style:style style:name="T187" style:family="text">
      <style:text-properties officeooo:rsid="00296803"/>
    </style:style>
    <style:style style:name="T188" style:family="text">
      <style:text-properties officeooo:rsid="002c94db"/>
    </style:style>
    <style:style style:name="T189" style:family="text">
      <style:text-properties officeooo:rsid="0031cfc4"/>
    </style:style>
    <style:style style:name="T190" style:family="text">
      <style:text-properties style:font-name="Liberation Serif1"/>
    </style:style>
    <style:style style:name="T191" style:family="text">
      <style:text-properties style:font-name="Liberation Serif1" fo:font-weight="normal" officeooo:rsid="002fdd47" style:font-weight-asian="normal" style:font-weight-complex="normal"/>
    </style:style>
    <style:style style:name="T192" style:family="text">
      <style:text-properties style:font-name="Liberation Serif1" fo:font-weight="normal" officeooo:rsid="0033998a" style:font-weight-asian="normal" style:font-weight-complex="normal"/>
    </style:style>
    <style:style style:name="T193" style:family="text">
      <style:text-properties style:font-name="Liberation Serif1" fo:font-weight="normal" officeooo:rsid="0036382a" style:font-weight-asian="normal" style:font-weight-complex="normal"/>
    </style:style>
    <style:style style:name="T194" style:family="text">
      <style:text-properties style:font-name="Liberation Serif1" fo:font-weight="normal" officeooo:rsid="0172dafe" style:font-weight-asian="normal" style:font-weight-complex="normal"/>
    </style:style>
    <style:style style:name="T195" style:family="text">
      <style:text-properties style:font-name="Liberation Serif1" fo:font-weight="normal" officeooo:rsid="0071b2c0" style:font-weight-asian="normal" style:font-weight-complex="normal"/>
    </style:style>
    <style:style style:name="T196" style:family="text">
      <style:text-properties style:font-name="Liberation Serif1" fo:font-weight="normal" officeooo:rsid="0175a02a" style:font-weight-asian="normal" style:font-weight-complex="normal"/>
    </style:style>
    <style:style style:name="T197" style:family="text">
      <style:text-properties style:font-name="Liberation Serif1" fo:font-weight="normal" officeooo:rsid="007fdf3f" style:font-weight-asian="normal" style:font-weight-complex="normal"/>
    </style:style>
    <style:style style:name="T198" style:family="text">
      <style:text-properties style:font-name="Liberation Serif1" fo:font-weight="normal" officeooo:rsid="019ff8c6" style:font-weight-asian="normal" style:font-weight-complex="normal"/>
    </style:style>
    <style:style style:name="T199" style:family="text">
      <style:text-properties style:font-name="Liberation Serif1" fo:font-weight="normal" officeooo:rsid="01a0b21a" style:font-weight-asian="normal" style:font-weight-complex="normal"/>
    </style:style>
    <style:style style:name="T200" style:family="text">
      <style:text-properties style:font-name="Liberation Serif1" fo:font-weight="normal" officeooo:rsid="01b9247c" style:font-weight-asian="normal" style:font-weight-complex="normal"/>
    </style:style>
    <style:style style:name="T201" style:family="text">
      <style:text-properties style:font-name="Liberation Serif1" fo:font-size="12pt" fo:font-weight="normal" style:font-size-asian="12pt" style:font-weight-asian="normal" style:font-size-complex="12pt" style:font-weight-complex="normal"/>
    </style:style>
    <style:style style:name="T202" style:family="text">
      <style:text-properties style:font-name="Liberation Serif1" fo:font-size="12pt" fo:font-weight="normal" officeooo:rsid="002fdd47" style:font-size-asian="12pt" style:font-weight-asian="normal" style:font-size-complex="12pt" style:font-weight-complex="normal"/>
    </style:style>
    <style:style style:name="T203" style:family="text">
      <style:text-properties style:font-name="Liberation Serif1" fo:font-size="12pt" fo:font-weight="normal" officeooo:rsid="014967a3" style:font-size-asian="12pt" style:font-weight-asian="normal" style:font-size-complex="12pt" style:font-weight-complex="normal"/>
    </style:style>
    <style:style style:name="T204" style:family="text">
      <style:text-properties style:font-name="Liberation Serif1" fo:font-size="12pt" fo:font-weight="normal" officeooo:rsid="0071b2c0" style:font-size-asian="12pt" style:font-weight-asian="normal" style:font-size-complex="12pt" style:font-weight-complex="normal"/>
    </style:style>
    <style:style style:name="T205" style:family="text">
      <style:text-properties style:font-name="Liberation Serif1" fo:font-size="12pt" fo:font-weight="normal" officeooo:rsid="0071409f" style:font-size-asian="12pt" style:font-weight-asian="normal" style:font-size-complex="12pt" style:font-weight-complex="normal"/>
    </style:style>
    <style:style style:name="T206" style:family="text">
      <style:text-properties style:font-name="Liberation Serif1" fo:font-size="12pt" fo:font-weight="normal" officeooo:rsid="0169499e" style:font-size-asian="12pt" style:font-weight-asian="normal" style:font-size-complex="12pt" style:font-weight-complex="normal"/>
    </style:style>
    <style:style style:name="T207" style:family="text">
      <style:text-properties style:font-name="Liberation Serif1" fo:font-size="12pt" fo:font-weight="normal" officeooo:rsid="017401a2" style:font-size-asian="12pt" style:font-weight-asian="normal" style:font-size-complex="12pt" style:font-weight-complex="normal"/>
    </style:style>
    <style:style style:name="T208" style:family="text">
      <style:text-properties style:font-name="Liberation Serif1" fo:font-size="12pt" fo:font-weight="normal" officeooo:rsid="00e4fe62" style:font-size-asian="12pt" style:font-weight-asian="normal" style:font-size-complex="12pt" style:font-weight-complex="normal"/>
    </style:style>
    <style:style style:name="T209" style:family="text">
      <style:text-properties style:font-name="Liberation Serif1" fo:font-size="12pt" fo:font-weight="normal" officeooo:rsid="01799567" style:font-size-asian="12pt" style:font-weight-asian="normal" style:font-size-complex="12pt" style:font-weight-complex="normal"/>
    </style:style>
    <style:style style:name="T210" style:family="text">
      <style:text-properties style:font-name="Liberation Serif1" fo:font-size="12pt" fo:font-weight="normal" officeooo:rsid="017cb2f9" style:font-size-asian="12pt" style:font-weight-asian="normal" style:font-size-complex="12pt" style:font-weight-complex="normal"/>
    </style:style>
    <style:style style:name="T211" style:family="text">
      <style:text-properties style:font-name="Liberation Serif1" fo:font-size="12pt" fo:font-weight="normal" officeooo:rsid="017e5f32" style:font-size-asian="12pt" style:font-weight-asian="normal" style:font-size-complex="12pt" style:font-weight-complex="normal"/>
    </style:style>
    <style:style style:name="T212" style:family="text">
      <style:text-properties style:font-name="Liberation Serif1" fo:font-size="12pt" fo:font-weight="normal" officeooo:rsid="01802fb2" style:font-size-asian="12pt" style:font-weight-asian="normal" style:font-size-complex="12pt" style:font-weight-complex="normal"/>
    </style:style>
    <style:style style:name="T213" style:family="text">
      <style:text-properties style:font-name="Liberation Serif1" fo:font-size="12pt" fo:font-weight="normal" officeooo:rsid="0182168a" style:font-size-asian="12pt" style:font-weight-asian="normal" style:font-size-complex="12pt" style:font-weight-complex="normal"/>
    </style:style>
    <style:style style:name="T214" style:family="text">
      <style:text-properties style:font-name="Liberation Serif1" fo:font-size="12pt" fo:font-weight="normal" officeooo:rsid="01860bc7" style:font-size-asian="12pt" style:font-weight-asian="normal" style:font-size-complex="12pt" style:font-weight-complex="normal"/>
    </style:style>
    <style:style style:name="T215" style:family="text">
      <style:text-properties style:font-name="Liberation Serif1" fo:font-size="12pt" fo:font-weight="normal" officeooo:rsid="0187a3f8" style:font-size-asian="12pt" style:font-weight-asian="normal" style:font-size-complex="12pt" style:font-weight-complex="normal"/>
    </style:style>
    <style:style style:name="T216" style:family="text">
      <style:text-properties style:font-name="Liberation Serif1" fo:font-size="12pt" fo:font-weight="normal" officeooo:rsid="018a28cc" style:font-size-asian="12pt" style:font-weight-asian="normal" style:font-size-complex="12pt" style:font-weight-complex="normal"/>
    </style:style>
    <style:style style:name="T217" style:family="text">
      <style:text-properties style:font-name="Liberation Serif1" fo:font-size="12pt" fo:font-weight="normal" officeooo:rsid="0192c13b" style:font-size-asian="12pt" style:font-weight-asian="normal" style:font-size-complex="12pt" style:font-weight-complex="normal"/>
    </style:style>
    <style:style style:name="T218" style:family="text">
      <style:text-properties style:font-name="Liberation Serif1" fo:font-size="12pt" fo:font-weight="normal" officeooo:rsid="0193b935" style:font-size-asian="12pt" style:font-weight-asian="normal" style:font-size-complex="12pt" style:font-weight-complex="normal"/>
    </style:style>
    <style:style style:name="T219" style:family="text">
      <style:text-properties style:font-name="Liberation Serif1" fo:font-size="12pt" fo:font-weight="normal" officeooo:rsid="0076c94d" style:font-size-asian="12pt" style:font-weight-asian="normal" style:font-size-complex="12pt" style:font-weight-complex="normal"/>
    </style:style>
    <style:style style:name="T220" style:family="text">
      <style:text-properties style:font-name="Liberation Serif1" fo:font-size="12pt" fo:font-weight="normal" officeooo:rsid="00788eb5" style:font-size-asian="12pt" style:font-weight-asian="normal" style:font-size-complex="12pt" style:font-weight-complex="normal"/>
    </style:style>
    <style:style style:name="T221" style:family="text">
      <style:text-properties style:font-name="Liberation Serif1" fo:font-size="12pt" fo:font-weight="normal" officeooo:rsid="0079268b" style:font-size-asian="12pt" style:font-weight-asian="normal" style:font-size-complex="12pt" style:font-weight-complex="normal"/>
    </style:style>
    <style:style style:name="T222" style:family="text">
      <style:text-properties style:font-name="Liberation Serif1" fo:font-size="12pt" fo:font-weight="normal" officeooo:rsid="019dcd0c" style:font-size-asian="12pt" style:font-weight-asian="normal" style:font-size-complex="12pt" style:font-weight-complex="normal"/>
    </style:style>
    <style:style style:name="T223" style:family="text">
      <style:text-properties style:font-name="Liberation Serif1" fo:font-size="12pt" fo:font-weight="normal" officeooo:rsid="0039c493" style:font-size-asian="12pt" style:font-weight-asian="normal" style:font-size-complex="12pt" style:font-weight-complex="normal"/>
    </style:style>
    <style:style style:name="T224" style:family="text">
      <style:text-properties style:font-name="Liberation Serif1" fo:font-size="12pt" fo:font-style="italic" fo:font-weight="normal" officeooo:rsid="00788eb5" style:font-size-asian="12pt" style:font-style-asian="italic" style:font-weight-asian="normal" style:font-size-complex="12pt" style:font-style-complex="italic" style:font-weight-complex="normal"/>
    </style:style>
    <style:style style:name="T225" style:family="text">
      <style:text-properties style:font-name="Liberation Serif1" fo:font-size="12pt" fo:font-style="italic" fo:font-weight="normal" officeooo:rsid="0079268b" style:font-size-asian="12pt" style:font-style-asian="italic" style:font-weight-asian="normal" style:font-size-complex="12pt" style:font-style-complex="italic" style:font-weight-complex="normal"/>
    </style:style>
    <style:style style:name="T226" style:family="text">
      <style:text-properties style:font-name="Liberation Serif1" fo:font-size="12pt" fo:font-weight="bold" officeooo:rsid="017401a2" style:font-size-asian="12pt" style:font-weight-asian="bold" style:font-size-complex="12pt" style:font-weight-complex="bold"/>
    </style:style>
    <style:style style:name="T227" style:family="text">
      <style:text-properties style:font-name="Liberation Serif1" fo:font-style="normal" officeooo:rsid="00df8855" style:font-style-asian="normal" style:font-style-complex="normal"/>
    </style:style>
    <style:style style:name="T228" style:family="text">
      <style:text-properties style:font-name="Liberation Serif1" fo:font-style="normal" fo:font-weight="normal" officeooo:rsid="00e058dc" style:font-style-asian="normal" style:font-weight-asian="normal" style:font-style-complex="normal" style:font-weight-complex="normal"/>
    </style:style>
    <style:style style:name="T229" style:family="text">
      <style:text-properties style:font-name="Liberation Serif1" officeooo:rsid="00e252c5"/>
    </style:style>
    <style:style style:name="T230" style:family="text">
      <style:text-properties officeooo:rsid="003b2a8b"/>
    </style:style>
    <style:style style:name="T231" style:family="text">
      <style:text-properties style:text-underline-style="solid" style:text-underline-width="auto" style:text-underline-color="font-color"/>
    </style:style>
    <style:style style:name="T232" style:family="text">
      <style:text-properties style:text-underline-style="solid" style:text-underline-width="auto" style:text-underline-color="font-color" officeooo:rsid="003b2a8b"/>
    </style:style>
    <style:style style:name="T233" style:family="text">
      <style:text-properties style:text-underline-style="solid" style:text-underline-width="auto" style:text-underline-color="font-color" officeooo:rsid="004b72ee"/>
    </style:style>
    <style:style style:name="T234" style:family="text">
      <style:text-properties style:text-underline-style="solid" style:text-underline-width="auto" style:text-underline-color="font-color" officeooo:rsid="004ed009"/>
    </style:style>
    <style:style style:name="T235" style:family="text">
      <style:text-properties style:text-underline-style="solid" style:text-underline-width="auto" style:text-underline-color="font-color" officeooo:rsid="00501484"/>
    </style:style>
    <style:style style:name="T236" style:family="text">
      <style:text-properties style:text-underline-style="solid" style:text-underline-width="auto" style:text-underline-color="font-color" officeooo:rsid="0063889c"/>
    </style:style>
    <style:style style:name="T237" style:family="text">
      <style:text-properties style:text-underline-style="solid" style:text-underline-width="auto" style:text-underline-color="font-color" officeooo:rsid="0063aaed"/>
    </style:style>
    <style:style style:name="T238" style:family="text">
      <style:text-properties style:text-underline-style="solid" style:text-underline-width="auto" style:text-underline-color="font-color" officeooo:rsid="0146fac9"/>
    </style:style>
    <style:style style:name="T239" style:family="text">
      <style:text-properties style:text-underline-style="solid" style:text-underline-width="auto" style:text-underline-color="font-color" officeooo:rsid="00618a9d"/>
    </style:style>
    <style:style style:name="T240" style:family="text">
      <style:text-properties officeooo:rsid="003c7691"/>
    </style:style>
    <style:style style:name="T241" style:family="text">
      <style:text-properties officeooo:rsid="003d8f97"/>
    </style:style>
    <style:style style:name="T242" style:family="text">
      <style:text-properties officeooo:rsid="003ee1ee"/>
    </style:style>
    <style:style style:name="T243" style:family="text">
      <style:text-properties officeooo:rsid="00401e52"/>
    </style:style>
    <style:style style:name="T244"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45"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46"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47" style:family="text">
      <style:text-properties officeooo:rsid="004439ab"/>
    </style:style>
    <style:style style:name="T248" style:family="text">
      <style:text-properties officeooo:rsid="004636ec"/>
    </style:style>
    <style:style style:name="T249" style:family="text">
      <style:text-properties officeooo:rsid="0047f72c"/>
    </style:style>
    <style:style style:name="T250" style:family="text">
      <style:text-properties officeooo:rsid="004b72ee"/>
    </style:style>
    <style:style style:name="T251" style:family="text">
      <style:text-properties officeooo:rsid="004d4f96"/>
    </style:style>
    <style:style style:name="T252" style:family="text">
      <style:text-properties officeooo:rsid="004e1d33"/>
    </style:style>
    <style:style style:name="T253" style:family="text">
      <style:text-properties style:text-underline-style="none" fo:font-weight="bold" officeooo:rsid="004ed009" style:font-weight-asian="bold" style:font-weight-complex="bold"/>
    </style:style>
    <style:style style:name="T254" style:family="text">
      <style:text-properties style:text-underline-style="none" officeooo:rsid="004ed009"/>
    </style:style>
    <style:style style:name="T255" style:family="text">
      <style:text-properties style:text-underline-style="none" officeooo:rsid="01a43dd6"/>
    </style:style>
    <style:style style:name="T256" style:family="text">
      <style:text-properties officeooo:rsid="004ed009"/>
    </style:style>
    <style:style style:name="T257" style:family="text">
      <style:text-properties fo:font-weight="normal" style:font-weight-asian="normal" style:font-weight-complex="normal"/>
    </style:style>
    <style:style style:name="T258" style:family="text">
      <style:text-properties fo:font-weight="normal" officeooo:rsid="005691ef" style:font-weight-asian="normal" style:font-weight-complex="normal"/>
    </style:style>
    <style:style style:name="T259" style:family="text">
      <style:text-properties fo:font-weight="normal" officeooo:rsid="0065749d" style:font-weight-asian="normal" style:font-weight-complex="normal"/>
    </style:style>
    <style:style style:name="T260" style:family="text">
      <style:text-properties fo:font-weight="normal" officeooo:rsid="00665389" style:font-weight-asian="normal" style:font-weight-complex="normal"/>
    </style:style>
    <style:style style:name="T261" style:family="text">
      <style:text-properties fo:font-weight="normal" officeooo:rsid="007fdf3f" style:font-weight-asian="normal" style:font-weight-complex="normal"/>
    </style:style>
    <style:style style:name="T262" style:family="text">
      <style:text-properties fo:font-weight="normal" officeooo:rsid="00851ba3" style:font-weight-asian="normal" style:font-weight-complex="normal"/>
    </style:style>
    <style:style style:name="T263" style:family="text">
      <style:text-properties fo:font-weight="normal" officeooo:rsid="008a0285" style:font-weight-asian="normal" style:font-weight-complex="normal"/>
    </style:style>
    <style:style style:name="T264" style:family="text">
      <style:text-properties fo:font-weight="normal" officeooo:rsid="008dfee5" style:font-weight-asian="normal" style:font-weight-complex="normal"/>
    </style:style>
    <style:style style:name="T265" style:family="text">
      <style:text-properties fo:font-weight="normal" officeooo:rsid="00905754" style:font-weight-asian="normal" style:font-weight-complex="normal"/>
    </style:style>
    <style:style style:name="T266" style:family="text">
      <style:text-properties fo:font-weight="normal" officeooo:rsid="00911834" style:font-weight-asian="normal" style:font-weight-complex="normal"/>
    </style:style>
    <style:style style:name="T267" style:family="text">
      <style:text-properties fo:font-weight="normal" officeooo:rsid="0099f111" style:font-weight-asian="normal" style:font-weight-complex="normal"/>
    </style:style>
    <style:style style:name="T268" style:family="text">
      <style:text-properties fo:font-weight="normal" officeooo:rsid="009f2d03" style:font-weight-asian="normal" style:font-weight-complex="normal"/>
    </style:style>
    <style:style style:name="T269" style:family="text">
      <style:text-properties fo:font-weight="normal" officeooo:rsid="009ff817" style:font-weight-asian="normal" style:font-weight-complex="normal"/>
    </style:style>
    <style:style style:name="T270" style:family="text">
      <style:text-properties fo:font-weight="normal" officeooo:rsid="00a1cbdf" style:font-weight-asian="normal" style:font-weight-complex="normal"/>
    </style:style>
    <style:style style:name="T271" style:family="text">
      <style:text-properties fo:font-weight="normal" officeooo:rsid="009de80a" style:font-weight-asian="normal" style:font-weight-complex="normal"/>
    </style:style>
    <style:style style:name="T272" style:family="text">
      <style:text-properties fo:font-weight="normal" officeooo:rsid="00a386d5" style:font-weight-asian="normal" style:font-weight-complex="normal"/>
    </style:style>
    <style:style style:name="T273" style:family="text">
      <style:text-properties fo:font-weight="normal" officeooo:rsid="00a76c9e" style:font-weight-asian="normal" style:font-weight-complex="normal"/>
    </style:style>
    <style:style style:name="T274" style:family="text">
      <style:text-properties fo:font-weight="normal" officeooo:rsid="00ad4f05" style:font-weight-asian="normal" style:font-weight-complex="normal"/>
    </style:style>
    <style:style style:name="T275" style:family="text">
      <style:text-properties fo:font-weight="normal" officeooo:rsid="00b2902a" style:font-weight-asian="normal" style:font-weight-complex="normal"/>
    </style:style>
    <style:style style:name="T276" style:family="text">
      <style:text-properties fo:font-weight="normal" officeooo:rsid="00b56853" style:font-weight-asian="normal" style:font-weight-complex="normal"/>
    </style:style>
    <style:style style:name="T277" style:family="text">
      <style:text-properties fo:font-weight="normal" officeooo:rsid="00c0b3f2" style:font-weight-asian="normal" style:font-weight-complex="normal"/>
    </style:style>
    <style:style style:name="T278" style:family="text">
      <style:text-properties fo:font-weight="normal" officeooo:rsid="007af4e1" style:font-weight-asian="normal" style:font-weight-complex="normal"/>
    </style:style>
    <style:style style:name="T279" style:family="text">
      <style:text-properties fo:font-weight="normal" officeooo:rsid="00ec9dcb" style:font-weight-asian="normal" style:font-weight-complex="normal"/>
    </style:style>
    <style:style style:name="T280" style:family="text">
      <style:text-properties fo:font-weight="normal" officeooo:rsid="00f11c3b" style:font-weight-asian="normal" style:font-weight-complex="normal"/>
    </style:style>
    <style:style style:name="T281" style:family="text">
      <style:text-properties fo:font-weight="normal" officeooo:rsid="00f1d5c9" style:font-weight-asian="normal" style:font-weight-complex="normal"/>
    </style:style>
    <style:style style:name="T282" style:family="text">
      <style:text-properties fo:font-weight="normal" officeooo:rsid="01012b25" style:font-weight-asian="normal" style:font-weight-complex="normal"/>
    </style:style>
    <style:style style:name="T283" style:family="text">
      <style:text-properties fo:font-weight="normal" officeooo:rsid="01027a89" style:font-weight-asian="normal" style:font-weight-complex="normal"/>
    </style:style>
    <style:style style:name="T284" style:family="text">
      <style:text-properties fo:font-weight="normal" officeooo:rsid="01045c3e" style:font-weight-asian="normal" style:font-weight-complex="normal"/>
    </style:style>
    <style:style style:name="T285" style:family="text">
      <style:text-properties fo:font-weight="normal" officeooo:rsid="010bd44b" style:font-weight-asian="normal" style:font-weight-complex="normal"/>
    </style:style>
    <style:style style:name="T286" style:family="text">
      <style:text-properties fo:font-weight="normal" officeooo:rsid="010e2d5a" style:font-weight-asian="normal" style:font-weight-complex="normal"/>
    </style:style>
    <style:style style:name="T287" style:family="text">
      <style:text-properties fo:font-weight="normal" officeooo:rsid="01117a3e" style:font-weight-asian="normal" style:font-weight-complex="normal"/>
    </style:style>
    <style:style style:name="T288" style:family="text">
      <style:text-properties fo:font-weight="normal" officeooo:rsid="0118ad10" style:font-weight-asian="normal" style:font-weight-complex="normal"/>
    </style:style>
    <style:style style:name="T289" style:family="text">
      <style:text-properties fo:font-weight="normal" officeooo:rsid="0119c4b9" style:font-weight-asian="normal" style:font-weight-complex="normal"/>
    </style:style>
    <style:style style:name="T290" style:family="text">
      <style:text-properties fo:font-weight="normal" officeooo:rsid="0094647e" style:font-weight-asian="normal" style:font-weight-complex="normal"/>
    </style:style>
    <style:style style:name="T291" style:family="text">
      <style:text-properties fo:font-weight="normal" officeooo:rsid="011a7117" style:font-weight-asian="normal" style:font-weight-complex="normal"/>
    </style:style>
    <style:style style:name="T292" style:family="text">
      <style:text-properties fo:font-weight="normal" officeooo:rsid="01208d7c" style:font-weight-asian="normal" style:font-weight-complex="normal"/>
    </style:style>
    <style:style style:name="T293" style:family="text">
      <style:text-properties fo:font-weight="normal" officeooo:rsid="006f5532" style:font-weight-asian="normal" style:font-weight-complex="normal"/>
    </style:style>
    <style:style style:name="T294" style:family="text">
      <style:text-properties fo:font-weight="normal" officeooo:rsid="012217fe" style:font-weight-asian="normal" style:font-weight-complex="normal"/>
    </style:style>
    <style:style style:name="T295" style:family="text">
      <style:text-properties fo:font-weight="normal" officeooo:rsid="0123a1be" style:font-weight-asian="normal" style:font-weight-complex="normal"/>
    </style:style>
    <style:style style:name="T296" style:family="text">
      <style:text-properties fo:font-weight="normal" officeooo:rsid="01256e75" style:font-weight-asian="normal" style:font-weight-complex="normal"/>
    </style:style>
    <style:style style:name="T297" style:family="text">
      <style:text-properties fo:font-weight="normal" officeooo:rsid="012c9e85" style:font-weight-asian="normal" style:font-weight-complex="normal"/>
    </style:style>
    <style:style style:name="T298" style:family="text">
      <style:text-properties fo:font-weight="normal" officeooo:rsid="01361f49" style:font-weight-asian="normal" style:font-weight-complex="normal"/>
    </style:style>
    <style:style style:name="T299" style:family="text">
      <style:text-properties fo:font-weight="normal" officeooo:rsid="01376e56" style:font-weight-asian="normal" style:font-weight-complex="normal"/>
    </style:style>
    <style:style style:name="T300" style:family="text">
      <style:text-properties fo:font-weight="normal" officeooo:rsid="013785d7" style:font-weight-asian="normal" style:font-weight-complex="normal"/>
    </style:style>
    <style:style style:name="T301" style:family="text">
      <style:text-properties fo:font-weight="normal" officeooo:rsid="0137e5e2" style:font-weight-asian="normal" style:font-weight-complex="normal"/>
    </style:style>
    <style:style style:name="T302" style:family="text">
      <style:text-properties fo:font-weight="normal" officeooo:rsid="00501484" style:font-weight-asian="normal" style:font-weight-complex="normal"/>
    </style:style>
    <style:style style:name="T303" style:family="text">
      <style:text-properties fo:font-weight="normal" officeooo:rsid="015ad02a" style:font-weight-asian="normal" style:font-weight-complex="normal"/>
    </style:style>
    <style:style style:name="T304" style:family="text">
      <style:text-properties fo:font-weight="normal" officeooo:rsid="018d8199" style:font-weight-asian="normal" style:font-weight-complex="normal"/>
    </style:style>
    <style:style style:name="T305" style:family="text">
      <style:text-properties fo:font-weight="normal" officeooo:rsid="019b24c3" style:font-weight-asian="normal" style:font-weight-complex="normal"/>
    </style:style>
    <style:style style:name="T306" style:family="text">
      <style:text-properties fo:font-weight="normal" officeooo:rsid="019dcd0c" style:font-weight-asian="normal" style:font-weight-complex="normal"/>
    </style:style>
    <style:style style:name="T307" style:family="text">
      <style:text-properties fo:font-weight="normal" officeooo:rsid="01acdc95" style:font-weight-asian="normal" style:font-weight-complex="normal"/>
    </style:style>
    <style:style style:name="T308" style:family="text">
      <style:text-properties fo:font-weight="normal" officeooo:rsid="01ad9021" style:font-weight-asian="normal" style:font-weight-complex="normal"/>
    </style:style>
    <style:style style:name="T309" style:family="text">
      <style:text-properties fo:font-weight="normal" officeooo:rsid="01b03afe" style:font-weight-asian="normal" style:font-weight-complex="normal"/>
    </style:style>
    <style:style style:name="T310" style:family="text">
      <style:text-properties fo:font-weight="normal" officeooo:rsid="01b36dd5" style:font-weight-asian="normal" style:font-weight-complex="normal"/>
    </style:style>
    <style:style style:name="T311" style:family="text">
      <style:text-properties fo:font-weight="normal" officeooo:rsid="01b80e79" style:font-weight-asian="normal" style:font-weight-complex="normal"/>
    </style:style>
    <style:style style:name="T312" style:family="text">
      <style:text-properties fo:font-weight="normal" officeooo:rsid="005ec38b" fo:background-color="transparent" loext:char-shading-value="0" style:font-weight-asian="normal" style:font-weight-complex="normal"/>
    </style:style>
    <style:style style:name="T313" style:family="text">
      <style:text-properties fo:font-weight="normal" officeooo:rsid="005fa3ae" fo:background-color="transparent" loext:char-shading-value="0" style:font-weight-asian="normal" style:font-weight-complex="normal"/>
    </style:style>
    <style:style style:name="T314" style:family="text">
      <style:text-properties fo:font-weight="normal" officeooo:rsid="00618a9d" fo:background-color="transparent" loext:char-shading-value="0" style:font-weight-asian="normal" style:font-weight-complex="normal"/>
    </style:style>
    <style:style style:name="T315" style:family="text">
      <style:text-properties officeooo:rsid="00501484"/>
    </style:style>
    <style:style style:name="T316" style:family="text">
      <style:text-properties officeooo:rsid="0052c048"/>
    </style:style>
    <style:style style:name="T317" style:family="text">
      <style:text-properties officeooo:rsid="0053e43f"/>
    </style:style>
    <style:style style:name="T318" style:family="text">
      <style:text-properties officeooo:rsid="0054cce7"/>
    </style:style>
    <style:style style:name="T319" style:family="text">
      <style:text-properties officeooo:rsid="0055dfb2"/>
    </style:style>
    <style:style style:name="T320" style:family="text">
      <style:text-properties officeooo:rsid="0059924b"/>
    </style:style>
    <style:style style:name="T321" style:family="text">
      <style:text-properties officeooo:rsid="0059d8fa"/>
    </style:style>
    <style:style style:name="T322" style:family="text">
      <style:text-properties style:text-position="super 58%"/>
    </style:style>
    <style:style style:name="T323" style:family="text">
      <style:text-properties style:text-position="super 58%" officeooo:rsid="0059d8fa"/>
    </style:style>
    <style:style style:name="T324" style:family="text">
      <style:text-properties style:text-position="super 58%" officeooo:rsid="005ad8e3"/>
    </style:style>
    <style:style style:name="T325" style:family="text">
      <style:text-properties style:text-position="super 58%" officeooo:rsid="005fa3ae" fo:background-color="transparent" loext:char-shading-value="0"/>
    </style:style>
    <style:style style:name="T326" style:family="text">
      <style:text-properties style:text-position="super 58%" officeooo:rsid="007af4e1"/>
    </style:style>
    <style:style style:name="T327" style:family="text">
      <style:text-properties style:text-position="super 58%" officeooo:rsid="007f44b3"/>
    </style:style>
    <style:style style:name="T328" style:family="text">
      <style:text-properties style:text-position="super 58%" fo:font-weight="normal" style:font-weight-asian="normal" style:font-weight-complex="normal"/>
    </style:style>
    <style:style style:name="T329" style:family="text">
      <style:text-properties style:text-position="super 58%" fo:font-weight="normal" officeooo:rsid="01027a89" style:font-weight-asian="normal" style:font-weight-complex="normal"/>
    </style:style>
    <style:style style:name="T330" style:family="text">
      <style:text-properties style:text-position="super 58%" fo:font-weight="normal" officeooo:rsid="01045c3e" style:font-weight-asian="normal" style:font-weight-complex="normal"/>
    </style:style>
    <style:style style:name="T331" style:family="text">
      <style:text-properties style:text-position="super 58%" officeooo:rsid="009c6c1f"/>
    </style:style>
    <style:style style:name="T332" style:family="text">
      <style:text-properties style:text-position="super 58%" officeooo:rsid="010e1a85"/>
    </style:style>
    <style:style style:name="T333" style:family="text">
      <style:text-properties officeooo:rsid="005ad8e3"/>
    </style:style>
    <style:style style:name="T334" style:family="text">
      <style:text-properties officeooo:rsid="005ec38b"/>
    </style:style>
    <style:style style:name="T335" style:family="text">
      <style:text-properties fo:background-color="transparent" loext:char-shading-value="0"/>
    </style:style>
    <style:style style:name="T336" style:family="text">
      <style:text-properties officeooo:rsid="0054cce7" fo:background-color="transparent" loext:char-shading-value="0"/>
    </style:style>
    <style:style style:name="T337" style:family="text">
      <style:text-properties officeooo:rsid="005ec38b" fo:background-color="transparent" loext:char-shading-value="0"/>
    </style:style>
    <style:style style:name="T338" style:family="text">
      <style:text-properties officeooo:rsid="005fa3ae" fo:background-color="transparent" loext:char-shading-value="0"/>
    </style:style>
    <style:style style:name="T339" style:family="text">
      <style:text-properties officeooo:rsid="00618a9d" fo:background-color="transparent" loext:char-shading-value="0"/>
    </style:style>
    <style:style style:name="T340" style:family="text">
      <style:text-properties officeooo:rsid="00618a9d"/>
    </style:style>
    <style:style style:name="T341" style:family="text">
      <style:text-properties officeooo:rsid="0063889c"/>
    </style:style>
    <style:style style:name="T342" style:family="text">
      <style:text-properties officeooo:rsid="0065749d"/>
    </style:style>
    <style:style style:name="T343" style:family="text">
      <style:text-properties officeooo:rsid="00665389"/>
    </style:style>
    <style:style style:name="T344" style:family="text">
      <style:text-properties officeooo:rsid="0066e800"/>
    </style:style>
    <style:style style:name="T345" style:family="text">
      <style:text-properties officeooo:rsid="006a570a"/>
    </style:style>
    <style:style style:name="T346" style:family="text">
      <style:text-properties officeooo:rsid="006be187"/>
    </style:style>
    <style:style style:name="T347" style:family="text">
      <style:text-properties officeooo:rsid="006c9cb3"/>
    </style:style>
    <style:style style:name="T348" style:family="text">
      <style:text-properties officeooo:rsid="006d25ed"/>
    </style:style>
    <style:style style:name="T349" style:family="text">
      <style:text-properties officeooo:rsid="006e00ec"/>
    </style:style>
    <style:style style:name="T350" style:family="text">
      <style:text-properties style:font-name="Carlito" officeooo:rsid="004439ab"/>
    </style:style>
    <style:style style:name="T351" style:family="text">
      <style:text-properties style:font-name="Carlito" officeooo:rsid="006e5e99"/>
    </style:style>
    <style:style style:name="T352"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53"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54" style:family="text">
      <style:text-properties officeooo:rsid="006e5e99"/>
    </style:style>
    <style:style style:name="T355" style:family="text">
      <style:text-properties officeooo:rsid="0071409f"/>
    </style:style>
    <style:style style:name="T356" style:family="text">
      <style:text-properties officeooo:rsid="0071b2c0"/>
    </style:style>
    <style:style style:name="T357" style:family="text">
      <style:text-properties officeooo:rsid="007348c3"/>
    </style:style>
    <style:style style:name="T358" style:family="text">
      <style:text-properties officeooo:rsid="00778f39"/>
    </style:style>
    <style:style style:name="T359" style:family="text">
      <style:text-properties officeooo:rsid="00788eb5"/>
    </style:style>
    <style:style style:name="T360" style:family="text">
      <style:text-properties officeooo:rsid="0079268b"/>
    </style:style>
    <style:style style:name="T361" style:family="text">
      <style:text-properties officeooo:rsid="007af4e1"/>
    </style:style>
    <style:style style:name="T362" style:family="text">
      <style:text-properties style:text-position="0% 100%"/>
    </style:style>
    <style:style style:name="T363" style:family="text">
      <style:text-properties style:text-position="0% 100%" officeooo:rsid="007af4e1"/>
    </style:style>
    <style:style style:name="T364" style:family="text">
      <style:text-properties style:text-position="0% 100%" officeooo:rsid="007f44b3"/>
    </style:style>
    <style:style style:name="T365" style:family="text">
      <style:text-properties style:text-position="0% 100%" officeooo:rsid="009c6c1f"/>
    </style:style>
    <style:style style:name="T366" style:family="text">
      <style:text-properties officeooo:rsid="007d7bea"/>
    </style:style>
    <style:style style:name="T367" style:family="text">
      <style:text-properties officeooo:rsid="007e7203"/>
    </style:style>
    <style:style style:name="T368" style:family="text">
      <style:text-properties officeooo:rsid="007f44b3"/>
    </style:style>
    <style:style style:name="T369" style:family="text">
      <style:text-properties officeooo:rsid="007fbb27"/>
    </style:style>
    <style:style style:name="T370" style:family="text">
      <style:text-properties officeooo:rsid="007fdf3f"/>
    </style:style>
    <style:style style:name="T371" style:family="text">
      <style:text-properties officeooo:rsid="00808922"/>
    </style:style>
    <style:style style:name="T372" style:family="text">
      <style:text-properties officeooo:rsid="0080f0f9"/>
    </style:style>
    <style:style style:name="T373" style:family="text">
      <style:text-properties officeooo:rsid="00818674"/>
    </style:style>
    <style:style style:name="T374" style:family="text">
      <style:text-properties officeooo:rsid="0085171d"/>
    </style:style>
    <style:style style:name="T375" style:family="text">
      <style:text-properties officeooo:rsid="00851ba3"/>
    </style:style>
    <style:style style:name="T376" style:family="text">
      <style:text-properties officeooo:rsid="00859bdb"/>
    </style:style>
    <style:style style:name="T377" style:family="text">
      <style:text-properties style:text-position="sub 58%"/>
    </style:style>
    <style:style style:name="T378" style:family="text">
      <style:text-properties style:text-position="sub 58%" fo:font-weight="normal" style:font-weight-asian="normal" style:font-weight-complex="normal"/>
    </style:style>
    <style:style style:name="T379" style:family="text">
      <style:text-properties style:text-position="sub 58%" officeooo:rsid="00a883a3"/>
    </style:style>
    <style:style style:name="T380" style:family="text">
      <style:text-properties officeooo:rsid="008789fe"/>
    </style:style>
    <style:style style:name="T381" style:family="text">
      <style:text-properties officeooo:rsid="008824b7"/>
    </style:style>
    <style:style style:name="T382" style:family="text">
      <style:text-properties officeooo:rsid="008a0285"/>
    </style:style>
    <style:style style:name="T383" style:family="text">
      <style:text-properties officeooo:rsid="008be180"/>
    </style:style>
    <style:style style:name="T384" style:family="text">
      <style:text-properties officeooo:rsid="008dfee5"/>
    </style:style>
    <style:style style:name="T385" style:family="text">
      <style:text-properties officeooo:rsid="00931787"/>
    </style:style>
    <style:style style:name="T386" style:family="text">
      <style:text-properties officeooo:rsid="009384fd"/>
    </style:style>
    <style:style style:name="T387" style:family="text">
      <style:text-properties officeooo:rsid="0094647e"/>
    </style:style>
    <style:style style:name="T388" style:family="text">
      <style:text-properties officeooo:rsid="0094faa3"/>
    </style:style>
    <style:style style:name="T389" style:family="text">
      <style:text-properties officeooo:rsid="00955b5c"/>
    </style:style>
    <style:style style:name="T390" style:family="text">
      <style:text-properties officeooo:rsid="0099f111"/>
    </style:style>
    <style:style style:name="T391" style:family="text">
      <style:text-properties officeooo:rsid="009a44ae"/>
    </style:style>
    <style:style style:name="T392" style:family="text">
      <style:text-properties officeooo:rsid="009be00d"/>
    </style:style>
    <style:style style:name="T393" style:family="text">
      <style:text-properties officeooo:rsid="009c6c1f"/>
    </style:style>
    <style:style style:name="T394" style:family="text">
      <style:text-properties officeooo:rsid="00a1cbdf"/>
    </style:style>
    <style:style style:name="T395" style:family="text">
      <style:text-properties officeooo:rsid="00a386d5"/>
    </style:style>
    <style:style style:name="T396" style:family="text">
      <style:text-properties officeooo:rsid="00a492a3"/>
    </style:style>
    <style:style style:name="T397" style:family="text">
      <style:text-properties officeooo:rsid="00a563a8"/>
    </style:style>
    <style:style style:name="T398" style:family="text">
      <style:text-properties officeooo:rsid="00a58d4f"/>
    </style:style>
    <style:style style:name="T399" style:family="text">
      <style:text-properties officeooo:rsid="00a76c9e"/>
    </style:style>
    <style:style style:name="T400" style:family="text">
      <style:text-properties officeooo:rsid="00a883a3"/>
    </style:style>
    <style:style style:name="T401" style:family="text">
      <style:text-properties officeooo:rsid="00ad4f05"/>
    </style:style>
    <style:style style:name="T402" style:family="text">
      <style:text-properties officeooo:rsid="00b2902a"/>
    </style:style>
    <style:style style:name="T403" style:family="text">
      <style:text-properties officeooo:rsid="00b30832"/>
    </style:style>
    <style:style style:name="T404" style:family="text">
      <style:text-properties officeooo:rsid="00b3ba0a"/>
    </style:style>
    <style:style style:name="T405" style:family="text">
      <style:text-properties officeooo:rsid="00b59a1c"/>
    </style:style>
    <style:style style:name="T406" style:family="text">
      <style:text-properties officeooo:rsid="00b6e732"/>
    </style:style>
    <style:style style:name="T407" style:family="text">
      <style:text-properties officeooo:rsid="00c1f4f8"/>
    </style:style>
    <style:style style:name="T408" style:family="text">
      <style:text-properties officeooo:rsid="00c84eb2"/>
    </style:style>
    <style:style style:name="T409" style:family="text">
      <style:text-properties officeooo:rsid="00dd3eb3"/>
    </style:style>
    <style:style style:name="T410" style:family="text">
      <style:text-properties officeooo:rsid="00de2772"/>
    </style:style>
    <style:style style:name="T411" style:family="text">
      <style:text-properties officeooo:rsid="00eb1454"/>
    </style:style>
    <style:style style:name="T412" style:family="text">
      <style:text-properties officeooo:rsid="00ed3cfa"/>
    </style:style>
    <style:style style:name="T413" style:family="text">
      <style:text-properties officeooo:rsid="00f11c3b"/>
    </style:style>
    <style:style style:name="T414" style:family="text">
      <style:text-properties officeooo:rsid="00f1d5c9"/>
    </style:style>
    <style:style style:name="T415" style:family="text">
      <style:text-properties officeooo:rsid="00f25d41"/>
    </style:style>
    <style:style style:name="T416" style:family="text">
      <style:text-properties officeooo:rsid="00f5a91a"/>
    </style:style>
    <style:style style:name="T417" style:family="text">
      <style:text-properties officeooo:rsid="010e1a85"/>
    </style:style>
    <style:style style:name="T418" style:family="text">
      <style:text-properties officeooo:rsid="010e2d5a"/>
    </style:style>
    <style:style style:name="T419" style:family="text">
      <style:text-properties officeooo:rsid="0114d1d9"/>
    </style:style>
    <style:style style:name="T420" style:family="text">
      <style:text-properties officeooo:rsid="0116f37f"/>
    </style:style>
    <style:style style:name="T421" style:family="text">
      <style:text-properties officeooo:rsid="0117fba6"/>
    </style:style>
    <style:style style:name="T422" style:family="text">
      <style:text-properties officeooo:rsid="011b384f"/>
    </style:style>
    <style:style style:name="T423" style:family="text">
      <style:text-properties officeooo:rsid="012217fe"/>
    </style:style>
    <style:style style:name="T424" style:family="text">
      <style:text-properties officeooo:rsid="0126f5ec"/>
    </style:style>
    <style:style style:name="T425" style:family="text">
      <style:text-properties officeooo:rsid="01272f1f"/>
    </style:style>
    <style:style style:name="T426" style:family="text">
      <style:text-properties officeooo:rsid="01287128"/>
    </style:style>
    <style:style style:name="T427" style:family="text">
      <style:text-properties officeooo:rsid="012a48eb"/>
    </style:style>
    <style:style style:name="T428" style:family="text">
      <style:text-properties officeooo:rsid="012c9e85"/>
    </style:style>
    <style:style style:name="T429" style:family="text">
      <style:text-properties officeooo:rsid="012cd3b5"/>
    </style:style>
    <style:style style:name="T430" style:family="text">
      <style:text-properties officeooo:rsid="012ff7ec"/>
    </style:style>
    <style:style style:name="T431" style:family="text">
      <style:text-properties officeooo:rsid="013402dc"/>
    </style:style>
    <style:style style:name="T432" style:family="text">
      <style:text-properties officeooo:rsid="0138571f"/>
    </style:style>
    <style:style style:name="T433" style:family="text">
      <style:text-properties officeooo:rsid="0139ce96"/>
    </style:style>
    <style:style style:name="T434" style:family="text">
      <style:text-properties officeooo:rsid="01403f08"/>
    </style:style>
    <style:style style:name="T435" style:family="text">
      <style:text-properties officeooo:rsid="01410001"/>
    </style:style>
    <style:style style:name="T436" style:family="text">
      <style:text-properties officeooo:rsid="01460090"/>
    </style:style>
    <style:style style:name="T437" style:family="text">
      <style:text-properties officeooo:rsid="0146fac9"/>
    </style:style>
    <style:style style:name="T438" style:family="text">
      <style:text-properties officeooo:rsid="01482c07"/>
    </style:style>
    <style:style style:name="T439" style:family="text">
      <style:text-properties officeooo:rsid="014967a3"/>
    </style:style>
    <style:style style:name="T440" style:family="text">
      <style:text-properties officeooo:rsid="014d30a9"/>
    </style:style>
    <style:style style:name="T441" style:family="text">
      <style:text-properties style:font-name="Liberation Serif" officeooo:rsid="014d30a9" style:font-name-asian="Liberation Serif" style:font-name-complex="Liberation Serif"/>
    </style:style>
    <style:style style:name="T442" style:family="text">
      <style:text-properties style:font-name="Liberation Serif" fo:font-weight="normal" officeooo:rsid="014d30a9" style:font-name-asian="Liberation Serif" style:font-weight-asian="normal" style:font-name-complex="Liberation Serif" style:font-weight-complex="normal"/>
    </style:style>
    <style:style style:name="T443" style:family="text">
      <style:text-properties officeooo:rsid="0154798a"/>
    </style:style>
    <style:style style:name="T444" style:family="text">
      <style:text-properties officeooo:rsid="01577568"/>
    </style:style>
    <style:style style:name="T445" style:family="text">
      <style:text-properties officeooo:rsid="015ad02a"/>
    </style:style>
    <style:style style:name="T446" style:family="text">
      <style:text-properties officeooo:rsid="0160fb2a"/>
    </style:style>
    <style:style style:name="T447" style:family="text">
      <style:text-properties officeooo:rsid="0163a333"/>
    </style:style>
    <style:style style:name="T448" style:family="text">
      <style:text-properties officeooo:rsid="01659ab6"/>
    </style:style>
    <style:style style:name="T449" style:family="text">
      <style:text-properties officeooo:rsid="016ae595"/>
    </style:style>
    <style:style style:name="T450" style:family="text">
      <style:text-properties officeooo:rsid="016f9d9e"/>
    </style:style>
    <style:style style:name="T451" style:family="text">
      <style:text-properties officeooo:rsid="01716c3e"/>
    </style:style>
    <style:style style:name="T452" style:family="text">
      <style:text-properties officeooo:rsid="017262e6"/>
    </style:style>
    <style:style style:name="T453" style:family="text">
      <style:text-properties officeooo:rsid="0172dafe"/>
    </style:style>
    <style:style style:name="T454" style:family="text">
      <style:text-properties officeooo:rsid="017401a2"/>
    </style:style>
    <style:style style:name="T455" style:family="text">
      <style:text-properties officeooo:rsid="0175a02a"/>
    </style:style>
    <style:style style:name="T456" style:family="text">
      <style:text-properties officeooo:rsid="0178a07b"/>
    </style:style>
    <style:style style:name="T457" style:family="text">
      <style:text-properties officeooo:rsid="01799567"/>
    </style:style>
    <style:style style:name="T458" style:family="text">
      <style:text-properties officeooo:rsid="01860bc7"/>
    </style:style>
    <style:style style:name="T459" style:family="text">
      <style:text-properties officeooo:rsid="018b9490"/>
    </style:style>
    <style:style style:name="T460" style:family="text">
      <style:text-properties officeooo:rsid="018d8199"/>
    </style:style>
    <style:style style:name="T461" style:family="text">
      <style:text-properties officeooo:rsid="018dbd00"/>
    </style:style>
    <style:style style:name="T462" style:family="text">
      <style:text-properties officeooo:rsid="01940998"/>
    </style:style>
    <style:style style:name="T463" style:family="text">
      <style:text-properties officeooo:rsid="019b24c3"/>
    </style:style>
    <style:style style:name="T464" style:family="text">
      <style:text-properties officeooo:rsid="019dcd0c"/>
    </style:style>
    <style:style style:name="T465" style:family="text">
      <style:text-properties officeooo:rsid="019f7d2c"/>
    </style:style>
    <style:style style:name="T466" style:family="text">
      <style:text-properties officeooo:rsid="019ff8c6"/>
    </style:style>
    <style:style style:name="T467" style:family="text">
      <style:text-properties officeooo:rsid="01a68a52"/>
    </style:style>
    <style:style style:name="T468" style:family="text">
      <style:text-properties officeooo:rsid="01b03afe"/>
    </style:style>
    <style:style style:name="T469" style:family="text">
      <style:text-properties officeooo:rsid="01b207ca"/>
    </style:style>
    <style:style style:name="T470" style:family="text">
      <style:text-properties officeooo:rsid="01b4a881"/>
    </style:style>
    <style:style style:name="T471" style:family="text">
      <style:text-properties officeooo:rsid="01b60811"/>
    </style:style>
    <style:style style:name="T472" style:family="text">
      <style:text-properties officeooo:rsid="01b6bbbd"/>
    </style:style>
    <style:style style:name="T473" style:family="text">
      <style:text-properties officeooo:rsid="01b80e79"/>
    </style:style>
    <style:style style:name="T474" style:family="text">
      <style:text-properties officeooo:rsid="01b9247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ATLAS</text:span> (<text:span text:style-name="T3">A</text:span>u<text:span text:style-name="T3">T</text:span>omated <text:span text:style-name="T3">L</text:span>idar <text:span text:style-name="T434">Quality </text:span><text:span text:style-name="T3">A</text:span>nalysis <text:span text:style-name="T3">S</text:span>oftware) manual</text:p>
      <text:p text:style-name="P6"/>
      <text:p text:style-name="P7">Author(s): Nikolaos Siomos</text:p>
      <text:p text:style-name="P7">Last Update: <text:date style:data-style-name="N37" text:date-value="2022-11-23T10:57:45.000807889" text:fixed="true">11/23/22</text:date></text:p>
      <text:p text:style-name="P8">Version: 0.<text:span text:style-name="T438">4.</text:span><text:span text:style-name="T2">7</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6">Table of Contents</text:p>
          </text:index-title>
          <text:p text:style-name="P144"><text:a xlink:type="simple" xlink:href="#__RefHeading___Toc1163_417817360" text:style-name="Index_20_Link" text:visited-style-name="Index_20_Link"><text:s/>1 <text:s/>Installation<text:tab/>3</text:a></text:p>
          <text:p text:style-name="P144"><text:a xlink:type="simple" xlink:href="#__RefHeading___Toc144_3992561831" text:style-name="Index_20_Link" text:visited-style-name="Index_20_Link"><text:s/>2 <text:s/>Dependencies<text:tab/>3</text:a></text:p>
          <text:p text:style-name="P144"><text:a xlink:type="simple" xlink:href="#__RefHeading___Toc146_3992561831" text:style-name="Index_20_Link" text:visited-style-name="Index_20_Link"><text:s/>3 <text:s/>Execution<text:tab/>4</text:a></text:p>
          <text:p text:style-name="P144"><text:a xlink:type="simple" xlink:href="#__RefHeading___Toc835_4125860552" text:style-name="Index_20_Link" text:visited-style-name="Index_20_Link"><text:s/>4 <text:s/>The configuration file<text:tab/>8</text:a></text:p>
          <text:p text:style-name="P145"><text:a xlink:type="simple" xlink:href="#__RefHeading___Toc837_4125860552" text:style-name="Index_20_Link" text:visited-style-name="Index_20_Link"><text:s/>4.1 <text:s/>Section: Lidar<text:tab/>9</text:a></text:p>
          <text:p text:style-name="P145"><text:a xlink:type="simple" xlink:href="#__RefHeading___Toc2041_3336808555" text:style-name="Index_20_Link" text:visited-style-name="Index_20_Link"><text:s/>4.2 <text:s/>Section: Channels<text:tab/>10</text:a></text:p>
          <text:p text:style-name="P145"><text:a xlink:type="simple" xlink:href="#__RefHeading___Toc2043_3336808555" text:style-name="Index_20_Link" text:visited-style-name="Index_20_Link"><text:s/>4.3 <text:s/>Channel Nomenclature<text:tab/>16</text:a></text:p>
          <text:p text:style-name="P144"><text:a xlink:type="simple" xlink:href="#__RefHeading___Toc839_4125860552" text:style-name="Index_20_Link" text:visited-style-name="Index_20_Link"><text:s/>5 <text:s/>The settings file<text:tab/>17</text:a></text:p>
          <text:p text:style-name="P145"><text:a xlink:type="simple" xlink:href="#__RefHeading___Toc2045_3336808555" text:style-name="Index_20_Link" text:visited-style-name="Index_20_Link"><text:s/>5.1 <text:s/>Section: general<text:tab/>17</text:a></text:p>
          <text:p text:style-name="P145"><text:a xlink:type="simple" xlink:href="#__RefHeading___Toc2047_3336808555" text:style-name="Index_20_Link" text:visited-style-name="Index_20_Link"><text:s/>5.2 <text:s/>Section: converter<text:tab/>19</text:a></text:p>
          <text:p text:style-name="P145"><text:a xlink:type="simple" xlink:href="#__RefHeading___Toc2049_3336808555" text:style-name="Index_20_Link" text:visited-style-name="Index_20_Link"><text:s/>5.3 <text:s/>Section: preprocessor<text:tab/>22</text:a></text:p>
          <text:p text:style-name="P145"><text:a xlink:type="simple" xlink:href="#__RefHeading___Toc2051_3336808555" text:style-name="Index_20_Link" text:visited-style-name="Index_20_Link"><text:s/>5.4 <text:s/>Section: quicklooks<text:tab/>24</text:a></text:p>
          <text:p text:style-name="P145"><text:a xlink:type="simple" xlink:href="#__RefHeading___Toc2053_3336808555" text:style-name="Index_20_Link" text:visited-style-name="Index_20_Link"><text:s/>5.5 <text:s/>Section: rayleigh_fit<text:tab/>27</text:a></text:p>
          <text:p text:style-name="P145"><text:a xlink:type="simple" xlink:href="#__RefHeading___Toc2055_3336808555" text:style-name="Index_20_Link" text:visited-style-name="Index_20_Link"><text:s/>5.6 <text:s/>Section: telecover<text:tab/>29</text:a></text:p>
          <text:p text:style-name="P145"><text:a xlink:type="simple" xlink:href="#__RefHeading___Toc2057_3336808555" text:style-name="Index_20_Link" text:visited-style-name="Index_20_Link"><text:s/>5.7 <text:s/>Section: polarization_calibration<text:tab/>31</text:a></text:p>
          <text:p text:style-name="P144"><text:a xlink:type="simple" xlink:href="#__RefHeading___Toc841_4125860552" text:style-name="Index_20_Link" text:visited-style-name="Index_20_Link"><text:s/>6 <text:s/>The radiosonde files<text:tab/>34</text:a></text:p>
        </text:index-body>
      </text:table-of-content>
      <text:p text:style-name="P4"/>
      <text:h text:style-name="P170" text:outline-level="1"><text:bookmark-start text:name="__RefHeading___Toc1163_417817360"/>Installation<text:bookmark-end text:name="__RefHeading___Toc1163_417817360"/></text:h>
      <text:p text:style-name="P12">ATLAS can be cloned through <text:span text:style-name="T45">git. In order to do so:</text:span></text:p>
      <text:list text:style-name="L1">
        <text:list-item>
          <text:p text:style-name="P183">Git must be installed in the computer</text:p>
        </text:list-item>
        <text:list-item>
          <text:p text:style-name="P183">ATLAS can be cloned from the <text:span text:style-name="T180">stable</text:span> repository: <text:a xlink:type="simple" xlink:href="https://github.com/nikolaos-siomos/ATLAS" text:style-name="Internet_20_link" text:visited-style-name="Visited_20_Internet_20_Link">https://github.com/nikolaos-siomos/ATLAS</text:a></text:p>
        </text:list-item>
        <text:list-item>
          <text:p text:style-name="P183">Open a terminal and cd to the folder you want to place ATLAS to</text:p>
        </text:list-item>
        <text:list-item>
          <text:p text:style-name="P183">run: <text:span text:style-name="T46">git clone https://github.com/nikolaos-siomos/ATLAS.git</text:span> </text:p>
        </text:list-item>
      </text:list>
      <text:p text:style-name="P16">Alternatively you can just download ATLAS from the link above. </text:p>
      <text:h text:style-name="P171" text:outline-level="1"><text:bookmark-start text:name="__RefHeading___Toc144_3992561831"/>Dependencies<text:bookmark-end text:name="__RefHeading___Toc144_3992561831"/></text:h>
      <text:p text:style-name="P16">The current version of ATLAS has been developed and tested in python 3.9. The following python packages should be installed:</text:p>
      <text:list text:style-name="L2">
        <text:list-item>
          <text:p text:style-name="P184">numpy – <text:span text:style-name="T129">version 1.24.</text:span><text:span text:style-name="T183">0</text:span></text:p>
        </text:list-item>
        <text:list-item>
          <text:p text:style-name="P184">pandas – <text:span text:style-name="T129">version 1.5.2</text:span></text:p>
        </text:list-item>
        <text:list-item>
          <text:p text:style-name="P184">xarray – <text:span text:style-name="T129">version 2022.12.0</text:span></text:p>
        </text:list-item>
        <text:list-item>
          <text:p text:style-name="P185">netcdf4 – <text:span text:style-name="T180">version 1.6.2</text:span></text:p>
        </text:list-item>
        <text:list-item>
          <text:p text:style-name="P187">scipy – version 1.9.3</text:p>
        </text:list-item>
        <text:list-item>
          <text:p text:style-name="P186">matplotlib – <text:span text:style-name="T180">version 3.6.2</text:span></text:p>
        </text:list-item>
        <text:list-item>
          <text:p text:style-name="P186">h5netcdf – <text:span text:style-name="T180">version 1.1.0</text:span></text:p>
        </text:list-item>
      </text:list>
      <text:p text:style-name="P17">Additionally, the following packages are needed for the graphical user interface (GUI) of ATLAS:</text:p>
      <text:list text:style-name="L3">
        <text:list-item>
          <text:p text:style-name="P188">mako – version 1.2.3</text:p>
        </text:list-item>
        <text:list-item>
          <text:p text:style-name="P189">wxpython – version 4.2.0</text:p>
        </text:list-item>
      </text:list>
      <text:p text:style-name="P13"><text:span text:style-name="T180">Note that other package versions </text:span><text:span text:style-name="T182">(or higher versions) </text:span><text:span text:style-name="T180">might also </text:span><text:span text:style-name="T182">coincidental</text:span><text:span text:style-name="T186">ly</text:span><text:span text:style-name="T182"> </text:span><text:span text:style-name="T180">work.</text:span></text:p>
      <text:p text:style-name="P14">The recommended way<text:span text:style-name="T409">s</text:span> to install <text:span text:style-name="T180">the dependencies and run </text:span>ATLAS is currently <text:span text:style-name="T409">either </text:span>through <text:span text:style-name="T182">an</text:span><text:span text:style-name="T180"> Anaconda environment (tested with Miniconda) </text:span><text:span text:style-name="T409">or with poetry</text:span><text:span text:style-name="T180">. </text:span></text:p>
      <text:p text:style-name="P20">Optionally install spyder to the python environment</text:p>
      <text:p text:style-name="P15"><text:span text:style-name="T151">In order to apply color reduction to the plots,</text:span><text:span text:style-name="T150"> </text:span><text:a xlink:type="simple" xlink:href="https://imagemagick.org/index.php" text:style-name="Internet_20_link" text:visited-style-name="Visited_20_Internet_20_Link"><text:span text:style-name="T150">imagemagick</text:span></text:a><text:span text:style-name="T150"> </text:span><text:span text:style-name="T151">must be installed </text:span><text:span text:style-name="T150">directly to the OS. </text:span><text:span text:style-name="T151">If imagemagick is not available or properly installed, ATLAS will not perform the color reduction that compresses the images saving space. In that case a warning will be displayed. </text:span></text:p>
      <text:h text:style-name="P174" text:outline-level="2"><text:soft-page-break/>Poetry installation</text:h>
      <text:p text:style-name="P126">The dependencies are automatically collected with poetry as long as the dependency file pyproject.toml <text:span text:style-name="T410">is present in the downloaded ATLAS project folder.</text:span></text:p>
      <text:p text:style-name="Text_20_body"><text:span text:style-name="T182">An i</text:span>nstallation example <text:span text:style-name="T182">follows </text:span>for Linux systems.</text:p>
      <text:list xml:id="list1648952572" text:style-name="L4">
        <text:list-item>
          <text:p text:style-name="P192">Download and install the<text:span text:style-name="T190"> latest poetry and add it to your path (instructions here </text:span><text:a xlink:type="simple" xlink:href="https://python-poetry.org/docs/" text:style-name="Internet_20_link" text:visited-style-name="Visited_20_Internet_20_Link"><text:span text:style-name="T190">https://python-poetry.org/docs/</text:span></text:a><text:span text:style-name="T190">)</text:span></text:p>
        </text:list-item>
        <text:list-item>
          <text:p text:style-name="P193">Create and environment for python 3.9 (if not already created by poetry)</text:p>
        </text:list-item>
        <text:list-item>
          <text:p text:style-name="P206"><text:span text:style-name="T190">Go to the ATLAS project folder and install the dependencies </text:span><text:span text:style-name="T229">e.g. </text:span><text:span text:style-name="T190">with</text:span></text:p>
          <text:p text:style-name="P194">poetry install</text:p>
        </text:list-item>
        <text:list-item>
          <text:p text:style-name="P192"><text:span text:style-name="Source_20_Text"><text:span text:style-name="T227">Before running ALTAS make sure that the </text:span></text:span><text:span text:style-name="Source_20_Text"><text:span text:style-name="T228">python 3.9</text:span></text:span><text:span text:style-name="Source_20_Text"><text:span text:style-name="T227"> environment is activated. </text:span></text:span></text:p>
        </text:list-item>
      </text:list>
      <text:h text:style-name="P174" text:outline-level="2">Anaconda installation</text:h>
      <text:p text:style-name="P134">The dependencies for the current version were collected with conda – version 4.12.0</text:p>
      <text:p text:style-name="P24"><text:span text:style-name="T182">An i</text:span>nstallation example <text:span text:style-name="T182">follows </text:span>for Linux systems (it should also work for Windows and MAC systems – if problems arise <text:span text:style-name="T186">the users are encouraged to</text:span> <text:span text:style-name="T186">provide feedback</text:span> to the EARLINET forum):</text:p>
      <text:list xml:id="list135235840592873" text:continue-numbering="true" text:style-name="L4">
        <text:list-item>
          <text:p text:style-name="P207">Download <text:span text:style-name="T185">and install </text:span>the latest <text:a xlink:type="simple" xlink:href="https://docs.conda.io/en/latest/miniconda.html#linux-installers" text:style-name="Internet_20_link" text:visited-style-name="Visited_20_Internet_20_Link">Miniconda</text:a> <text:span text:style-name="T181">for python 3.9</text:span></text:p>
        </text:list-item>
        <text:list-item>
          <text:p text:style-name="P208">Activate the <text:span text:style-name="T153">base</text:span> environment (usually it is auto-activated by default)</text:p>
        </text:list-item>
        <text:list-item>
          <text:p text:style-name="P210">Create a new environment to install the dependencies of ATLAS (let’s call it <text:span text:style-name="T106">atlas_box</text:span> here):</text:p>
          <text:list>
            <text:list-item>
              <text:p text:style-name="P210">conda <text:span text:style-name="T435">create</text:span> -n atlas_box python=3.9</text:p>
            </text:list-item>
          </text:list>
        </text:list-item>
        <text:list-item>
          <text:p text:style-name="P208">Install all dependencies using mamba in the <text:span text:style-name="T153">atlas_box</text:span> environment</text:p>
          <text:list>
            <text:list-item>
              <text:p text:style-name="P209"><text:span text:style-name="T450">conda</text:span> install <text:span text:style-name="T148">-c conda-forge </text:span>-n atlas_box <text:span text:style-name="T183">numpy</text:span><text:span text:style-name="T184">=</text:span><text:span text:style-name="T183">1.24 </text:span><text:span text:style-name="T131">pandas</text:span><text:span text:style-name="T133">=</text:span><text:span text:style-name="T132">1.5.2 </text:span><text:span text:style-name="T131">xarray</text:span><text:span text:style-name="T133">=</text:span><text:span text:style-name="T132">2022.12.0 </text:span><text:span text:style-name="T131">netcdf4</text:span><text:span text:style-name="T133">=</text:span><text:span text:style-name="T134">1.6.2 scipy</text:span><text:span text:style-name="T133">=</text:span><text:span text:style-name="T134">1.9.3 </text:span><text:span text:style-name="T131">matplotlib</text:span><text:span text:style-name="T133">=</text:span><text:span text:style-name="T134">3.6.2 </text:span><text:span text:style-name="T131">h5netcdf</text:span><text:span text:style-name="T133">=</text:span><text:span text:style-name="T134">1.1.0 </text:span><text:span text:style-name="T148">wxpython</text:span><text:span text:style-name="T149">=4.2.0 </text:span><text:span text:style-name="T148">mako=1.2.3 </text:span></text:p>
            </text:list-item>
            <text:list-item>
              <text:p text:style-name="P211"><text:span text:style-name="T134">I</text:span><text:span text:style-name="T130">f one or more of the packages are not available in the specific version then try installing the version the package manager recommends e.g.:</text:span></text:p>
            </text:list-item>
            <text:list-item>
              <text:p text:style-name="P212"><text:span text:style-name="T152">conda</text:span><text:span text:style-name="T135"> install </text:span><text:span text:style-name="T148">-c conda-forge</text:span><text:span text:style-name="T135"> -n atlas_box </text:span><text:span text:style-name="T136">numpy </text:span><text:span text:style-name="T131">pandas</text:span><text:span text:style-name="T132"> </text:span><text:span text:style-name="T131">xarray</text:span><text:span text:style-name="T132"> </text:span><text:span text:style-name="T131">netcdf4</text:span><text:span text:style-name="T134"> scipy </text:span><text:span text:style-name="T131">matplotlib</text:span><text:span text:style-name="T134"> </text:span><text:span text:style-name="T131">h5netcdf <text:s/></text:span><text:span text:style-name="T148">wxpython <text:s/>mako</text:span></text:p>
            </text:list-item>
          </text:list>
        </text:list-item>
        <text:list-item>
          <text:p text:style-name="P213"><text:span text:style-name="T131">B</text:span><text:span text:style-name="T130">efore running ALTAS </text:span><text:span text:style-name="T137">make sure that the </text:span><text:span text:style-name="T154">atlas_box</text:span><text:span text:style-name="T135"> environment </text:span><text:span text:style-name="T137">is activated. It is best to close the terminal after installation of the dependencies and open a new one to execute ATLAS</text:span></text:p>
        </text:list-item>
      </text:list>
      <text:h text:style-name="P172" text:outline-level="1"><text:bookmark-start text:name="__RefHeading___Toc146_3992561831"/><text:soft-page-break/>Execution<text:bookmark-end text:name="__RefHeading___Toc146_3992561831"/></text:h>
      <text:p text:style-name="P26">Execution of ATLAS is quite straightforward given that the necessary input files (settings file, configuration file) are properly set. </text:p>
      <text:p text:style-name="P27"><text:span text:style-name="T240">In general all </text:span><text:span text:style-name="T345">necessary input and output </text:span><text:span text:style-name="T240">paths </text:span><text:span text:style-name="T345">can</text:span><text:span text:style-name="T240"> be provided as command-line arguments (see the argument list below). </text:span><text:span text:style-name="T230">The default </text:span><text:span text:style-name="T188">folder structure </text:span><text:span text:style-name="T230">is </text:span><text:span text:style-name="T240">used in the example</text:span><text:span text:style-name="T230"> bellow</text:span><text:span text:style-name="T188"> to make the definition of paths a bit more clear. </text:span><text:span text:style-name="T240">Let’s assume </text:span><text:span text:style-name="T346">the following </text:span><text:span text:style-name="T345">two folders:</text:span></text:p>
      <text:p text:style-name="P28"><text:span text:style-name="T57">/mydrive/ATLAS</text:span><text:span text:style-name="T345">: contains the ATLAS software downloaded from Git. </text:span><text:span text:style-name="T346">The </text:span><text:span text:style-name="T187">__master__.py </text:span><text:span text:style-name="T346">is the main executable and it is located at </text:span><text:span text:style-name="T57">/mydrive/ATLAS</text:span><text:span text:style-name="T58">/</text:span><text:span text:style-name="T59">__master__.py</text:span></text:p>
      <text:p text:style-name="P27"><text:span text:style-name="T57">/</text:span><text:span text:style-name="T58">anotherdrive</text:span><text:span text:style-name="T57">/lidar_data:</text:span><text:span text:style-name="T345"> t</text:span><text:span text:style-name="T240">he </text:span><text:span text:style-name="T345">input</text:span><text:span text:style-name="T240"> </text:span><text:span text:style-name="T407">lidar </text:span><text:span text:style-name="T240">data and the configuration </text:span><text:span text:style-name="T345">and settings</text:span><text:span text:style-name="T240"> file are placed </text:span><text:span text:style-name="T345">here</text:span></text:p>
      <text:p text:style-name="P29"><text:span text:style-name="T57">/</text:span><text:span text:style-name="T58">anotherdrive</text:span><text:span text:style-name="T57">/</text:span><text:span text:style-name="T86">radiosondes</text:span><text:span text:style-name="T57">:</text:span><text:span text:style-name="T345"> t</text:span><text:span text:style-name="T240">he </text:span><text:span text:style-name="T345">input</text:span><text:span text:style-name="T240"> </text:span><text:span text:style-name="T407">radiosonde ascii </text:span><text:span text:style-name="T240">data</text:span></text:p>
      <text:p text:style-name="P83">The default folder structure that ATLAS expects is <text:span text:style-name="T366">given below. Directories are marked with bold and files with bold italic</text:span>:</text:p>
      <text:list text:style-name="L5">
        <text:list-item>
          <text:p text:style-name="P214">/mydrive</text:p>
          <text:list>
            <text:list-item>
              <text:p text:style-name="P214">/ATLAS</text:p>
              <text:list>
                <text:list-item>
                  <text:p text:style-name="P214"><text:span text:style-name="T46">__master__.py</text:span><text:span text:style-name="T159"> – </text:span><text:span text:style-name="T167">main executable</text:span></text:p>
                </text:list-item>
              </text:list>
            </text:list-item>
          </text:list>
        </text:list-item>
        <text:list-item>
          <text:p text:style-name="P215">/<text:span text:style-name="T346">anotherdrive</text:span></text:p>
          <text:list>
            <text:list-item>
              <text:list>
                <text:list-item>
                  <text:p text:style-name="P216"><text:span text:style-name="T366">/</text:span><text:span text:style-name="T407">radiosondes</text:span><text:span text:style-name="T366"> </text:span><text:span text:style-name="T257">– </text:span><text:span text:style-name="T278">must exist, </text:span><text:span text:style-name="T257">see section 6 for the filename format</text:span></text:p>
                </text:list-item>
              </text:list>
            </text:list-item>
            <text:list-item>
              <text:p text:style-name="P217">/lidar_data</text:p>
              <text:list>
                <text:list-item>
                  <text:p text:style-name="P227"><text:span text:style-name="T107">/settings_file</text:span><text:span text:style-name="T106">.ini</text:span> – <text:span text:style-name="T407">must exist</text:span><text:span text:style-name="T361">, see section </text:span><text:span text:style-name="T407">5</text:span></text:p>
                </text:list-item>
                <text:list-item>
                  <text:p text:style-name="P228"><text:span text:style-name="T106">/config_file.ini </text:span>– <text:span text:style-name="T361">must exist, see section </text:span><text:span text:style-name="T407">4</text:span></text:p>
                </text:list-item>
                <text:list-item>
                  <text:p text:style-name="P229"><text:span text:style-name="T3">/nrm</text:span> – <text:span text:style-name="T189">normal measurement, </text:span><text:span text:style-name="T361">optional</text:span><text:span text:style-name="T189"> (must include a pol. Calibration for PollyXT systems) </text:span></text:p>
                </text:list-item>
                <text:list-item>
                  <text:p text:style-name="P229"><text:span text:style-name="T3">/tlc</text:span> – <text:span text:style-name="T189">telecover measurement </text:span><text:span text:style-name="T360">with </text:span><text:span text:style-name="T366">4 </text:span><text:span text:style-name="T360">quadrants, </text:span><text:span text:style-name="T361">optional</text:span></text:p>
                  <text:list>
                    <text:list-item>
                      <text:p text:style-name="P237"><text:span text:style-name="T3">/north</text:span> – <text:span text:style-name="T361">north quadrant files</text:span></text:p>
                    </text:list-item>
                    <text:list-item>
                      <text:p text:style-name="P237"><text:span text:style-name="T3">/east</text:span> – <text:span text:style-name="T361">east quadrant files</text:span></text:p>
                    </text:list-item>
                    <text:list-item>
                      <text:p text:style-name="P237"><text:span text:style-name="T3">/south</text:span> – <text:span text:style-name="T361">south quadrant files</text:span></text:p>
                    </text:list-item>
                    <text:list-item>
                      <text:p text:style-name="P237"><text:span text:style-name="T3">/west</text:span> – <text:span text:style-name="T361">west quadrant files</text:span></text:p>
                    </text:list-item>
                  </text:list>
                </text:list-item>
                <text:list-item>
                  <text:p text:style-name="P239"><text:span text:style-name="T3">/tlc_rin</text:span> <text:span text:style-name="T187">–</text:span> <text:span text:style-name="T189">telecover measurement </text:span>with <text:span text:style-name="T366">2 </text:span>rings, <text:span text:style-name="T361">optional</text:span></text:p>
                  <text:list>
                    <text:list-item>
                      <text:p text:style-name="P240"><text:span text:style-name="T3">/inner</text:span> – <text:span text:style-name="T361">inner ring files</text:span></text:p>
                    </text:list-item>
                    <text:list-item>
                      <text:p text:style-name="P240"><text:soft-page-break/><text:span text:style-name="T3">/outer</text:span> – <text:span text:style-name="T361">outer ring files</text:span></text:p>
                    </text:list-item>
                  </text:list>
                </text:list-item>
                <text:list-item>
                  <text:p text:style-name="P229"><text:span text:style-name="T3">/pcb</text:span> – <text:span text:style-name="T361">polarization calibration measurement, optional</text:span> (ignored for PollyXT systems – nrm folder is used instead)</text:p>
                  <text:list>
                    <text:list-item>
                      <text:p text:style-name="P237"><text:span text:style-name="T3">/+45</text:span> – <text:span text:style-name="T361">files recorded with the calibrator at +45</text:span><text:span text:style-name="T326">o</text:span><text:span text:style-name="T363"> (or equivalent, e.g. HWP at 22.5</text:span><text:span text:style-name="T326">o</text:span><text:span text:style-name="T363">)</text:span></text:p>
                    </text:list-item>
                    <text:list-item>
                      <text:p text:style-name="P238"><text:span text:style-name="T3">/-45</text:span> – <text:span text:style-name="T361">files recorded with the calibrator at -45</text:span><text:span text:style-name="T326">o</text:span><text:span text:style-name="T363"> (or equivalent, e.g. HWP at 22.5</text:span><text:span text:style-name="T326">o</text:span><text:span text:style-name="T363">)</text:span></text:p>
                    </text:list-item>
                  </text:list>
                </text:list-item>
                <text:list-item>
                  <text:p text:style-name="P230"><text:span text:style-name="T3">/drk</text:span> – <text:span text:style-name="T361">common </text:span><text:span text:style-name="T189">dark measurement </text:span><text:span text:style-name="T361">for all QA tests – </text:span><text:span text:style-name="T407">optional </text:span></text:p>
                </text:list-item>
              </text:list>
            </text:list-item>
          </text:list>
        </text:list-item>
      </text:list>
      <text:p text:style-name="P25"><text:span text:style-name="T241">Basic execution example </text:span><text:span text:style-name="T347">assuming anaconda was used for the installation of the python environment</text:span>:</text:p>
      <text:list xml:id="list3816554047" text:style-name="L6">
        <text:list-item>
          <text:p text:style-name="P241"><text:span text:style-name="T186">Activate the </text:span><text:span text:style-name="T154">atlas_box</text:span><text:span text:style-name="T182"> environment </text:span><text:span text:style-name="T187">using:</text:span></text:p>
          <text:list>
            <text:list-item>
              <text:p text:style-name="P242"><text:span text:style-name="T187">conda activate </text:span><text:span text:style-name="T160">atlas_box</text:span></text:p>
            </text:list-item>
          </text:list>
        </text:list-item>
        <text:list-item>
          <text:p text:style-name="P241"><text:span text:style-name="T160">G</text:span><text:span text:style-name="T163">et the absolute path to the __master__.py file, eg. </text:span><text:span text:style-name="T155">/mydrive/ATLAS/__master__.py</text:span></text:p>
        </text:list-item>
        <text:list-item>
          <text:p text:style-name="P243"><text:span text:style-name="T160">W</text:span><text:span text:style-name="T159">e will need at least the following argument:</text:span></text:p>
          <text:list>
            <text:list-item>
              <text:p text:style-name="P231"><text:span text:style-name="T160">--parent_folder /</text:span><text:span text:style-name="T161">mydrive</text:span><text:span text:style-name="T160">/</text:span><text:span text:style-name="T161">lidar_data</text:span><text:span text:style-name="T160">/ --radiosonde /</text:span><text:span text:style-name="T161">mydrive</text:span><text:span text:style-name="T162">/r</text:span><text:span text:style-name="T160">adiosondes --</text:span><text:span text:style-name="T172">file_format licel</text:span></text:p>
            </text:list-item>
          </text:list>
        </text:list-item>
        <text:list-item>
          <text:p text:style-name="P232"><text:span text:style-name="T160">R</text:span><text:span text:style-name="T159">un the following command:</text:span></text:p>
          <text:list>
            <text:list-item>
              <text:p text:style-name="P233"><text:span text:style-name="T159">python /mydrive/ATLAS/__master__.py </text:span><text:span text:style-name="T160">--parent_folder /</text:span><text:span text:style-name="T161">mydrive</text:span><text:span text:style-name="T160">/</text:span><text:span text:style-name="T161">lidar_data</text:span><text:span text:style-name="T160">/ <text:s text:c="21"/>--radiosonde /</text:span><text:span text:style-name="T161">mydrive</text:span><text:span text:style-name="T162">/r</text:span><text:span text:style-name="T160">adiosondes --</text:span><text:span text:style-name="T172">file_format licel</text:span></text:p>
            </text:list-item>
          </text:list>
        </text:list-item>
        <text:list-item>
          <text:p text:style-name="P245"><text:span text:style-name="T159">For a </text:span><text:span text:style-name="T173">P</text:span><text:span text:style-name="T159">olly</text:span><text:span text:style-name="T173">XT</text:span><text:span text:style-name="T159"> system substitute </text:span><text:span text:style-name="T153">licel</text:span><text:span text:style-name="T159"> with </text:span><text:span text:style-name="T153">polly_xt</text:span></text:p>
        </text:list-item>
      </text:list>
      <text:p text:style-name="P116"/>
      <text:p text:style-name="P116">It is possible to run ATLAS also from the Spyder IDE. For execution using Spyder:</text:p>
      <text:list text:style-name="L7">
        <text:list-item>
          <text:p text:style-name="P247">Press <text:span text:style-name="T3">Ctrl + F6</text:span> OR go to <text:span text:style-name="T3">Run </text:span>--&gt; <text:span text:style-name="T3">Configuration per File </text:span></text:p>
        </text:list-item>
        <text:list-item>
          <text:p text:style-name="P247">Activate <text:span text:style-name="T3">Run file with custom configuration</text:span></text:p>
        </text:list-item>
        <text:list-item>
          <text:p text:style-name="P248">Tick the <text:span text:style-name="T3">Command line options</text:span></text:p>
        </text:list-item>
        <text:list-item>
          <text:p text:style-name="P248"><text:span text:style-name="T242">A</text:span>dd all <text:span text:style-name="T242">necessary </text:span>arguments <text:span text:style-name="T242">inside</text:span> the box:</text:p>
          <text:list>
            <text:list-item>
              <text:p text:style-name="P249"><text:span text:style-name="T135">--parent_folder /</text:span><text:span text:style-name="T138">mydrive</text:span><text:span text:style-name="T135">/</text:span><text:span text:style-name="T138">lidar_data</text:span><text:span text:style-name="T135">/ --radiosonde /</text:span><text:span text:style-name="T138">mydrive</text:span><text:span text:style-name="T139">/r</text:span><text:span text:style-name="T135">adiosondes <text:s text:c="23"/>--</text:span><text:span text:style-name="T146">file_format licel</text:span></text:p>
            </text:list-item>
            <text:list-item>
              <text:p text:style-name="P250"><text:span text:style-name="T130">For a </text:span><text:span text:style-name="T147">P</text:span><text:span text:style-name="T130">olly</text:span><text:span text:style-name="T147">XT</text:span><text:span text:style-name="T130"> system substitute </text:span><text:span text:style-name="T153">licel</text:span><text:span text:style-name="T130"> with </text:span><text:span text:style-name="T153">polly_xt</text:span></text:p>
            </text:list-item>
          </text:list>
        </text:list-item>
        <text:list-item>
          <text:p text:style-name="P190"><text:span text:style-name="T182">P</text:span>rocess using <text:span text:style-name="T3">F5</text:span> OR <text:span text:style-name="T3">Run File</text:span> like a normal python script </text:p>
        </text:list-item>
      </text:list>
      <text:p text:style-name="P23"/>
      <text:p text:style-name="P76"><text:soft-page-break/><text:span text:style-name="T160">S</text:span><text:span text:style-name="T159">ometimes it is more convenient to use different paths </text:span><text:span text:style-name="T165">and/or filenames </text:span><text:span text:style-name="T159">for the configuration file </text:span><text:span text:style-name="T171">and</text:span><text:span text:style-name="T159"> the settings file. If for example they were all placed directly under </text:span><text:span text:style-name="T166">the</text:span><text:span text:style-name="T159"> </text:span><text:span text:style-name="T109">/mydrive</text:span><text:span text:style-name="T159"> folder </text:span><text:span text:style-name="T165">and </text:span><text:span text:style-name="T114">config_file.ini</text:span><text:span text:style-name="T165"> </text:span><text:span text:style-name="T171">and </text:span><text:span text:style-name="T114">settings_file</text:span><text:span text:style-name="T116">.ini</text:span><text:span text:style-name="T165"> were renamed to </text:span><text:span text:style-name="T114">config_file_polis.ini</text:span><text:span text:style-name="T165"> </text:span><text:span text:style-name="T171">and</text:span><text:span text:style-name="T165"> </text:span><text:span text:style-name="T114">settings_file</text:span><text:span text:style-name="T115">_</text:span><text:span text:style-name="T114">polis</text:span><text:span text:style-name="T116">.ini</text:span><text:span text:style-name="T159">:</text:span></text:p>
      <text:list xml:id="list135237464659513" text:continue-list="list3816554047" text:style-name="L6">
        <text:list-item>
          <text:p text:style-name="P244"><text:span text:style-name="T160">We </text:span><text:span text:style-name="T164">would</text:span><text:span text:style-name="T160"> need </text:span><text:span text:style-name="T164">additionally</text:span><text:span text:style-name="T160"> the following arguments:</text:span></text:p>
          <text:list>
            <text:list-item>
              <text:p text:style-name="P234"><text:span text:style-name="T160">--config_file /</text:span><text:span text:style-name="T161">mydrive</text:span><text:span text:style-name="T162">/</text:span><text:span text:style-name="T159">config_file_</text:span><text:span text:style-name="T165">polis</text:span><text:span text:style-name="T159">.ini</text:span></text:p>
            </text:list-item>
            <text:list-item>
              <text:p text:style-name="P234"><text:span text:style-name="T160">--settings_file /</text:span><text:span text:style-name="T161">mydrive</text:span><text:span text:style-name="T162">/</text:span><text:span text:style-name="T165">settings_file</text:span><text:span text:style-name="T162">_</text:span><text:span text:style-name="T165">polis</text:span><text:span text:style-name="T159">.ini</text:span></text:p>
            </text:list-item>
          </text:list>
        </text:list-item>
        <text:list-item>
          <text:p text:style-name="P252"><text:span text:style-name="T160">A</text:span><text:span text:style-name="T159">nd the execution command becomes:</text:span></text:p>
          <text:list>
            <text:list-item>
              <text:p text:style-name="P235"><text:span text:style-name="T159">python /mydrive/ATLAS/__master__.py </text:span><text:span text:style-name="T160">--parent_folder /</text:span><text:span text:style-name="T161">mydrive</text:span><text:span text:style-name="T160">/</text:span><text:span text:style-name="T161">lidar_data</text:span><text:span text:style-name="T160">/ </text:span></text:p>
              <text:p text:style-name="P236"><text:span text:style-name="T160">--radiosonde /</text:span><text:span text:style-name="T161">mydrive</text:span><text:span text:style-name="T162">/r</text:span><text:span text:style-name="T160">adiosondes <text:s/>--</text:span><text:span text:style-name="T172">file_format licel</text:span><text:span text:style-name="T160"> --config_file /</text:span><text:span text:style-name="T161">mydrive</text:span><text:span text:style-name="T162">/</text:span><text:span text:style-name="T159">config_file.ini --</text:span><text:span text:style-name="T160">settings_file /</text:span><text:span text:style-name="T161">mydrive</text:span><text:span text:style-name="T162">/processing_options</text:span><text:span text:style-name="T159">.ini</text:span></text:p>
            </text:list-item>
            <text:list-item>
              <text:p text:style-name="P246"><text:span text:style-name="T159">For a </text:span><text:span text:style-name="T173">P</text:span><text:span text:style-name="T159">olly</text:span><text:span text:style-name="T173">XT</text:span><text:span text:style-name="T159"> system substitute </text:span><text:span text:style-name="T153">licel</text:span><text:span text:style-name="T159"> with </text:span><text:span text:style-name="T153">polly_xt</text:span></text:p>
            </text:list-item>
          </text:list>
        </text:list-item>
      </text:list>
      <text:p text:style-name="P5"/>
      <text:p text:style-name="P124">The output</text:p>
      <text:p text:style-name="P125">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3">netcdf</text:span> folder inside the parent folder. Likewise the plots will be placed in the <text:span text:style-name="T3">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21"><text:span text:style-name="T232">The l</text:span><text:span text:style-name="T231">ist of ATLAS arguments.</text:span> </text:p>
      <text:p text:style-name="P122"><text:span text:style-name="T241">According to the </text:span><text:span text:style-name="T230">default folder structure </text:span><text:span text:style-name="T241">all paths are set with respect to</text:span><text:span text:style-name="T230"> </text:span><text:span text:style-name="T241">a user provided</text:span><text:span text:style-name="T230"> parent folder path. </text:span><text:span text:style-name="T241">Providing a path explicitly always overrides its default value</text:span><text:span text:style-name="T230">. If t</text:span><text:span text:style-name="T241">he</text:span><text:span text:style-name="T230"> parent folder is not provided then all other paths must be explicitly </text:span><text:span text:style-name="T243">defined</text:span><text:span text:style-name="T230">. </text:span><text:span text:style-name="T408">The file format is a mandatory argument, it must be provided.</text:span></text:p>
      <text:list xml:id="list3454387802" text:style-name="L8">
        <text:list-header>
          <text:p text:style-name="P253"><text:span text:style-name="T202">--</text:span><text:span text:style-name="T257">file_format</text:span></text:p>
          <text:list>
            <text:list-header>
              <text:p text:style-name="P253"><text:span text:style-name="T455">Mandatory argument. The r</text:span>aw lidar file format. <text:span text:style-name="T455">The following formats are supported:</text:span></text:p>
              <text:list>
                <text:list-item>
                  <text:p text:style-name="P253"><text:span text:style-name="T356">licel: for systems that use licel recorder</text:span><text:span text:style-name="T370">s </text:span></text:p>
                </text:list-item>
                <text:list-item>
                  <text:p text:style-name="P260"><text:span text:style-name="T356">polly_xt: for systems that use polly_xt recorders</text:span><text:span text:style-name="T191"> <text:s/></text:span></text:p>
                </text:list-item>
                <text:list-item>
                  <text:p text:style-name="P260"><text:span text:style-name="T200">polly_xt_first: for systems that use first generation polly_xt recorders </text:span><text:span text:style-name="T191"><text:s text:c="4"/></text:span></text:p>
                </text:list-item>
                <text:list-item>
                  <text:p text:style-name="P253"><text:span text:style-name="T195">licel</text:span><text:span text:style-name="T196">_matlab</text:span><text:span text:style-name="T195">: </text:span><text:span text:style-name="T196">a Matlab-friendly variant for</text:span><text:span text:style-name="T195"> </text:span><text:span text:style-name="T196">systems that use </text:span><text:span text:style-name="T195">licel recorder</text:span><text:span text:style-name="T197">s</text:span><text:span text:style-name="T191"> </text:span></text:p>
                </text:list-item>
                <text:list-item>
                  <text:p text:style-name="P260"><text:span text:style-name="T195">licel</text:span><text:span text:style-name="T196">_</text:span><text:span text:style-name="T200">old2rack</text:span><text:span text:style-name="T195">: </text:span><text:span text:style-name="T200">for old licel recorders with 2 racks</text:span></text:p>
                </text:list-item>
              </text:list>
            </text:list-header>
          </text:list>
          <text:p text:style-name="P261"><text:span text:style-name="T191">-f </text:span><text:span text:style-name="T192">or</text:span><text:span text:style-name="T191"> --parent_folder</text:span></text:p>
          <text:list text:continue-numbering="true">
            <text:list-header>
              <text:p text:style-name="P195">The path to the parent folder. If no individual test folders are provided, the QA test will be assumed to be placed in their respective subfolders inside the parent folder. In addition, the configuration and the settings file is expected to be inside the parent folder by default. All generated plots and files will be exported here by default.</text:p>
            </text:list-header>
          </text:list>
          <text:p text:style-name="P261">--drk_parent_folder</text:p>
          <text:list text:continue-numbering="true">
            <text:list-header>
              <text:p text:style-name="P261">The path to the folder that contains the dark measurement folder(s). If not provided, the parent folder will be used instead.</text:p>
            </text:list-header>
          </text:list>
          <text:p text:style-name="P262">--nrm_parent <text:span text:style-name="T465">_</text:span>folders</text:p>
          <text:list text:continue-numbering="true">
            <text:list-header>
              <text:p text:style-name="P263">The path to the folder that contains the <text:span text:style-name="T466">normal</text:span> measurement folder(s). If not provided, the parent folder will be used instead.</text:p>
            </text:list-header>
          </text:list>
          <text:p text:style-name="P262">--t<text:span text:style-name="T452">lc</text:span>_parent <text:span text:style-name="T465">_</text:span>folder<text:span text:style-name="T452">s</text:span></text:p>
          <text:list text:continue-numbering="true">
            <text:list-header>
              <text:p text:style-name="P263">The path to the folder that contains the <text:span text:style-name="T466">quadrant telecover</text:span> measurement folder(s). If not provided, the parent folder will be used instead.</text:p>
            </text:list-header>
          </text:list>
          <text:p text:style-name="P262">--t<text:span text:style-name="T452">lc</text:span>_<text:span text:style-name="T452">rin_parent </text:span><text:span text:style-name="T465">_</text:span>folder<text:span text:style-name="T452">s</text:span></text:p>
          <text:list text:continue-numbering="true">
            <text:list-header>
              <text:p text:style-name="P263"><text:span text:style-name="T194">The path to the folder that contains the </text:span><text:span text:style-name="T198">ring telecover</text:span><text:span text:style-name="T194"> measurement folder(s). If not provided, the parent folder will be used instead.</text:span></text:p>
            </text:list-header>
          </text:list>
          <text:p text:style-name="P262">--pcb_parent <text:span text:style-name="T465">_</text:span>folder<text:span text:style-name="T453">s</text:span></text:p>
          <text:list text:continue-numbering="true">
            <text:list-header>
              <text:p text:style-name="P263"><text:soft-page-break/><text:span text:style-name="T194">The path to the folder that contains the </text:span><text:span text:style-name="T198">Δ90 pol. cal.</text:span><text:span text:style-name="T194"> measurement folder(s). If not provided, the parent folder will be used instead.</text:span></text:p>
            </text:list-header>
          </text:list>
        </text:list-header>
      </text:list>
      <text:p text:style-name="P123"/>
      <text:list xml:id="list135236178735298" text:continue-numbering="true" text:style-name="L8">
        <text:list-header>
          <text:p text:style-name="P262">--<text:span text:style-name="T453">trg</text:span>_parent <text:span text:style-name="T465">_</text:span>folder<text:span text:style-name="T453">s</text:span></text:p>
          <text:list text:continue-numbering="true">
            <text:list-header>
              <text:p text:style-name="P263"><text:span text:style-name="T194">The path to the folder that contains the </text:span><text:span text:style-name="T198">zero bin</text:span><text:span text:style-name="T194"> measurement folder(s). If not provided, the parent folder will be used instead.</text:span></text:p>
            </text:list-header>
          </text:list>
          <text:p text:style-name="P262">--<text:span text:style-name="T453">flt</text:span>_parent <text:span text:style-name="T465">_</text:span>folder<text:span text:style-name="T453">s</text:span></text:p>
          <text:list text:continue-numbering="true">
            <text:list-header>
              <text:p text:style-name="P263"><text:span text:style-name="T194">The path to the folder that contains the </text:span><text:span text:style-name="T198">filter </text:span><text:span text:style-name="T199">transmission</text:span><text:span text:style-name="T194"> measurement folder(s). If not provided, the parent folder will be used instead.</text:span></text:p>
            </text:list-header>
          </text:list>
          <text:p text:style-name="P264"><text:span text:style-name="T191">-c </text:span><text:span text:style-name="T193">or</text:span><text:span text:style-name="T191"> --config_file</text:span></text:p>
          <text:list text:continue-numbering="true">
            <text:list-header>
              <text:p text:style-name="P196">The path to the configuration file that contains the necessary metadata. This optional argument can be used if the configuration file must be placed out of the parent_folder (default)</text:p>
            </text:list-header>
          </text:list>
          <text:p text:style-name="P264"><text:span text:style-name="T191">-s </text:span><text:span text:style-name="T193">or</text:span><text:span text:style-name="T191"> --settings_file</text:span></text:p>
          <text:list text:continue-numbering="true">
            <text:list-header>
              <text:p text:style-name="P196">The absolute path to the settings file that contains options to process ATLAS. This optional argument can be used if the settings file must be placed out of the parent_folder (default)</text:p>
            </text:list-header>
          </text:list>
          <text:p text:style-name="P261">--converter_out</text:p>
          <text:list text:continue-numbering="true">
            <text:list-header>
              <text:p text:style-name="P261">The path to the folder where the converted netcdf files will be placed. This optional argument can be used if the folder must be placed out of the parent_folder. <text:span text:style-name="T454">If not provided, the files will be placed under:</text:span> <text:span text:style-name="T3">parent_folder/netcdf</text:span></text:p>
            </text:list-header>
          </text:list>
          <text:p text:style-name="P261">--preprocessor_out</text:p>
          <text:list text:continue-numbering="true">
            <text:list-header>
              <text:p text:style-name="P265">The path to the folder where the preprocessed netcdf files will be placed. This optional argument can be used if the folder must be placed out of the parent_folder. <text:span text:style-name="T454">If not provided, the files will be placed under:</text:span> <text:span text:style-name="T3">parent_folder/netcdf </text:span></text:p>
            </text:list-header>
          </text:list>
          <text:p text:style-name="P261">--visualizer_out</text:p>
          <text:list text:continue-numbering="true">
            <text:list-header>
              <text:p text:style-name="P254"><text:span text:style-name="T202">The path to the folder</text:span><text:span text:style-name="T223">s</text:span><text:span text:style-name="T202"> where the plots </text:span><text:span text:style-name="T223">and ascii folders </text:span><text:span text:style-name="T202">will be </text:span><text:span text:style-name="T223">created</text:span><text:span text:style-name="T202">. This optional argument can be used if the</text:span><text:span text:style-name="T223">se two</text:span><text:span text:style-name="T202"> folder</text:span><text:span text:style-name="T223">s</text:span><text:span text:style-name="T202"> must be placed out of the parent_folder </text:span><text:span text:style-name="T223">(default). <text:s/></text:span><text:span text:style-name="T207">If not provided, the files will be placed under: </text:span><text:span text:style-name="T226">parent_folder/plots</text:span><text:span text:style-name="T207"> and </text:span><text:span text:style-name="T226">parent_folder/ascii</text:span><text:span text:style-name="T207">, respectively.</text:span></text:p>
            </text:list-header>
          </text:list>
          <text:p text:style-name="P264">--radiosonde</text:p>
          <text:list text:continue-numbering="true">
            <text:list-header>
              <text:p text:style-name="P253"><text:span text:style-name="T207">The path to the radiosonde file or the radiosonde folder. Provide either a folder path containing ascii radiosonde files or a netcdf file with the radiosonde data in the expected ATLAS </text:span><text:span text:style-name="T208">(SCC) </text:span><text:soft-page-break/><text:span text:style-name="T207">format. If a folder </text:span><text:span text:style-name="T208">path </text:span><text:span text:style-name="T207">is provided, the radiosonde file that is closest to the measurement within 12h will be selected if more than 1 files are provided inside</text:span></text:p>
            </text:list-header>
          </text:list>
          <text:p text:style-name="P255"><text:span text:style-name="T202">--</text:span><text:span text:style-name="T203">operation_mode</text:span></text:p>
        </text:list-header>
      </text:list>
      <text:p text:style-name="P153"><text:span text:style-name="T203"><text:tab/></text:span><text:span text:style-name="T204">Choose one of:</text:span></text:p>
      <text:list xml:id="list135236501201311" text:continue-numbering="true" text:style-name="L8">
        <text:list-item>
          <text:list>
            <text:list-item>
              <text:list>
                <text:list-item>
                  <text:p text:style-name="P255"><text:span text:style-name="T439">labeling</text:span><text:span text:style-name="T356">: </text:span><text:span text:style-name="T439">Use when submitting a measurement to CARS. Makes some SCC related field in the configuration file mandatory. </text:span></text:p>
                </text:list-item>
                <text:list-item>
                  <text:p text:style-name="P255"><text:span text:style-name="T203">testing</text:span><text:span text:style-name="T204">: </text:span><text:span text:style-name="T203">Use for causal testing of a measurement when there is no dedicated SCC configuration</text:span><text:span text:style-name="T202"> <text:s text:c="5"/></text:span></text:p>
                </text:list-item>
              </text:list>
            </text:list-item>
          </text:list>
        </text:list-item>
      </text:list>
      <text:p text:style-name="P9"><text:tab/>Defaults to: labeling</text:p>
      <text:list xml:id="list135237827984726" text:continue-numbering="true" text:style-name="L8">
        <text:list-header>
          <text:p text:style-name="P256"><text:span text:style-name="T9">--</text:span><text:span text:style-name="T293">i</text:span><text:span text:style-name="T257">s</text:span><text:span text:style-name="T306">_</text:span><text:span text:style-name="T257">day</text:span><text:span text:style-name="T306">time</text:span></text:p>
          <text:list>
            <text:list-item>
              <text:list>
                <text:list-item text:start-value="1">
                  <text:p text:style-name="P257">If <text:span text:style-name="T464">provided,</text:span><text:span text:style-name="T222"> </text:span>all the vibrational Raman and the fluorescence signals will be excluded in the <text:span text:style-name="T464">converter</text:span> stage </text:p>
                </text:list-item>
              </text:list>
            </text:list-item>
          </text:list>
          <text:p text:style-name="P256"><text:span text:style-name="T10">--</text:span><text:span text:style-name="T294">quick_r</text:span><text:span text:style-name="T296">u</text:span><text:span text:style-name="T294">n</text:span></text:p>
          <text:list>
            <text:list-item>
              <text:list>
                <text:list-item text:start-value="1">
                  <text:p text:style-name="P256"><text:span text:style-name="T355">Defaults to: </text:span><text:span text:style-name="T423">False</text:span><text:span text:style-name="T355">.</text:span> If set to <text:span text:style-name="T423">True</text:span> <text:span text:style-name="T355">the converter and the preprocessing modules will not be </text:span><text:span text:style-name="T356">called</text:span><text:span text:style-name="T355"> if the algorithm detects output files already produced by them for a specific measurement. This mainly saves time during execution.</text:span></text:p>
                </text:list-item>
              </text:list>
            </text:list-item>
          </text:list>
          <text:p text:style-name="P256"><text:span text:style-name="T294">--</text:span><text:span text:style-name="T257">process</text:span></text:p>
          <text:list>
            <text:list-item>
              <text:list>
                <text:list-item text:start-value="1">
                  <text:p text:style-name="P258"><text:span text:style-name="T355">The user can c</text:span>hoose <text:span text:style-name="T355">specific</text:span> QA test<text:span text:style-name="T355">(s)</text:span> to process. <text:span text:style-name="T355">Use any of:</text:span> </text:p>
                  <text:list>
                    <text:list-item>
                      <text:p text:style-name="P258">ray: Rayleigh Fit</text:p>
                    </text:list-item>
                    <text:list-item>
                      <text:p text:style-name="P258">tlc: Telecover Test</text:p>
                    </text:list-item>
                    <text:list-item>
                      <text:p text:style-name="P259">tlc<text:span text:style-name="T451">_rin</text:span>: <text:span text:style-name="T451">Ring </text:span>Telecover Test</text:p>
                    </text:list-item>
                    <text:list-item>
                      <text:p text:style-name="P258">pcb: Polarization Calibration</text:p>
                    </text:list-item>
                    <text:list-item>
                      <text:p text:style-name="P266">trg: Zero Bin</text:p>
                    </text:list-item>
                    <text:list-item>
                      <text:p text:style-name="P266">flt: Filter Transmission</text:p>
                    </text:list-item>
                    <text:list-item>
                      <text:p text:style-name="P267">ray_qck: Quicklook of the Rayleigh measurement</text:p>
                    </text:list-item>
                    <text:list-item>
                      <text:p text:style-name="P267">tlc_qck: Quicklook of the quadrant telecover test</text:p>
                    </text:list-item>
                    <text:list-item>
                      <text:p text:style-name="P267">tlc_rin_qck: Quicklook of the ring telecover test</text:p>
                    </text:list-item>
                    <text:list-item>
                      <text:p text:style-name="P267">pcb_qck: Quicklook of the Δ90 pol. cal. measurement</text:p>
                    </text:list-item>
                    <text:list-item>
                      <text:p text:style-name="P268">off: Nothing will be processed</text:p>
                    </text:list-item>
                    <text:list-item>
                      <text:p text:style-name="P266"><text:soft-page-break/>all: <text:span text:style-name="T456">Process</text:span> all available tests</text:p>
                    </text:list-item>
                  </text:list>
                  <text:p text:style-name="P269">Defaults to: ray tlc <text:span text:style-name="T451">tlc_rin </text:span>pcb <text:span text:style-name="T451">ray_qck trg flt</text:span></text:p>
                </text:list-item>
              </text:list>
            </text:list-item>
          </text:list>
        </text:list-header>
      </text:list>
      <text:list xml:id="list3062120245" text:style-name="L9">
        <text:list-header>
          <text:p text:style-name="P197">--slice_rayleigh</text:p>
          <text:list>
            <text:list-item>
              <text:list>
                <text:list-item>
                  <text:p text:style-name="P270"><text:span text:style-name="T205">Provide temporal limits for the </text:span><text:span text:style-name="T214">creation of the QA netcdf files</text:span><text:span text:style-name="T205"> </text:span><text:span text:style-name="T214">at the convertor stage</text:span><text:span text:style-name="T205">. Use the following format: HHMM for the limits. </text:span><text:span text:style-name="T206">For e</text:span><text:span text:style-name="T205">xample </text:span><text:span text:style-name="T206">use</text:span><text:span text:style-name="T205">: --slice_rayleigh 2300, 0130 to slice between 23:00 UTC and 01:30 UTC (the next day). </text:span><text:span text:style-name="T209">If not provided the full measurement will be used.</text:span></text:p>
                </text:list-item>
              </text:list>
            </text:list-item>
          </text:list>
          <text:p text:style-name="P198">--<text:span text:style-name="T458">slice_vertically</text:span></text:p>
          <text:list>
            <text:list-item>
              <text:list>
                <text:list-item text:start-value="1">
                  <text:p text:style-name="P271"><text:span text:style-name="T205">Provide </text:span><text:span text:style-name="T214">the upper vertical</text:span><text:span text:style-name="T205"> limit for the </text:span><text:span text:style-name="T214">creation of the QA netcdf files</text:span><text:span text:style-name="T205"> </text:span><text:span text:style-name="T214">at the convertor stage</text:span><text:span text:style-name="T205">. </text:span><text:span text:style-name="T214">Please use this feature with care in systems that lack pretriggering.</text:span><text:span text:style-name="T209"> Defaults to 2</text:span><text:span text:style-name="T214">1</text:span><text:span text:style-name="T209">km </text:span></text:p>
                </text:list-item>
              </text:list>
            </text:list-item>
          </text:list>
          <text:p text:style-name="P199">--<text:span text:style-name="T459">upper_</text:span>vertical_limit</text:p>
          <text:list>
            <text:list-item>
              <text:list>
                <text:list-item text:start-value="1">
                  <text:p text:style-name="P271"><text:span text:style-name="T209">The maximum height above the laser in km </text:span><text:span text:style-name="T214">for all QA test </text:span><text:span text:style-name="T209">above which no calculations will be performed </text:span><text:span text:style-name="T214">at the preprocessing stage</text:span><text:span text:style-name="T209">. Solar background calculations are performed prior to vertical signal trimming to enable background calculations up to the maximum signal altitude. Defaults to 2</text:span><text:span text:style-name="T215">1</text:span><text:span text:style-name="T209">km </text:span></text:p>
                </text:list-item>
              </text:list>
            </text:list-item>
          </text:list>
          <text:p text:style-name="P201">--use_range</text:p>
          <text:list>
            <text:list-item>
              <text:list>
                <text:list-item text:start-value="1">
                  <text:p text:style-name="P271"><text:span text:style-name="T209">If </text:span><text:span text:style-name="T214">provided</text:span><text:span text:style-name="T209">, y axis </text:span><text:span text:style-name="T214">will be in </text:span><text:span text:style-name="T209">"range above the lidar" units for all </text:span><text:span text:style-name="T214">generated</text:span><text:span text:style-name="T209"> QA plots. Otherwise it will be "height above the lidar" units </text:span></text:p>
                </text:list-item>
              </text:list>
            </text:list-item>
          </text:list>
          <text:p text:style-name="P200">-- <text:span text:style-name="T457">dpi</text:span></text:p>
          <text:list>
            <text:list-item>
              <text:list>
                <text:list-item text:start-value="1">
                  <text:p text:style-name="P202">The resolution of the exported figures in dots per inch (dpi). It defaults to 100</text:p>
                </text:list-item>
              </text:list>
            </text:list-item>
          </text:list>
          <text:p text:style-name="P272"><text:span text:style-name="T209">--</text:span><text:span text:style-name="T210">skip_</text:span><text:span text:style-name="T209">color_reduction</text:span></text:p>
          <text:list>
            <text:list-item>
              <text:list>
                <text:list-item text:start-value="1">
                  <text:p text:style-name="P273"><text:span text:style-name="T209">If </text:span><text:span text:style-name="T210">provided, no </text:span><text:span text:style-name="T209">adaptive</text:span><text:span text:style-name="T210"> color reduction will be applied to the exported plots (saves space). If</text:span><text:span text:style-name="T209"> Imagemagick is </text:span><text:span text:style-name="T210">not </text:span><text:span text:style-name="T209">installed </text:span><text:span text:style-name="T210">then the </text:span><text:span text:style-name="T209">adaptive</text:span><text:span text:style-name="T210"> color reduction will not be performed anyway.</text:span></text:p>
                </text:list-item>
              </text:list>
            </text:list-item>
          </text:list>
          <text:p text:style-name="P191">--trim_overflows</text:p>
          <text:list>
            <text:list-item>
              <text:list>
                <text:list-item text:start-value="1">
                  <text:p text:style-name="P274">This options determines how overflow values <text:span text:style-name="T357">in the raw input files </text:span>will be treated <text:span text:style-name="T359">if detected</text:span>. <text:span text:style-name="T357">Choose among:</text:span></text:p>
                </text:list-item>
              </text:list>
            </text:list-item>
          </text:list>
        </text:list-header>
      </text:list>
      <text:list text:style-name="L10">
        <text:list-item>
          <text:list>
            <text:list-item>
              <text:list>
                <text:list-item>
                  <text:p text:style-name="P280">0: the <text:span text:style-name="T358">algorithm</text:span> <text:span text:style-name="T359">will stop and provide</text:span> a diagnostic error (default)</text:p>
                </text:list-item>
                <text:list-item>
                  <text:p text:style-name="P280">1: the files containing at least one overflow value will be screened out</text:p>
                </text:list-item>
                <text:list-item>
                  <text:p text:style-name="P280">2: overflow<text:span text:style-name="T357">s</text:span> will be interpolated (use with care and only <text:span text:style-name="T357">only</text:span> a few bins per profile <text:span text:style-name="T357">have overflow values</text:span>)</text:p>
                </text:list-item>
                <text:list-item>
                  <text:p text:style-name="P280"><text:soft-page-break/>3: overflows will <text:span text:style-name="T358">not be excluded</text:span>, use this only for debugging purposes</text:p>
                </text:list-item>
              </text:list>
            </text:list-item>
          </text:list>
        </text:list-item>
      </text:list>
      <text:list xml:id="list135236587184841" text:continue-list="list3062120245" text:style-name="L9">
        <text:list-header>
          <text:p text:style-name="P273"><text:span text:style-name="T210">--</text:span><text:span text:style-name="T217">files_per_quadrant</text:span></text:p>
          <text:list>
            <text:list-item>
              <text:list>
                <text:list-item>
                  <text:p text:style-name="P275"><text:span text:style-name="T217">The number of telecover files per quadrant sector. If provided, </text:span><text:span text:style-name="T219">the telecover </text:span><text:span text:style-name="T220">files must be placed in a single folder (this </text:span><text:span text:style-name="T218">would</text:span><text:span text:style-name="T220"> be </text:span><text:span text:style-name="T224">&lt;path_to_parent_folder&gt;/tlc</text:span><text:span text:style-name="T220"> according to the default folder structure). A</text:span><text:span text:style-name="T217">n automated assignment of the telecover files in different quadrants will be attempted </text:span><text:span text:style-name="T218">sequentially</text:span><text:span text:style-name="T217"> </text:span><text:span text:style-name="T220">assuming the following temporal sequence of quadrants: </text:span><text:span text:style-name="T221">north</text:span><text:span text:style-name="T220"> – </text:span><text:span text:style-name="T221">east</text:span><text:span text:style-name="T220"> – </text:span><text:span text:style-name="T221">south</text:span><text:span text:style-name="T220"> – </text:span><text:span text:style-name="T221">west</text:span><text:span text:style-name="T220">. Note that the telecover test can </text:span><text:span text:style-name="T218">be performed with</text:span><text:span text:style-name="T220"> more than 1 </text:span><text:span text:style-name="T218">iterations</text:span><text:span text:style-name="T220">. </text:span><text:span text:style-name="T218">The number of files per quadrant and iteration must be equal to the provided value</text:span></text:p>
                </text:list-item>
              </text:list>
            </text:list-item>
          </text:list>
          <text:p text:style-name="P205">--files_per_ring</text:p>
          <text:list>
            <text:list-item>
              <text:list>
                <text:list-item text:start-value="1">
                  <text:p text:style-name="P275"><text:span text:style-name="T201">The number of telecover files per </text:span><text:span text:style-name="T217">ring </text:span><text:span text:style-name="T218">sector</text:span><text:span text:style-name="T201">. If provided, </text:span><text:span text:style-name="T219">the telecover </text:span><text:span text:style-name="T220">files must be placed in a single folder (this </text:span><text:span text:style-name="T218">would</text:span><text:span text:style-name="T220"> be </text:span><text:span text:style-name="T224">&lt;path_to_parent_folder&gt;/tlc_</text:span><text:span text:style-name="T225">rin</text:span><text:span text:style-name="T220"> according to the default folder structure). A</text:span><text:span text:style-name="T201">n automated assignment of the telecover files in different quadrants will be attempted </text:span><text:span text:style-name="T218">sequentially</text:span><text:span text:style-name="T201"> </text:span><text:span text:style-name="T220">assuming the following temporal sequence of quadrants: </text:span><text:span text:style-name="T221">inner - outer</text:span><text:span text:style-name="T220">. Note that the telecover test can </text:span><text:span text:style-name="T218">be performed with</text:span><text:span text:style-name="T220"> more than 1 </text:span><text:span text:style-name="T218">iterations</text:span><text:span text:style-name="T220">. </text:span><text:span text:style-name="T218">The number of files per quadrant and iteration must be equal to the provided value</text:span></text:p>
                </text:list-item>
              </text:list>
            </text:list-item>
          </text:list>
          <text:p text:style-name="P202">--process_channels</text:p>
          <text:list>
            <text:list-item>
              <text:list>
                <text:list-item text:start-value="1">
                  <text:p text:style-name="P202">Provide all the channel names using the ATLAS nomenclature (e.g. 0355xpat) that you want to process. Only the selected channels will be processed. It cannot be provided together with any of the --exclude arguments or with the is_daytime argument</text:p>
                </text:list-item>
              </text:list>
            </text:list-item>
          </text:list>
          <text:p text:style-name="P202">--exclude_channels</text:p>
          <text:list>
            <text:list-item>
              <text:list>
                <text:list-item text:start-value="1">
                  <text:p text:style-name="P276"><text:span text:style-name="T211">Provide all the channel names using the ATLAS nomenclature (e.g. 0355</text:span><text:span text:style-name="T216">n</text:span><text:span text:style-name="T211">pat) that you want to </text:span><text:span text:style-name="T209">EXCLUDE</text:span><text:span text:style-name="T211">. It cannot be provided together with the --process_channels argument</text:span></text:p>
                </text:list-item>
              </text:list>
            </text:list-item>
          </text:list>
          <text:p text:style-name="P277"><text:span text:style-name="T209">--exclude_</text:span><text:span text:style-name="T213">wavelength</text:span></text:p>
          <text:list>
            <text:list-item>
              <text:list>
                <text:list-item text:start-value="1">
                  <text:p text:style-name="P278"><text:span text:style-name="T209">Provide all the channel wavelengths that you want to EXCLUDE <text:s/>(e.g. 0355 </text:span><text:span text:style-name="T216">to exclude all 355 channels</text:span><text:span text:style-name="T209">). It cannot be provided together with the --process_channels argument </text:span></text:p>
                </text:list-item>
              </text:list>
            </text:list-item>
          </text:list>
          <text:p text:style-name="P203">--exclude_telescope_type</text:p>
          <text:list>
            <text:list-item>
              <text:list>
                <text:list-item text:start-value="1">
                  <text:p text:style-name="P276"><text:span text:style-name="T209">Provide all the channel </text:span><text:span text:style-name="T212">telescope </text:span><text:span text:style-name="T209">types that you want to EXCLUDE </text:span><text:span text:style-name="T211">(e.g. </text:span><text:span text:style-name="T216">n to exclude all near range channels</text:span><text:span text:style-name="T211">)</text:span><text:span text:style-name="T209">. It cannot be provided together with the --process_channels argument</text:span></text:p>
                </text:list-item>
              </text:list>
            </text:list-item>
          </text:list>
          <text:p text:style-name="P276"><text:span text:style-name="T209">--</text:span><text:span text:style-name="T212">exclude_</text:span><text:span text:style-name="T213">channel_</text:span><text:span text:style-name="T212">type</text:span></text:p>
          <text:list>
            <text:list-item>
              <text:list>
                <text:list-item text:start-value="1">
                  <text:p text:style-name="P279"><text:span text:style-name="T209">Provide all the channel types that you want to EXCLUDE </text:span><text:span text:style-name="T212">(e.g. p </text:span><text:span text:style-name="T216">to exclude all co-polar channels</text:span><text:span text:style-name="T212">)</text:span><text:span text:style-name="T209">. It cannot be provided together with the --process_channels argument</text:span></text:p>
                </text:list-item>
              </text:list>
            </text:list-item>
          </text:list>
          <text:p text:style-name="P204"><text:soft-page-break/></text:p>
          <text:p text:style-name="P204"/>
        </text:list-header>
        <text:list-item>
          <text:p text:style-name="P204">--exclude_acquisition_mode</text:p>
          <text:list>
            <text:list-item>
              <text:list>
                <text:list-item text:start-value="1">
                  <text:p text:style-name="P279"><text:span text:style-name="T209">Provide all the channel </text:span><text:span text:style-name="T212">acquisition</text:span><text:span text:style-name="T209"> mode types that you want to EXCLUDE </text:span><text:span text:style-name="T212">(e.g. a </text:span><text:span text:style-name="T216">to exclude all analog channels</text:span><text:span text:style-name="T212">)</text:span><text:span text:style-name="T209">. It cannot be provided together with the --process_channels argumen</text:span><text:span text:style-name="T212">t</text:span></text:p>
                </text:list-item>
              </text:list>
            </text:list-item>
          </text:list>
          <text:p text:style-name="P204">--exclude_channel_subtype</text:p>
          <text:list>
            <text:list-item>
              <text:list>
                <text:list-item text:start-value="1">
                  <text:p text:style-name="P279"><text:span text:style-name="T209">Provide all the channel </text:span><text:span text:style-name="T212">sub</text:span><text:span text:style-name="T209">types that you want to EXCLUDE </text:span><text:span text:style-name="T212">(e.g. t </text:span><text:span text:style-name="T216">to exclude all transmitted channels</text:span><text:span text:style-name="T212">)</text:span><text:span text:style-name="T209">. It cannot be provided together with the --process_channels argument<text:tab/></text:span></text:p>
                </text:list-item>
              </text:list>
            </text:list-item>
          </text:list>
        </text:list-item>
      </text:list>
      <text:h text:style-name="P173" text:outline-level="1"><text:bookmark-start text:name="__RefHeading___Toc835_4125860552"/>The configuration file<text:bookmark-end text:name="__RefHeading___Toc835_4125860552"/></text:h>
      <text:p text:style-name="P30">The <text:span text:style-name="T46">configuration_file.ini</text:span> sample file is provided inside the <text:span text:style-name="T46">./templates</text:span> folder. The file consists of two main sections, Lidar and Channels. Th<text:span text:style-name="T316">e file is structured according to</text:span> the following format:</text:p>
      <text:p text:style-name="P139">[Lidar]</text:p>
      <text:p text:style-name="P138">variable_1 = &lt;single_element_1&gt;</text:p>
      <text:p text:style-name="P138">variable_2 = &lt;single_element_2&gt;</text:p>
      <text:p text:style-name="P138">.....</text:p>
      <text:p text:style-name="P138">[Channels]</text:p>
      <text:p text:style-name="P138">variable_A = &lt;element_A1&gt;, &lt;element_A2&gt;, ......, &lt;element_An&gt;</text:p>
      <text:p text:style-name="P138">variable_B = &lt;element_B1&gt;, &lt;element_B2&gt;, ......, &lt;element_Bn&gt;</text:p>
      <text:p text:style-name="P138">......</text:p>
      <text:p text:style-name="P31"><text:span text:style-name="T248">According to </text:span>the example, the first section consist of variables that take a single value as input while the later <text:span text:style-name="T248">consist </text:span>of <text:span text:style-name="T248">variables that take</text:span> <text:span text:style-name="T248">coma separated values as input.</text:span> <text:span text:style-name="T317">For the latter</text:span><text:span text:style-name="T248">, the </text:span>number of <text:span text:style-name="T248">values per variable is</text:span> always equal to the number of signal channels that the user wants to <text:span text:style-name="T248">process</text:span>.</text:p>
      <text:p text:style-name="P31">Some fields are optional. <text:span text:style-name="T317">The raw file parser attempts to fetch all available metadata from the raw files. </text:span><text:span text:style-name="T248">Default values are provided when the user either leav</text:span><text:span text:style-name="T317">e</text:span><text:span text:style-name="T248">s them empty or does not include them in the configuration file at all. For example:</text:span></text:p>
      <text:p text:style-name="P140">variable_1 = &lt;single_element_1&gt;</text:p>
      <text:p text:style-name="P140">variable_2 = </text:p>
      <text:p text:style-name="P140">variable_<text:span text:style-name="T248">3</text:span> = &lt;single_element_<text:span text:style-name="T248">3</text:span>&gt;</text:p>
      <text:p text:style-name="P32">Is equivalent to:</text:p>
      <text:p text:style-name="P137">variable_1 = &lt;single_element_1&gt; </text:p>
      <text:p text:style-name="P137">variable_<text:span text:style-name="T248">3</text:span> = &lt;single_element_<text:span text:style-name="T248">3</text:span>&gt;</text:p>
      <text:p text:style-name="P32">The <text:span text:style-name="T247">variable_2 </text:span>will not be taken at all into account and default values will be used instead. Please not that some of the fields are mandatory <text:span text:style-name="T249">and there are others that are partly mandatory in a scene that using the default values can be quite error prone. More details on the variables themselves are provided the following sections.</text:span></text:p>
      <text:p text:style-name="P32"/>
      <text:h text:style-name="P175" text:outline-level="2"><text:bookmark-start text:name="__RefHeading___Toc837_4125860552"/><text:soft-page-break/>Section: <text:span text:style-name="T440">System</text:span><text:bookmark-end text:name="__RefHeading___Toc837_4125860552"/></text:h>
      <text:p text:style-name="Text_20_body"/>
      <text:p text:style-name="P40"><text:span text:style-name="T233">Mandatory </text:span><text:span text:style-name="T234">Variables</text:span></text:p>
      <text:p text:style-name="P74">station_id<text:span text:style-name="T257">: The 3 letter ID of the station according to the EARLINET DB. This field will be displayed in the filenames of the exported files. </text:span></text:p>
      <text:p text:style-name="P152"><text:span text:style-name="T47"><text:tab/>Example: </text:span><text:span text:style-name="T102">station</text:span><text:span text:style-name="T47">_id = mun</text:span></text:p>
      <text:p text:style-name="P152"><text:span text:style-name="T3">lidar_name</text:span>: The full name of the lidar as defined in the SCC. This field will be <text:span text:style-name="T437">displayed</text:span> in the plots. </text:p>
      <text:p text:style-name="P152"><text:tab/><text:span text:style-name="T47">Example: </text:span><text:span text:style-name="T102">lidar_name</text:span><text:span text:style-name="T47"> = </text:span><text:span text:style-name="T102">POLIS</text:span></text:p>
      <text:p text:style-name="P44"/>
      <text:p text:style-name="P18"><text:span text:style-name="T233">Mandatory </text:span><text:span text:style-name="T234">Variables </text:span><text:span text:style-name="T238">when the --operation_mode argument is set to “labeling” (submitting to CARS)</text:span></text:p>
      <text:p text:style-name="P152"><text:span text:style-name="T3">station_name</text:span>: The full name of the station as defined in the SCC. This field will be displayed in the plots.</text:p>
      <text:p text:style-name="P44"><text:tab/>Example: <text:span text:style-name="T437">station_name = Munich</text:span></text:p>
      <text:p text:style-name="P152"><text:span text:style-name="T3">lidar_id</text:span>: The ID of the lidar as defined in the SCC (integer). This field will be reported in the plots and the filenames of the exported files.</text:p>
      <text:p text:style-name="P152"><text:span text:style-name="T47"><text:tab/>Example: </text:span><text:span text:style-name="T102">lidar_id</text:span><text:span text:style-name="T47"> = </text:span><text:span text:style-name="T102">83</text:span></text:p>
      <text:p text:style-name="P152"><text:span text:style-name="T3">version_name</text:span>: The full name of the version that corresponds to the SCC configuration ID to be tested (integer).</text:p>
      <text:p text:style-name="P152"><text:span text:style-name="T47"><text:tab/>Example: </text:span><text:span text:style-name="T46">version_name = </text:span><text:span text:style-name="T102">Version 1.0</text:span></text:p>
      <text:p text:style-name="P152"><text:span text:style-name="T3">version_id</text:span>: The ID of the version that corresponds to the SCC configuration ID to be tested (integer). </text:p>
      <text:p text:style-name="P152"><text:tab/><text:span text:style-name="T47">Example: </text:span><text:span text:style-name="T46">version_</text:span><text:span text:style-name="T102">id</text:span><text:span text:style-name="T46"> = </text:span><text:span text:style-name="T102">84</text:span></text:p>
      <text:p text:style-name="Text_20_body"><text:span text:style-name="T3">configuration_name</text:span>: The full name of the <text:span text:style-name="T437">SCC </text:span>configuration to be tested.</text:p>
      <text:p text:style-name="P152"><text:tab/><text:span text:style-name="T47">Example: </text:span><text:span text:style-name="T102">configuration_name</text:span><text:span text:style-name="T46"> = </text:span><text:span text:style-name="T102">355Depol_Raman</text:span> </text:p>
      <text:p text:style-name="Text_20_body"><text:span text:style-name="T3">configuration_id</text:span>: The ID of the <text:span text:style-name="T437">SCC </text:span>configuration to be tested (integer)</text:p>
      <text:p text:style-name="P152"><text:tab/> <text:span text:style-name="T47">Example: </text:span><text:span text:style-name="T102">configuration_id</text:span><text:span text:style-name="T46"> = </text:span><text:span text:style-name="T102">69</text:span></text:p>
      <text:p text:style-name="Text_20_body"/>
      <text:p text:style-name="P162"/>
      <text:p text:style-name="P161"><text:span text:style-name="T233">Optional </text:span><text:span text:style-name="T234">Variables </text:span><text:span text:style-name="T236">(</text:span><text:span text:style-name="T237">include only to override</text:span><text:span text:style-name="T236"> the raw file metadata)</text:span></text:p>
      <text:p text:style-name="P52"><text:span text:style-name="T4">altitude</text:span><text:span text:style-name="T250">: The altitude of the station above sea level (in meters). </text:span></text:p>
      <text:p text:style-name="P45"><text:tab/>Example: altitude = 535</text:p>
      <text:p text:style-name="P52"><text:span text:style-name="T3">latitude</text:span>: <text:span text:style-name="T251">The station latitude (in degrees). </text:span></text:p>
      <text:p text:style-name="P43"><text:span text:style-name="T251"><text:tab/>Example: latitude</text:span> = 48.148</text:p>
      <text:p text:style-name="P52"><text:span text:style-name="T5">longitude</text:span>: <text:span text:style-name="T251">The station latitude (in degrees). </text:span></text:p>
      <text:p text:style-name="P52"><text:span text:style-name="T251"><text:tab/></text:span><text:span text:style-name="T48">Example: longitude</text:span><text:span text:style-name="T46"> = 11.573</text:span></text:p>
      <text:p text:style-name="P52"><text:span text:style-name="T3">zenith_angle</text:span>: Zenith angle of the lidar (<text:span text:style-name="T251">in </text:span>degrees, 0 at zenith, 90 at horizon). </text:p>
      <text:p text:style-name="P52"><text:span text:style-name="T48"><text:tab/></text:span><text:span text:style-name="T140">Example: zenith_angle </text:span><text:span text:style-name="T130">= </text:span><text:span text:style-name="T141">41</text:span></text:p>
      <text:p text:style-name="P52"><text:span text:style-name="T4">azimuth_angle</text:span><text:span text:style-name="T250">:</text:span> Azimuth angle of the lidar (<text:span text:style-name="T251">in degrees, </text:span>North = 0, E = 90).</text:p>
      <text:p text:style-name="P52"><text:span text:style-name="T48"><text:tab/></text:span><text:span text:style-name="T110">Example: </text:span><text:span text:style-name="T111">azimuth_angle = </text:span><text:span text:style-name="T112">0</text:span></text:p>
      <text:p text:style-name="P33"/>
      <text:h text:style-name="P176" text:outline-level="2"/>
      <text:h text:style-name="P178" text:outline-level="2"><text:bookmark-start text:name="__RefHeading___Toc2041_3336808555"/><text:span text:style-name="T245">Section: </text:span><text:span text:style-name="T246">Channels</text:span><text:bookmark-end text:name="__RefHeading___Toc2041_3336808555"/></text:h>
      <text:p text:style-name="P54">All <text:span text:style-name="T252">variables</text:span> provided <text:span text:style-name="T252">for this section</text:span> should include exactly as many channels as the channel_id <text:span text:style-name="T334">variable</text:span>. <text:span text:style-name="T336">If a variable is not relevant for a specific channel (e.g. dead_time for analog channels)</text:span><text:span text:style-name="T335"> </text:span><text:span text:style-name="T336">fill with “</text:span><text:span text:style-name="T335">_”.</text:span><text:span text:style-name="T318"> </text:span><text:span text:style-name="T336">Note that the number of </text:span><text:span text:style-name="T337">channels provided</text:span><text:span text:style-name="T336"> has to be equal or less than the total number of channel in the raw input files. </text:span><text:span text:style-name="T334">A</text:span><text:span text:style-name="T318"> subset of the raw channels can be provided in case the user doesn’t want to process all of them</text:span><text:span text:style-name="T336">. For </text:span><text:span text:style-name="T337">L</text:span><text:span text:style-name="T336">icel systems, the </text:span><text:span text:style-name="T337">Licel</text:span><text:span text:style-name="T43"> </text:span><text:span text:style-name="T312">channel</text:span><text:span text:style-name="T174"> </text:span><text:span text:style-name="T176">ID</text:span><text:span text:style-name="T175"> </text:span><text:span text:style-name="T337">in combination with the </text:span><text:span text:style-name="T312">laser</text:span><text:span text:style-name="T337"> identifier in the header (see the Licel manual) are used in order to link with the raw binary files. For PollyXT systems there is no specific identifier per channel. The user can use the channel index (first channel --&gt; </text:span><text:span text:style-name="T338">1</text:span><text:span text:style-name="T337">, second channel --&gt; </text:span><text:span text:style-name="T338">2</text:span><text:span text:style-name="T337">, etc) to link with the raw netcdf files. </text:span><text:span text:style-name="T338">If nothing is provided, all PollyXT channels available in the raw files will be processed. For example,</text:span><text:span text:style-name="T337"> channel_id = </text:span><text:span text:style-name="T338">1</text:span><text:span text:style-name="T337">, </text:span><text:span text:style-name="T338">2, 4 means that the 3</text:span><text:span text:style-name="T325">rd</text:span><text:span text:style-name="T338"> channel ordered as in the raw netcdf file will not be processed. It is therefore important that all </text:span><text:span text:style-name="T339">input </text:span><text:span text:style-name="T338">files </text:span><text:span text:style-name="T44">have exactly the same channels</text:span><text:span text:style-name="T313"> </text:span><text:span text:style-name="T314">when processing a measurement with ATLAS (e.g. same channels for all QA tests)</text:span><text:span text:style-name="T338">. This is </text:span><text:span text:style-name="T339">also </text:span><text:span text:style-name="T338">a good practice for Licel systems.</text:span></text:p>
      <text:p text:style-name="P77"><text:span text:style-name="T340">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43">Please note that </text:span><text:span text:style-name="T344">all </text:span><text:span text:style-name="T343">example values presented here correspond to a fictional system and </text:span><text:span text:style-name="T7">should </text:span><text:span text:style-name="T8">do not be blindly taken and applied to an actual system.</text:span></text:p>
      <text:p text:style-name="P37"/>
      <text:p text:style-name="P39"><text:span text:style-name="T233">Mandatory </text:span><text:span text:style-name="T234">Variables</text:span></text:p>
      <text:p text:style-name="P153"><text:span text:style-name="T38">recorder_</text:span><text:span text:style-name="T3">channel_id</text:span>: IDs of each channel according to the raw file header.</text:p>
      <text:list text:style-name="L11">
        <text:list-item>
          <text:p text:style-name="P281">For licel systems: provide the licel id per channel that is going to be include. Currently only BT and BC channels are supported.</text:p>
        </text:list-item>
        <text:list-item>
          <text:p text:style-name="P281">For PollyXT systems provide an ascending number per channel starting at 1 and following the order of the channels in the raw PollyXT files. </text:p>
        </text:list-item>
      </text:list>
      <text:p text:style-name="P153">A subset of the recorder channels can be provided. Only the channels provided here will be processed</text:p>
      <text:p text:style-name="P153"><text:tab/><text:span text:style-name="T51">Example: </text:span><text:span text:style-name="T103">recorder_</text:span><text:span text:style-name="T46">channel_id = BT0,BC0,BT1,BC1,BT2,BC2,BT3, BC3, BT4, BC4, BT5, BC5</text:span></text:p>
      <text:p text:style-name="P153"/>
      <text:p text:style-name="P153"><text:span text:style-name="T3">scc</text:span><text:span text:style-name="T38">_channel</text:span><text:span text:style-name="T3">_id</text:span>: IDs of each channel according to the SCC configuration. In the future, linking with the HOI will be done through the scc_channel_id (currently optional). <text:span text:style-name="T177">Mandatory </text:span><text:span text:style-name="T178">Variable </text:span><text:span text:style-name="T179">when the --operation_mode argument is set to “labeling” (submitting to CARS)</text:span></text:p>
      <text:p text:style-name="P153"><text:span text:style-name="T315"><text:tab/></text:span><text:span text:style-name="T51">Example: </text:span><text:span text:style-name="T46">scc_id = 619, 620, 621, 622, 623, 624, 625, 626, 627, 628, 629, 630</text:span></text:p>
      <text:p text:style-name="P164"><text:soft-page-break/><text:span text:style-name="T3">scc</text:span><text:span text:style-name="T38">_</text:span><text:span text:style-name="T41">telescope</text:span><text:span text:style-name="T3">_id</text:span>: IDs of each <text:span text:style-name="T461">telescope</text:span> according to the SCC configuration. <text:span text:style-name="T177">Mandatory </text:span><text:span text:style-name="T178">Variable </text:span><text:span text:style-name="T179">when the --operation_mode argument is set to “labeling” (submitting to CARS)</text:span></text:p>
      <text:p text:style-name="P165"><text:span text:style-name="T315"><text:tab/></text:span><text:span text:style-name="T51">Example: </text:span><text:span text:style-name="T46">scc_id = </text:span><text:span text:style-name="T105">100, 100, 100, 100, 100, 100, 100, 100, 100, 100, 100, 100</text:span></text:p>
      <text:p text:style-name="P153"/>
      <text:p text:style-name="P153"><text:span text:style-name="T153">laser</text:span><text:span text:style-name="T46">:</text:span><text:span text:style-name="T130"> </text:span>The ascending laser number <text:span text:style-name="T315">according to the licel manual</text:span>. Use to link with the licel file. The channel_id is not a unique identifier for licel channels. A single channel can synchronize with more than one lasers. <text:span text:style-name="T439">Mandatory when the –file_format argument is set to </text:span><text:span text:style-name="T474">one of the licel recorders</text:span></text:p>
      <text:p text:style-name="P50"><text:span text:style-name="T37"><text:tab/></text:span><text:span text:style-name="T302">Example: </text:span><text:span text:style-name="T257">laser = 1, 1, 1, 1, 1, 1, 1, 1, 1, 1, 1, 1</text:span></text:p>
      <text:p text:style-name="P71"/>
      <text:p text:style-name="P53"><text:span text:style-name="T3">telescope_type</text:span>: T<text:span text:style-name="T256">he t</text:span>elescope configuration. <text:span text:style-name="T319">Choose among:</text:span></text:p>
      <text:list text:style-name="L12">
        <text:list-item>
          <text:p text:style-name="P282">n: <text:span text:style-name="T459">first near range telescope </text:span><text:span text:style-name="T460">(sort by </text:span><text:span text:style-name="T40">descending</text:span><text:span text:style-name="T460"> expected </text:span><text:span text:style-name="T463">distance of full </text:span><text:span text:style-name="T460">overlap order)</text:span></text:p>
        </text:list-item>
        <text:list-item>
          <text:p text:style-name="P285">m: second near range telescope </text:p>
        </text:list-item>
        <text:list-item>
          <text:p text:style-name="P285">l: third near range telescope</text:p>
        </text:list-item>
        <text:list-item>
          <text:p text:style-name="P283">f: <text:span text:style-name="T460">first </text:span>far range <text:span text:style-name="T460">telescope (sort by </text:span><text:span text:style-name="T40">ascending </text:span><text:span text:style-name="T304">expected </text:span><text:span text:style-name="T305">distance of full </text:span><text:span text:style-name="T304">overlap order</text:span><text:span text:style-name="T460">)</text:span></text:p>
        </text:list-item>
        <text:list-item>
          <text:p text:style-name="P286">g: second <text:span text:style-name="T460">far</text:span> range telescope </text:p>
        </text:list-item>
        <text:list-item>
          <text:p text:style-name="P285">h: <text:span text:style-name="T460">third far range telescope</text:span></text:p>
        </text:list-item>
        <text:list-item>
          <text:p text:style-name="P284">x: single telescope </text:p>
        </text:list-item>
      </text:list>
      <text:p text:style-name="P46"><text:tab/>Example: telescope_type = x, x, x, x, x, x, x, x, x, x, x, x</text:p>
      <text:p text:style-name="P71"/>
      <text:p text:style-name="P53"><text:span text:style-name="T3">channel_type</text:span>: <text:span text:style-name="T256">The c</text:span>hannel type. <text:span text:style-name="T319">Choose one among:</text:span></text:p>
      <text:list text:style-name="L13">
        <text:list-item>
          <text:p text:style-name="P287">p: co-polar</text:p>
        </text:list-item>
        <text:list-item>
          <text:p text:style-name="P287">c: cross-polar</text:p>
        </text:list-item>
        <text:list-item>
          <text:p text:style-name="P287">t: total (no depol<text:span text:style-name="T319">arization</text:span>)</text:p>
        </text:list-item>
        <text:list-item>
          <text:p text:style-name="P287">v: vibrational Raman</text:p>
        </text:list-item>
        <text:list-item>
          <text:p text:style-name="P287">r: rotational Raman</text:p>
        </text:list-item>
        <text:list-item>
          <text:p text:style-name="P287">a: Cabannes (HSRL)</text:p>
        </text:list-item>
        <text:list-item>
          <text:p text:style-name="P287">f: fluorescence </text:p>
        </text:list-item>
        <text:list-item>
          <text:p text:style-name="P288">d: dual field of view</text:p>
        </text:list-item>
      </text:list>
      <text:p text:style-name="P42"><text:soft-page-break/><text:span text:style-name="T256"><text:tab/>Example: </text:span>channel_type = p, p, c, c, v, v, p, p, c, c, v, v </text:p>
      <text:p text:style-name="P21"/>
      <text:p text:style-name="P53"><text:span text:style-name="T153">channel_subtype</text:span>: <text:span text:style-name="T256">The</text:span> <text:span text:style-name="T256">c</text:span>hannel subtype. <text:span text:style-name="T319">Choose among:</text:span></text:p>
      <text:list text:style-name="L14">
        <text:list-item>
          <text:p text:style-name="P289">r: Signal Reflected from a PBS</text:p>
        </text:list-item>
        <text:list-item>
          <text:p text:style-name="P289">t: Signal Transmitted through a PBS</text:p>
        </text:list-item>
        <text:list-item>
          <text:p text:style-name="P289">n: N2 Ramal line</text:p>
        </text:list-item>
        <text:list-item>
          <text:p text:style-name="P289">o: O2 Ramal line</text:p>
        </text:list-item>
        <text:list-item>
          <text:p text:style-name="P289">w: H2O Ramal line</text:p>
        </text:list-item>
        <text:list-item>
          <text:p text:style-name="P289">c: CH4 Ramal line</text:p>
        </text:list-item>
        <text:list-item>
          <text:p text:style-name="P289">h: High Rotational Raman</text:p>
        </text:list-item>
        <text:list-item>
          <text:p text:style-name="P289">l: Low Rotational Raman</text:p>
        </text:list-item>
        <text:list-item>
          <text:p text:style-name="P289">a: Mie (aerosol) HSRL signal</text:p>
        </text:list-item>
        <text:list-item>
          <text:p text:style-name="P289">m: Molecular HSRL signal</text:p>
        </text:list-item>
        <text:list-item>
          <text:p text:style-name="P289">b: Broadband Fluorescence</text:p>
        </text:list-item>
        <text:list-item>
          <text:p text:style-name="P289">s: Spectral Fluorescence</text:p>
        </text:list-item>
        <text:list-item>
          <text:p text:style-name="P289">x: No specific subtype </text:p>
        </text:list-item>
      </text:list>
      <text:p text:style-name="Text_20_body"><text:span text:style-name="T50"><text:tab/>Example: </text:span><text:span text:style-name="T46">channel_subtype = r, r, t, t, n, n, t, t, r, r, n, n</text:span> </text:p>
      <text:p text:style-name="P36"/>
      <text:p text:style-name="P35">Partly Optional Variables</text:p>
      <text:p text:style-name="P69">These variables take default values. It is <text:span text:style-name="T3">highly recommended though to fill </text:span><text:span text:style-name="T39">most of </text:span><text:span text:style-name="T3">them in</text:span> because <text:s/>might not be valid for the system.</text:p>
      <text:p text:style-name="P69"/>
      <text:p text:style-name="P154"><text:span text:style-name="T3">dead_time</text:span>: The dead time of the photon counting channels (in ns). (for analog channels set _). Defaults to 3.7ns for the non-paralyzable case</text:p>
      <text:p text:style-name="P154"><text:s/><text:tab/><text:span text:style-name="T49">Example: dead_time </text:span><text:span text:style-name="T46">= _, 3.571, _, 4.545, _, 3.704, _, 3.167, _, 3.846, _, 3.846</text:span></text:p>
      <text:p text:style-name="P154"/>
      <text:p text:style-name="P156"><text:span text:style-name="T253">daq_trigger_offset</text:span><text:span text:style-name="T254">: Provide only if known, otherwise it defaults to 0. The offset of the data acquisition trigger with respect to the Q-switch per channel in bins. Provide negative values if the acquisition starts </text:span><text:soft-page-break/><text:span text:style-name="T254">before the Q-switch (pre-triggering) and positive values if the acquisition starts after the Q-switch. </text:span><text:span text:style-name="T255">The values provided here must correspond to the first bin of the recorder per channel that detects part of the laser pulse.</text:span></text:p>
      <text:p text:style-name="P34"><text:span text:style-name="T127"><text:tab/>Example: </text:span><text:span text:style-name="T128">daq_trigger_offset</text:span><text:span text:style-name="T126"> = -2020, -2011, -2020, -2011, -2020, -2011, -2025, -2014, -2025, -<text:tab/>2014, -2025, -2014</text:span></text:p>
      <text:p text:style-name="P51"/>
      <text:p text:style-name="P57"><text:span text:style-name="T3">background_low_bin</text:span>: Starting bin of the background correction averaging range. Defaults to:</text:p>
      <text:list text:style-name="L15">
        <text:list-item>
          <text:p text:style-name="P290"><text:span text:style-name="T321">The </text:span>600<text:span text:style-name="T323">th</text:span><text:span text:style-name="T321"> </text:span>bin before the end of the profile if <text:span text:style-name="T321">the </text:span><text:span text:style-name="T440">pre-trigger region is </text:span><text:span text:style-name="T441">≤</text:span>400 <text:span text:style-name="T440">bins</text:span></text:p>
        </text:list-item>
        <text:list-item>
          <text:p text:style-name="P291"><text:span text:style-name="T321">The </text:span>100<text:span text:style-name="T323">th</text:span><text:span text:style-name="T321"> bin</text:span> if <text:span text:style-name="T321">the </text:span><text:span text:style-name="T440">pre-trigger region is </text:span><text:span text:style-name="T441">&gt;</text:span>400 <text:span text:style-name="T440">bins</text:span></text:p>
        </text:list-item>
      </text:list>
      <text:p text:style-name="P58">Using default values is <text:span text:style-name="T341">currently </text:span>risky. Please make sure that no spikes are appearing in the pretrigger range that would affect the background correction or manually provide this variable.</text:p>
      <text:p text:style-name="P41"><text:span text:style-name="T321"><text:tab/>Example: </text:span>background_low_bin = 100, 100, 100, 100, 100, 100, 100, 100, 100, 100, 100, 100</text:p>
      <text:p text:style-name="Text_20_body"/>
      <text:p text:style-name="P59"><text:span text:style-name="T3">background_high_bin</text:span>: <text:span text:style-name="T341">ending</text:span> bin of the background correction averaging range. Defaults to:</text:p>
      <text:list text:style-name="L16">
        <text:list-item>
          <text:p text:style-name="P292"><text:span text:style-name="T333">The </text:span>100<text:span text:style-name="T324">th</text:span><text:span text:style-name="T333"> </text:span>bin before the end of the profile if <text:span text:style-name="T321">the </text:span><text:span text:style-name="T440">pre-trigger region is </text:span><text:span text:style-name="T441">≤</text:span>400 <text:span text:style-name="T440">bins</text:span></text:p>
        </text:list-item>
        <text:list-item>
          <text:p text:style-name="P292"><text:span text:style-name="T333">The </text:span><text:span text:style-name="T440">1</text:span>00<text:span text:style-name="T324">th</text:span> bin <text:span text:style-name="T440">before the end of the pre-trigger </text:span>if <text:span text:style-name="T321">the </text:span><text:span text:style-name="T440">pre-trigger region is </text:span><text:span text:style-name="T441">&gt;</text:span>400 <text:span text:style-name="T440">bins</text:span></text:p>
        </text:list-item>
      </text:list>
      <text:p text:style-name="P58">Using default values is <text:span text:style-name="T341">currently </text:span>risky. Please make sure that no spikes are appearing in the pretrigger range that would affect the background correction or manually provide this variable.</text:p>
      <text:p text:style-name="Text_20_body"><text:span text:style-name="T333"><text:tab/></text:span><text:span text:style-name="T54">Example: </text:span><text:span text:style-name="T46">background_high_bin = 500, 500, 500, 500, 500, 500, 500, 500, 500, 500, 500, 500</text:span></text:p>
      <text:p text:style-name="P155"/>
      <text:p text:style-name="P78"><text:span text:style-name="T235">Optional Variables </text:span><text:span text:style-name="T236">(</text:span><text:span text:style-name="T237">include only to override</text:span><text:span text:style-name="T236"> the raw file metadata)</text:span></text:p>
      <text:p text:style-name="P78"><text:span text:style-name="T3">acquisition_mode</text:span>: The mode of the recorded signals per channel. <text:span text:style-name="T341">Choose among:</text:span></text:p>
      <text:list text:style-name="L17">
        <text:list-item>
          <text:p text:style-name="P293">0: analog</text:p>
        </text:list-item>
        <text:list-item>
          <text:p text:style-name="P293">1: photon counting</text:p>
        </text:list-item>
      </text:list>
      <text:p text:style-name="P79"><text:span text:style-name="T56"><text:tab/>Example: </text:span><text:span text:style-name="T113">acquisition_mode = 0, 1, 0, 1, 0, 1, 0, 1, 0, 1, 0, 1</text:span></text:p>
      <text:p text:style-name="P75"/>
      <text:p text:style-name="P78"><text:span text:style-name="T6">bins</text:span><text:span text:style-name="T341">: <text:s/>The total bins of the recorded signals per channel. </text:span></text:p>
      <text:p text:style-name="P81"><text:span text:style-name="T56"><text:tab/>Example: bins = 8192, 8192, 8192, 8192, 8192, 8192,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span text:style-name="T56">, </text:span><text:span text:style-name="T55">4096</text:span></text:p>
      <text:p text:style-name="P79"/>
      <text:p text:style-name="P56"><text:soft-page-break/><text:span text:style-name="T153">detected_wavelength</text:span><text:span text:style-name="T130">: The</text:span> wavelength of the detected <text:span text:style-name="T320">signal according to the applied</text:span> Interference Filter of each channel <text:span text:style-name="T320">(</text:span>in nm<text:span text:style-name="T320">)</text:span>. This <text:span text:style-name="T320">variable is provided by default from the raw file metadata </text:span><text:span text:style-name="T443">but </text:span>if accuracy is required for molecular calculations the exact central wavelength should be provided.</text:p>
      <text:p text:style-name="P157"><text:span text:style-name="T108"><text:tab/></text:span><text:span text:style-name="T52">Example: </text:span><text:span text:style-name="T104">detected_wavelength = </text:span><text:span text:style-name="T52">354.6, <text:s/>354.6, <text:s/>354.6, <text:s/>354.6, <text:s/></text:span><text:span text:style-name="T53">386.5,</text:span><text:span text:style-name="T52"> <text:s/></text:span><text:span text:style-name="T53">386.5</text:span><text:span text:style-name="T52">, 532.2, 532.2, <text:tab/>532.2, 532.2, </text:span><text:span text:style-name="T53">607.5, 607.5</text:span></text:p>
      <text:p text:style-name="P157"/>
      <text:p text:style-name="P158"><text:span text:style-name="T3">emitted_wavelength</text:span><text:span text:style-name="T257">: The wavelength of the originally emitted laser beam per channel. </text:span><text:span text:style-name="T303">If not provided it d</text:span><text:span text:style-name="T257">efaults to </text:span><text:span text:style-name="T303">the detected wavelength closest to</text:span><text:span text:style-name="T257">:</text:span></text:p>
      <text:list text:style-name="L18">
        <text:list-item>
          <text:p text:style-name="P251">355 for channels with detected wavelength &lt;520nm</text:p>
        </text:list-item>
        <text:list-item>
          <text:p text:style-name="P251">532 for channels with detected wavelength <text:span text:style-name="T441">≥</text:span><text:span text:style-name="T440">520nm and</text:span> &lt;1000nm </text:p>
        </text:list-item>
        <text:list-item>
          <text:p text:style-name="P294"><text:span text:style-name="T258">1064</text:span><text:span text:style-name="T257"> for channels with detected wavelength </text:span><text:span text:style-name="T442">≥</text:span><text:span text:style-name="T257">1000nm</text:span></text:p>
        </text:list-item>
      </text:list>
      <text:p text:style-name="P60"><text:span text:style-name="T445">This</text:span> is valid <text:span text:style-name="T231">ONLY for Nd:Yag laser</text:span><text:span text:style-name="T239">s</text:span><text:span text:style-name="T231">.</text:span> <text:span text:style-name="T445">In addition, if</text:span> accurate molecular depolarization ratio calculations are required <text:span text:style-name="T445">the</text:span> emitted wavelength <text:span text:style-name="T445">should be provided </text:span>with sub-nanometer accuracy. </text:p>
      <text:p text:style-name="P157"><text:span text:style-name="T258"><text:tab/>Example: emitted_wavelength = </text:span><text:span text:style-name="T123">354.6, <text:s/>354.6, <text:s/>354.6, <text:s/>354.6, <text:s/>354.6, <text:s/>354.6, 532.2, 532.2, <text:tab/>532.2, 532.2, 532.2, 532.2</text:span></text:p>
      <text:p text:style-name="P22"/>
      <text:p text:style-name="P19"><text:span text:style-name="T3">channel_bandwidth</text:span>: Interference filter Bandwidth <text:span text:style-name="T320">(</text:span><text:span text:style-name="T472">FWHM </text:span><text:span text:style-name="T320">in nm</text:span><text:span text:style-name="T444">). </text:span>Defaults to: 1nm <text:span text:style-name="T444">when the file_format argument is set to </text:span><text:span text:style-name="T474">one of the </text:span><text:span text:style-name="T444">licel </text:span><text:span text:style-name="T474">recorders</text:span>. <text:span text:style-name="T320">The default value is a very rough guess and it can easily lead to high uncertainty in the molecular depolarization value. Exact values provided from the manufacturers should be used instead. </text:span><text:span text:style-name="T444">For PollyXT system default values are provided based on the raw file metadata.</text:span></text:p>
      <text:p text:style-name="P157"><text:tab/><text:span text:style-name="T320">Example: channel_bandwidth = 0.5, 0.5, 0.5, 0.5, 1.0, 1.0, 0.5, 0.5, 0.5, 0.5, 1.0, 1.0</text:span></text:p>
      <text:p text:style-name="P70"/>
      <text:p text:style-name="P80"><text:span text:style-name="T3">data_acquisition_range</text:span>: The Data Acquisition Range of each analog channel [<text:span text:style-name="T343">m</text:span>V]. <text:span text:style-name="T343">Use _ for photon channels</text:span></text:p>
      <text:p text:style-name="P81"><text:tab/><text:span text:style-name="T342">Example: </text:span><text:span text:style-name="T259">data_acquisition_range = </text:span><text:span text:style-name="T260">100, _, 100, _, 20, _, 100, _, 100, _, 20, _</text:span></text:p>
      <text:p text:style-name="Text_20_body"/>
      <text:p text:style-name="P81"><text:span text:style-name="T3">analog_to_digital_resolution</text:span>: The analog to digital resolution (in bits) of each analog channel. <text:span text:style-name="T343">Use</text:span> _ for photon channels.</text:p>
      <text:p text:style-name="P81"><text:tab/><text:span text:style-name="T55">Example: </text:span><text:span text:style-name="T46">analog_to_digital_resolution = </text:span><text:span text:style-name="T55">16, _, 16, _, 12, _, 16, _, 16, _, 12, _</text:span></text:p>
      <text:p text:style-name="Text_20_body"/>
      <text:p text:style-name="P81"><text:soft-page-break/><text:span text:style-name="T3">range_resolution</text:span>: The range resolution of each channel [m]. It will be used to calculate the Sampling Rate.</text:p>
      <text:p text:style-name="P81"><text:span text:style-name="T343"><text:tab/></text:span><text:span text:style-name="T55">Example: </text:span><text:span text:style-name="T46">range_resolution = </text:span><text:span text:style-name="T55">3.75, 3.75, 3.75, 3.75, 3.75, 3.75, 7.5, 7.5, 7.5, 7.5, 7.5, 7.5</text:span></text:p>
      <text:p text:style-name="Text_20_body"/>
      <text:p text:style-name="Text_20_body"><text:span text:style-name="T3">laser_repetition_rate</text:span>: <text:span text:style-name="T343">The</text:span> Laser Repetition Rate <text:span text:style-name="T343">[</text:span>Hz<text:span text:style-name="T343">]</text:span></text:p>
      <text:p text:style-name="P81"><text:span text:style-name="T343"><text:tab/></text:span><text:span text:style-name="T55">Example: </text:span><text:span text:style-name="T46">laser_repetition_rate = </text:span><text:span text:style-name="T55">20, 20, 20, 20, 20, 20, 20, 20, 20, 20, 20, 20</text:span></text:p>
      <text:h text:style-name="P179" text:outline-level="2"><text:bookmark-start text:name="__RefHeading___Toc2043_3336808555"/><text:span text:style-name="T245">C</text:span><text:span text:style-name="T244">hannel Nomenclature</text:span><text:bookmark-end text:name="__RefHeading___Toc2043_3336808555"/></text:h>
      <text:p text:style-name="P90">Based on the input provided in the configuration file and the header of the raw files an ID is created per channel in ATLAS and accompanies it during processing <text:span text:style-name="T376">and</text:span> exporting. The ID consists of the following 8 characters:</text:p>
      <text:list text:style-name="L19">
        <text:list-item>
          <text:p text:style-name="P295">first 4 characters correspond to the the <text:span text:style-name="T3">detected_wavelength</text:span> variable rounded up to the nearest integer and filled with leading zeros wherever applicable (e.g. 0355, 0607, 1064 etc)</text:p>
        </text:list-item>
        <text:list-item>
          <text:p text:style-name="P295">the 5<text:span text:style-name="T322">th</text:span> character corresponds to the <text:span text:style-name="T3">telescope_type</text:span> variable (refer to the respective table)</text:p>
        </text:list-item>
        <text:list-item>
          <text:p text:style-name="P296">the 6<text:span text:style-name="T322">th</text:span> character corresponds to the <text:span text:style-name="T3">channel_type</text:span> variable (refer to the respective table)</text:p>
        </text:list-item>
        <text:list-item>
          <text:p text:style-name="P297">the 7<text:span text:style-name="T322">th</text:span> character corresponds to the acquisition mode and can be “a” for analog or “p” for photon. The respective information is provided by the <text:span text:style-name="T3">acquisition_mode</text:span><text:span text:style-name="T257"> variable</text:span></text:p>
        </text:list-item>
        <text:list-item>
          <text:p text:style-name="P297"><text:span text:style-name="T257">the 8</text:span><text:span text:style-name="T328">th</text:span><text:span text:style-name="T257"> character corresponds to the </text:span><text:span text:style-name="T3">channel_subtype</text:span><text:span text:style-name="T257"> variable </text:span><text:span text:style-name="T262">(refer to the respective table)</text:span></text:p>
        </text:list-item>
      </text:list>
      <text:p text:style-name="P91">For example, channel <text:span text:style-name="T3">0355ftpr</text:span> <text:span text:style-name="T381">would </text:span>correspond to a far field photon counting co-polar channel at 355nm detected in the reflected path with respect to the PBS </text:p>
      <text:p text:style-name="P91"><text:span text:style-name="T381">In another example, c</text:span>hannel <text:span text:style-name="T3">0387nvan</text:span> <text:span text:style-name="T381">would </text:span>correspond to a near field analog vibrational Raman channel at 387nm the corresponds to scattering from N<text:span text:style-name="T378">2</text:span> molecules.</text:p>
      <text:p text:style-name="P92">Following the 12 channels defined in the examples of section 4.2, we would get the following channels in the ATLAS plots and netcdf files:</text:p>
      <text:p text:style-name="P92">0355xpar, 0355xppr, 0355xcat, 0355xcpt, 0387xvan, <text:s/>0387xvpn, 0532xpat, 0532xppt, 0532xcar, 0532xcpr, 0607xvan, <text:s/>0607xvpn </text:p>
      <text:h text:style-name="P173" text:outline-level="1"><text:bookmark-start text:name="__RefHeading___Toc839_4125860552"/>The settings file<text:bookmark-end text:name="__RefHeading___Toc839_4125860552"/></text:h>
      <text:p text:style-name="P82"><text:span text:style-name="T247">The </text:span><text:span text:style-name="T57">settings</text:span><text:span text:style-name="T60">_file.ini</text:span><text:span text:style-name="T247"> sample file is provided inside the </text:span><text:span text:style-name="T60">./templates</text:span><text:span text:style-name="T247"> folder. </text:span><text:span text:style-name="T349">Similarly to the </text:span><text:span text:style-name="T61">config_file.ini</text:span><text:span text:style-name="T349"> it is also structured in sections and shares a similar syntax. The main difference is that the variables of the settings file do not have a specific number of </text:span><text:span text:style-name="T354">values</text:span><text:span text:style-name="T349"> per section. </text:span></text:p>
      <text:p text:style-name="P55"><text:span text:style-name="T247">The file consists of </text:span><text:span text:style-name="T348">seven</text:span><text:span text:style-name="T247"> main sections: </text:span><text:span text:style-name="T348">converter, preprocessor, quicklooks, rayleigh_fit, telecover, and polarization_calibration</text:span><text:span text:style-name="T247">. </text:span><text:span text:style-name="T433">As of version 0.2.0 the settings_file is optional and can be skipped entirely. A relevant warning will be printed so that the user knows that default settings where assumed everywhere.</text:span></text:p>
      <text:h text:style-name="P180" text:outline-level="2"/>
      <text:h text:style-name="P181" text:outline-level="2"><text:bookmark-start text:name="__RefHeading___Toc2047_3336808555"/><text:span text:style-name="T352">Section: </text:span><text:span text:style-name="T353">converter</text:span><text:bookmark-end text:name="__RefHeading___Toc2047_3336808555"/></text:h>
      <text:p text:style-name="P160"/>
      <text:p text:style-name="P84"><text:span text:style-name="T3">rsonde_skip_header</text:span>: <text:span text:style-name="T367">Radiosonde parser option. </text:span>Number of lines to skip at the beginning of the radiosonde <text:span text:style-name="T367">ascii </text:span>file. Defaults to: 1 (1 line reserved for header info)</text:p>
      <text:p text:style-name="Text_20_body"><text:span text:style-name="T367"><text:tab/></text:span><text:span text:style-name="T62">Example: </text:span><text:span text:style-name="T46">rsonde_skip_header = 6 </text:span><text:span text:style-name="T62">(skip the first 6 lines)</text:span></text:p>
      <text:p text:style-name="Text_20_body"/>
      <text:p text:style-name="P84"><text:span text:style-name="T3">rsonde_skip_footer</text:span>: <text:span text:style-name="T367">Radiosonde parser option. </text:span>Number of lines to skip at the end of the radiosonde file. Defaults to: 0 (no footer assumed)</text:p>
      <text:p text:style-name="Text_20_body"><text:span text:style-name="T367"><text:tab/></text:span><text:span text:style-name="T62">Example: </text:span><text:span text:style-name="T46">rsonde_skip_footer = </text:span><text:span text:style-name="T62">10 (skip the last 10 lines)</text:span></text:p>
      <text:p text:style-name="Text_20_body"/>
      <text:p text:style-name="P85"><text:span text:style-name="T3">rsonde_delimiter</text:span>: <text:span text:style-name="T367">Radiosonde parser option. </text:span>The delimiter that separates columns in the radiosonde file choose on<text:span text:style-name="T368">e of:</text:span></text:p>
      <text:list text:style-name="L20">
        <text:list-item>
          <text:p text:style-name="P298">S: space</text:p>
        </text:list-item>
        <text:list-item>
          <text:p text:style-name="P298">C: comma</text:p>
        </text:list-item>
      </text:list>
      <text:p text:style-name="P85">Defaults to: S.</text:p>
      <text:p text:style-name="Text_20_body"><text:span text:style-name="T368"><text:tab/></text:span><text:span text:style-name="T63">Example: </text:span><text:span text:style-name="T46">rsonde_delimiter = </text:span><text:span text:style-name="T63">C</text:span></text:p>
      <text:p text:style-name="Text_20_body"/>
      <text:p text:style-name="P85"><text:span text:style-name="T3">rsonde_column_index</text:span>: <text:span text:style-name="T367">Radiosonde parser option. </text:span>The <text:span text:style-name="T368">index (integer) of the </text:span>column <text:span text:style-name="T368">that contains the </text:span>Height, Pressure, Temperature, and Relative Humidity (optional) <text:span text:style-name="T368">information.</text:span> For example, rsonde_columns = 1, 3, 2, 6 means: </text:p>
      <text:list text:style-name="L21">
        <text:list-item>
          <text:p text:style-name="P299"><text:span text:style-name="T368">Height: </text:span>1<text:span text:style-name="T322">st</text:span> column <text:span text:style-name="T368">in the radiosonde file</text:span> </text:p>
        </text:list-item>
        <text:list-item>
          <text:p text:style-name="P299"><text:span text:style-name="T368">Pressure: </text:span>3<text:span text:style-name="T322">rd</text:span> column </text:p>
        </text:list-item>
        <text:list-item>
          <text:p text:style-name="P300">Temperature: 2<text:span text:style-name="T322">nd</text:span><text:span text:style-name="T362"> column</text:span></text:p>
        </text:list-item>
        <text:list-item>
          <text:p text:style-name="P299"><text:span text:style-name="T364">Relative Humidity: 6</text:span><text:span text:style-name="T327">th</text:span><text:span text:style-name="T364"> column</text:span></text:p>
        </text:list-item>
      </text:list>
      <text:p text:style-name="P85">The relative humidity column is OPTIONAL and can be omitted. Defaults to: 2 1 3</text:p>
      <text:p text:style-name="Text_20_body"><text:span text:style-name="T368"><text:tab/></text:span><text:span text:style-name="T63">Example: </text:span><text:span text:style-name="T46">rsonde_column_index = 2, 1, 3, 5</text:span></text:p>
      <text:p text:style-name="P87"/>
      <text:p text:style-name="P87"><text:soft-page-break/><text:span text:style-name="T3">rsonde_column_units</text:span>: <text:span text:style-name="T367">Radiosonde parser option. </text:span>The units of Height, Pressure, Temperature, and Relative Humidity (optional) columns in the radiosonde file. <text:span text:style-name="T370">The number of values must be the same as in </text:span><text:span text:style-name="T11">rsonde_column_index</text:span><text:span text:style-name="T261">. </text:span><text:span text:style-name="T257">Supported</text:span> units for:</text:p>
      <text:list text:style-name="L22">
        <text:list-item>
          <text:p text:style-name="P301">height: m_asl (default), <text:span text:style-name="T372">k</text:span>m_asl, m_agl, <text:span text:style-name="T372">k</text:span>m_agl</text:p>
        </text:list-item>
        <text:list-item>
          <text:p text:style-name="P301">pressure: hPa (default), Pa, atm</text:p>
        </text:list-item>
        <text:list-item>
          <text:p text:style-name="P301">temperature: K (default), C, Cx10</text:p>
        </text:list-item>
        <text:list-item>
          <text:p text:style-name="P301">relative humidity: percent (default), fraction</text:p>
        </text:list-item>
      </text:list>
      <text:p text:style-name="P88">If the <text:span text:style-name="T448">h</text:span>eight units are in agl (above ground level) then the station altitude must be provided in the <text:span text:style-name="T3">rsonde_</text:span><text:span text:style-name="T34">altitude</text:span></text:p>
      <text:p text:style-name="P87"><text:span text:style-name="T370"><text:tab/></text:span><text:span text:style-name="T65">Example: </text:span><text:span text:style-name="T46">rsonde_column_units = m_asl, hPa, C, percent </text:span></text:p>
      <text:p text:style-name="P86"/>
      <text:p text:style-name="P148"><text:span text:style-name="T3">rsonde_</text:span><text:span text:style-name="T34">latitude</text:span>: The radiosonde station latitude <text:span text:style-name="T424">in degrees</text:span>.</text:p>
      <text:p text:style-name="P148">Defaul<text:span text:style-name="T425">t</text:span>s to None<text:span text:style-name="T369">.</text:span></text:p>
      <text:p text:style-name="P148"><text:span text:style-name="T369"><text:tab/></text:span><text:span text:style-name="T64">Example: </text:span><text:span text:style-name="T46">rsonde_</text:span><text:span text:style-name="T98">latitude</text:span><text:span text:style-name="T46"> = 48.25</text:span></text:p>
      <text:p text:style-name="Text_20_body"/>
      <text:p text:style-name="P148"><text:span text:style-name="T3">rsonde_</text:span><text:span text:style-name="T34">longitude</text:span>: The radiosonde station <text:span text:style-name="T424">longitude</text:span> <text:span text:style-name="T424">in degrees</text:span>.</text:p>
      <text:p text:style-name="P148">Defaul<text:span text:style-name="T425">t</text:span>s to None<text:span text:style-name="T369">.</text:span></text:p>
      <text:p text:style-name="P148"><text:span text:style-name="T369"><text:tab/></text:span><text:span text:style-name="T64">Example: </text:span><text:span text:style-name="T46">rsonde_</text:span><text:span text:style-name="T98">longitude</text:span><text:span text:style-name="T46"> = <text:s/>11.55</text:span></text:p>
      <text:p text:style-name="Text_20_body"/>
      <text:p text:style-name="P149"><text:span text:style-name="T3">rsonde_</text:span><text:span text:style-name="T34">altitude</text:span>: The radiosonde station <text:span text:style-name="T424">altitude</text:span> <text:span text:style-name="T424">in meters</text:span>. </text:p>
      <text:p text:style-name="P149"><text:span text:style-name="T426">Mandatory if the </text:span><text:span text:style-name="T35">radiosonde_column_units</text:span><text:span text:style-name="T426"> of the altitude is either m_agl or km_agl. <text:s/></text:span>Defaul<text:span text:style-name="T425">t</text:span>s to None<text:span text:style-name="T369">. </text:span><text:span text:style-name="T426">In that case the lowermost altitude reported in the radiosonde file is used instead.</text:span></text:p>
      <text:p text:style-name="P148"><text:span text:style-name="T369"><text:tab/></text:span><text:span text:style-name="T64">Example: </text:span><text:span text:style-name="T46">rsonde_</text:span><text:span text:style-name="T98">longitude</text:span><text:span text:style-name="T46"> = 492.0</text:span></text:p>
      <text:p text:style-name="P148"/>
      <text:p text:style-name="P87"><text:span text:style-name="T3">rsonde_station_name</text:span>: The <text:span text:style-name="T370">name of the </text:span>station where the radiosonde measurement was performed. Defaults to: None.</text:p>
      <text:p text:style-name="Text_20_body"><text:span text:style-name="T370"><text:tab/></text:span><text:span text:style-name="T65">Example: </text:span><text:span text:style-name="T46">rsonde_station_name = Muenchen-Oberschl</text:span><text:span text:style-name="T66">ei</text:span><text:span text:style-name="T46">ssheim</text:span></text:p>
      <text:p text:style-name="Text_20_body"/>
      <text:p text:style-name="Text_20_body"/>
      <text:p text:style-name="P87"><text:soft-page-break/><text:span text:style-name="T3">rsonde_wmo_number</text:span>: The WMO number of the radiosonde station. Defaults to: None</text:p>
      <text:p text:style-name="Text_20_body"><text:tab/><text:span text:style-name="T65">Example: </text:span><text:span text:style-name="T46">rsonde_wmo_number = 10868</text:span></text:p>
      <text:p text:style-name="Text_20_body"/>
      <text:p text:style-name="P87"><text:span text:style-name="T3">rsonde_wban_number</text:span>: The WBAN number of the radiosonde station. Defaults to: None</text:p>
      <text:p text:style-name="Text_20_body"><text:span text:style-name="T370"><text:tab/></text:span><text:span text:style-name="T65">Example: </text:span><text:span text:style-name="T46">rsonde_wban_number = </text:span></text:p>
      <text:p text:style-name="Text_20_body"/>
      <text:h text:style-name="P182" text:outline-level="2"><text:bookmark-start text:name="__RefHeading___Toc2049_3336808555"/><text:span text:style-name="T352">Section: </text:span><text:span text:style-name="T353">preprocessor</text:span><text:bookmark-end text:name="__RefHeading___Toc2049_3336808555"/></text:h>
      <text:p text:style-name="P89"/>
      <text:p text:style-name="P169"><text:span text:style-name="T3">vertical_trimming</text:span>: <text:span text:style-name="T471">This option affects all tests except the standalone dark. </text:span>If set to True then bins above a certain <text:span text:style-name="T448">height above the lidar</text:span> (20<text:span text:style-name="T371">k</text:span>m by default) will be removed. Can speed up computation<text:span text:style-name="T371">s and save RAM</text:span>. Defaults to: <text:span text:style-name="T373">True </text:span></text:p>
      <text:p text:style-name="Text_20_body"><text:span text:style-name="T372"><text:tab/>Example: </text:span>vertical_trimming = <text:span text:style-name="T372">False</text:span></text:p>
      <text:p text:style-name="Text_20_body"/>
      <text:p text:style-name="P169"><text:span text:style-name="T3">vertical_limit</text:span>: <text:span text:style-name="T471">This option affects all tests except the standalone dark. </text:span>The maximum <text:span text:style-name="T448">height above the lidar</text:span> in <text:span text:style-name="T375">k</text:span>m above which no calculations will be performed <text:span text:style-name="T471">for all tests except the standalone dark</text:span>. Solar background calculations are performed prior to vertical signal trimming to enable background calculations up to the maximum signal <text:span text:style-name="T375">range</text:span>. Defaults to: 20<text:span text:style-name="T374">k</text:span>m </text:p>
      <text:p text:style-name="Text_20_body"><text:span text:style-name="T374"><text:tab/>Example: </text:span>vertical_limit = <text:span text:style-name="T374">25.0</text:span> </text:p>
      <text:p text:style-name="Text_20_body"/>
      <text:p text:style-name="P89"><text:span text:style-name="T3">channels</text:span>: <text:span text:style-name="T382">Provided it to process only selected </text:span>channels. <text:span text:style-name="T382">By default, no channel is excluded if this variable is not provided. The channel name must follow the nomenclature of section 4.3.</text:span></text:p>
      <text:p text:style-name="Text_20_body"><text:tab/><text:span text:style-name="T67">Example: </text:span><text:span text:style-name="T46">channels = </text:span><text:span text:style-name="T68">0355xcar, 0355xcpr</text:span></text:p>
      <text:p text:style-name="Text_20_body"><text:tab/><text:span text:style-name="T382">In this case only the these 2 channels will be processed</text:span></text:p>
      <text:p text:style-name="Text_20_body"/>
      <text:p text:style-name="P94"><text:span text:style-name="T3">exclude_telescope_type</text:span>: Provide <text:span text:style-name="T382">it to entirely exclude all channels of a specific </text:span><text:span text:style-name="T12">telescope_type</text:span><text:span text:style-name="T263">.</text:span><text:span text:style-name="T382"> By default, no channel is excluded if this variable is not provided. </text:span></text:p>
      <text:p text:style-name="Text_20_body"><text:tab/><text:span text:style-name="T68">Example: </text:span><text:span text:style-name="T46">exclude_telescope_type = </text:span><text:span text:style-name="T68">x, n</text:span></text:p>
      <text:p text:style-name="Text_20_body"><text:tab/><text:span text:style-name="T382">This will exclude all channels with x and n values provided in their </text:span><text:span text:style-name="T12">telescope_type</text:span><text:span text:style-name="T263">, </text:span><text:span text:style-name="T264">that is all near field and unspecified channels</text:span></text:p>
      <text:p text:style-name="Text_20_body"><text:soft-page-break/></text:p>
      <text:p text:style-name="P95"><text:span text:style-name="T3">exclude_</text:span><text:span text:style-name="T14">channel</text:span><text:span text:style-name="T3">_type</text:span>: Provide <text:span text:style-name="T382">it to entirely exclude all channels of a specific </text:span><text:span text:style-name="T13">channel</text:span><text:span text:style-name="T12">_type</text:span><text:span text:style-name="T382">. By default:</text:span></text:p>
      <text:list text:style-name="L23">
        <text:list-item>
          <text:p text:style-name="P302"><text:span text:style-name="T383">if isday = False --&gt; </text:span><text:span text:style-name="T382">no channel is excluded if this variable is not provided</text:span></text:p>
        </text:list-item>
        <text:list-item>
          <text:p text:style-name="P303">if isday = True --&gt; exclude_<text:span text:style-name="T430">channel</text:span>_type = v, f (vibrational Raman and fluorescence channels excluded)</text:p>
        </text:list-item>
      </text:list>
      <text:p text:style-name="P150"><text:span text:style-name="T383"><text:tab/></text:span><text:span text:style-name="T69">Example: </text:span><text:span text:style-name="T46">exclude_</text:span><text:span text:style-name="T100">channel</text:span><text:span text:style-name="T46">_type = </text:span><text:span text:style-name="T69">v, r, o, x</text:span></text:p>
      <text:p text:style-name="P95"><text:span text:style-name="T69"><text:tab/></text:span><text:span text:style-name="T142">This will </text:span><text:span text:style-name="T143">exclude all channels with </text:span><text:span text:style-name="T142">v, r, o,</text:span><text:span text:style-name="T143"> and </text:span><text:span text:style-name="T142">x</text:span><text:span text:style-name="T143"> values provided in their </text:span><text:span text:style-name="T156">channel</text:span><text:span text:style-name="T157">_type</text:span><text:span text:style-name="T168">, </text:span><text:span text:style-name="T169">that is <text:tab/>all vibrational and rotational Raman, co- and cross- circular polarized channels</text:span></text:p>
      <text:p text:style-name="Text_20_body"/>
      <text:p text:style-name="P127"><text:span text:style-name="T3">exclude_acquisition_mode</text:span>: Provide <text:span text:style-name="T382">it to entirely exclude all channels of a specific </text:span><text:span text:style-name="T15">acquisition_mode</text:span><text:span text:style-name="T382">. By default, no channel is excluded if this variable is not provided. </text:span></text:p>
      <text:p text:style-name="Text_20_body"><text:span text:style-name="T384"><text:tab/></text:span><text:span text:style-name="T70">Example: </text:span><text:span text:style-name="T46">exclude_acquisition_mode = </text:span><text:span text:style-name="T70">a</text:span></text:p>
      <text:p text:style-name="P96"><text:tab/>This will <text:span text:style-name="T143">exclude all </text:span><text:span text:style-name="T130">channels with 0 values provided in their </text:span><text:span text:style-name="T153">acquisition_mode</text:span><text:span text:style-name="T159">, that is all <text:tab/></text:span><text:span text:style-name="T130">analog </text:span><text:span text:style-name="T143">channels</text:span><text:span text:style-name="T168">.</text:span></text:p>
      <text:p text:style-name="Text_20_body"/>
      <text:p text:style-name="P11"><text:span text:style-name="T3">exclude_channel_subtype</text:span>: Provide <text:span text:style-name="T382">it to entirely exclude all channels of a specific </text:span><text:span text:style-name="T15">channel_subtype</text:span><text:span text:style-name="T382">. By default, no channel is excluded if this variable is not provided. </text:span></text:p>
      <text:p text:style-name="P10"><text:span text:style-name="T70"><text:tab/>Example: </text:span><text:span text:style-name="T117">exclude_channel_subtype </text:span><text:span text:style-name="T46">= </text:span><text:span text:style-name="T71">w</text:span></text:p>
      <text:p text:style-name="P11"><text:span text:style-name="T384"><text:tab/>This will </text:span><text:span text:style-name="T143">exclude all </text:span><text:span text:style-name="T144">channels with </text:span><text:span text:style-name="T145">w</text:span><text:span text:style-name="T144"> values provided in their </text:span><text:span text:style-name="T158">channel_subtype</text:span><text:span text:style-name="T143">,</text:span><text:span text:style-name="T169"> that is all <text:tab/></text:span><text:span text:style-name="T170">water vapor</text:span><text:span text:style-name="T144"> </text:span><text:span text:style-name="T143">channels</text:span><text:span text:style-name="T168">.</text:span> </text:p>
      <text:p text:style-name="Text_20_body"/>
      <text:h text:style-name="P180" text:outline-level="2"/>
      <text:h text:style-name="P181" text:outline-level="2"><text:bookmark-start text:name="__RefHeading___Toc2051_3336808555"/><text:span text:style-name="T352">Section: </text:span><text:span text:style-name="T353">quicklooks</text:span><text:bookmark-end text:name="__RefHeading___Toc2051_3336808555"/></text:h>
      <text:p text:style-name="P61">The following variables: </text:p>
      <text:list xml:id="list2654297529" text:style-name="L24">
        <text:list-item>
          <text:p text:style-name="P304"><text:span text:style-name="T16">c</text:span><text:span text:style-name="T3">hannels</text:span></text:p>
        </text:list-item>
        <text:list-item>
          <text:p text:style-name="P218">exclude_telescope_type</text:p>
        </text:list-item>
        <text:list-item>
          <text:p text:style-name="P304"><text:span text:style-name="T3">exclude_</text:span><text:span text:style-name="T16">channel</text:span><text:span text:style-name="T3">_type</text:span></text:p>
        </text:list-item>
        <text:list-item>
          <text:p text:style-name="P218">exclude_acquisition_mode</text:p>
        </text:list-item>
        <text:list-item>
          <text:p text:style-name="P218">exclude_channel_subtype</text:p>
        </text:list-item>
      </text:list>
      <text:p text:style-name="P97"><text:span text:style-name="T265">where defined in section 5.</text:span><text:span text:style-name="T295">2</text:span><text:span text:style-name="T265"> and are also applicable here. The usage is the same with the only exception that exclusions take place </text:span><text:span text:style-name="T266">in the visualization phase and only for the quicklooks</text:span></text:p>
      <text:p text:style-name="Text_20_body"/>
      <text:p text:style-name="Text_20_body"><text:span text:style-name="T3">use_log_scale</text:span>: If <text:span text:style-name="T422">set to True</text:span>, a logarithmic scale will be used for the visualization of the <text:span text:style-name="T422">z_axis (signal levels). It affects the selection of the default z_lims. Defaults to False.</text:span></text:p>
      <text:p text:style-name="P142"><text:span text:style-name="T72"><text:tab/>Example: </text:span><text:span text:style-name="T46">use_</text:span><text:span text:style-name="T96">log_scale</text:span><text:span text:style-name="T46"> = </text:span><text:span text:style-name="T96">True</text:span></text:p>
      <text:p text:style-name="Text_20_body"/>
      <text:p text:style-name="P99"><text:span text:style-name="T3">t_lims</text:span>: The x axis limits in time units. Use the following format hhmm <text:span text:style-name="T385">for both limits (not meant to be used for day-long quicklooks). </text:span>Defaults to: automatic selection.</text:p>
      <text:p text:style-name="P99"><text:tab/><text:span text:style-name="T385">Example: </text:span><text:span text:style-name="T46">t_lims = 1738, 2156</text:span> </text:p>
      <text:p text:style-name="Text_20_body"/>
      <text:p text:style-name="P99"><text:span text:style-name="T3">t_tick</text:span>: The <text:span text:style-name="T386">major tick for the </text:span>t<text:span text:style-name="T386">ime</text:span> axis <text:span text:style-name="T467">in minutes</text:span> <text:span text:style-name="T386">(same as x axis but with different units)</text:span>. Defaults to: automatic selection</text:p>
      <text:p text:style-name="Text_20_body"><text:tab/><text:span text:style-name="T73">Example: </text:span><text:span text:style-name="T46">t_tick = </text:span><text:span text:style-name="T73">5</text:span></text:p>
      <text:p text:style-name="Text_20_body"/>
      <text:p text:style-name="P100"><text:span text:style-name="T3">y_lims</text:span>: The y axis limits <text:span text:style-name="T389">(height/range)</text:span> in <text:span text:style-name="T386">k</text:span>m (lower and upper). Defaults to: <text:span text:style-name="T405">0., 14.</text:span></text:p>
      <text:p text:style-name="Text_20_body"><text:span text:style-name="T386"><text:tab/></text:span><text:span text:style-name="T74">Example: </text:span><text:span text:style-name="T46">y_lims = 0., 1</text:span><text:span text:style-name="T85">0</text:span><text:span text:style-name="T46">.</text:span></text:p>
      <text:p text:style-name="Text_20_body"/>
      <text:p text:style-name="P100"><text:span text:style-name="T3">y_tick</text:span>: The y axis finest major tick in <text:span text:style-name="T386">k</text:span>m. Defaults to: <text:span text:style-name="T386">1km</text:span> </text:p>
      <text:p text:style-name="Text_20_body"><text:tab/><text:span text:style-name="T74">Example: </text:span><text:span text:style-name="T46">y_tick = </text:span><text:span text:style-name="T74">0.5</text:span><text:span text:style-name="T46"> </text:span></text:p>
      <text:p text:style-name="P81"/>
      <text:p text:style-name="P101"><text:soft-page-break/><text:span text:style-name="T3">z_lims</text:span>: The colorscale limits of the normalized <text:span text:style-name="T386">range-corrected</text:span> signal <text:span text:style-name="T387">normalized with the mean value in the </text:span><text:span text:style-name="T17">z_max_zone</text:span><text:span text:style-name="T387"> region</text:span>. <text:span text:style-name="T387">This setting is useful if for example the normalization takes place in a very strong aerosol layer making all other layers difficult to discern. </text:span><text:s/>Defaults to: </text:p>
      <text:list text:style-name="L25">
        <text:list-item>
          <text:p text:style-name="P307">z_lims = 0., 1. when <text:span text:style-name="T3">use_log_scale</text:span> = False and </text:p>
        </text:list-item>
        <text:list-item>
          <text:p text:style-name="P307">z_lims = 1E-5, 1. when <text:span text:style-name="T3">use_log_scale</text:span> = True </text:p>
        </text:list-item>
      </text:list>
      <text:p text:style-name="P47"><text:tab/><text:span text:style-name="T386">Example: </text:span>z_lims = <text:span text:style-name="T386">0., 0.9 (assuming</text:span> <text:s/><text:span text:style-name="T3">use_log_scale</text:span> = False<text:span text:style-name="T386">)</text:span></text:p>
      <text:p text:style-name="Text_20_body"/>
      <text:p text:style-name="P103"><text:span text:style-name="T3">z_max_zone</text:span>: Provide <text:span text:style-name="T387">a</text:span> zone (min and max <text:span text:style-name="T389">height/range)</text:span> in <text:span text:style-name="T387">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87"><text:tab/></text:span><text:span text:style-name="T75">Example: </text:span><text:span text:style-name="T46">z_m</text:span><text:span text:style-name="T97">in</text:span><text:span text:style-name="T46">_zone = </text:span><text:span text:style-name="T75">0.5, 1.5</text:span></text:p>
      <text:p text:style-name="Text_20_body"/>
      <text:p text:style-name="P141"><text:span text:style-name="T3">z_m</text:span><text:span text:style-name="T33">in_zone: </text:span><text:span text:style-name="T288">Provide the zone (min and max height/distance) in km. </text:span><text:span text:style-name="T290">The </text:span><text:span text:style-name="T289">minimum</text:span><text:span text:style-name="T290"> range-corrected signal value encountered in the zone will be used </text:span><text:span text:style-name="T289">as lower z_axis limit in case</text:span><text:span text:style-name="T288"> the </text:span><text:span text:style-name="T33">z_lims</text:span><text:span text:style-name="T288"> are not explicitly provided </text:span><text:span text:style-name="T289">and</text:span><text:span text:style-name="T288"> </text:span><text:span text:style-name="T33">use_log_scale</text:span><text:span text:style-name="T288"> </text:span><text:span text:style-name="T291">is set to True. </text:span><text:span text:style-name="T292">Defaults to 2., 10.</text:span></text:p>
      <text:p text:style-name="P143"><text:span text:style-name="T290"><text:tab/></text:span><text:span text:style-name="T119">Example: </text:span><text:span text:style-name="T120">z_m</text:span><text:span text:style-name="T121">in</text:span><text:span text:style-name="T120">_zone = </text:span><text:span text:style-name="T122">5., 8.</text:span></text:p>
      <text:p text:style-name="P67"/>
      <text:p text:style-name="P130"><text:span text:style-name="T3">smooth</text:span>: If set to True, a sliding average smoothing filter will be applied on the signals across y axis for better visualization. <text:span text:style-name="T413">The </text:span><text:span text:style-name="T29">smoothing_exponential</text:span><text:span text:style-name="T280">, </text:span><text:span text:style-name="T29">smoothing_exponential</text:span><text:span text:style-name="T280">, </text:span><text:span text:style-name="T281">and </text:span><text:span text:style-name="T30">smoothing_window</text:span><text:span text:style-name="T281"> will be ignored if </text:span><text:span text:style-name="T30">smooth</text:span><text:span text:style-name="T281"> is set to False.</text:span> Defaults to: <text:span text:style-name="T413">False</text:span></text:p>
      <text:p text:style-name="Text_20_body"><text:tab/><text:span text:style-name="T75">Example: </text:span><text:span text:style-name="T46">smooth = </text:span><text:span text:style-name="T90">True</text:span></text:p>
      <text:p text:style-name="P49"/>
      <text:p text:style-name="P130"><text:span text:style-name="T3">smoothing_range</text:span>: <text:span text:style-name="T389">Set the f</text:span>irst and last height/range boundarie<text:span text:style-name="T389">s</text:span> in <text:span text:style-name="T389">km </text:span>where smoothing <text:span text:style-name="T389">should</text:span> be applied. If they exceed the actual signal boundaries the actual boundaries will be used instead. Defaults to: <text:span text:style-name="T412">0</text:span>.<text:span text:style-name="T412">05</text:span>, 14.</text:p>
      <text:p text:style-name="P130"><text:span text:style-name="T76"><text:tab/>Example: </text:span><text:span text:style-name="T46">smoothing_range = 0.</text:span><text:span text:style-name="T87">0</text:span><text:span text:style-name="T89">2</text:span><text:span text:style-name="T46">, </text:span><text:span text:style-name="T88">10</text:span><text:span text:style-name="T46">.</text:span></text:p>
      <text:p text:style-name="P48"/>
      <text:p text:style-name="P130"><text:span text:style-name="T3">smoothing_window</text:span>: <text:span text:style-name="T414">The s</text:span>moothing window in the first and last bin of the smoothing region, in m. The widow progressively changes between from the first to the last value. Use <text:span text:style-name="T432">a single</text:span> value <text:s/>to apply a constant window. Defaults to: smoothing_window = <text:span text:style-name="T415">50</text:span>., <text:span text:style-name="T412">500</text:span>.</text:p>
      <text:p text:style-name="P130"><text:span text:style-name="T46"><text:tab/></text:span><text:span text:style-name="T76">Example: </text:span><text:span text:style-name="T46">smoothing_window = </text:span><text:span text:style-name="T101">100</text:span></text:p>
      <text:p text:style-name="P48"><text:soft-page-break/></text:p>
      <text:p text:style-name="P131"><text:span text:style-name="T3">smoothing_exponential</text:span>: <text:span text:style-name="T388">This variable is ignored if the upper and lower values of </text:span><text:span text:style-name="T18">smoothing_window</text:span><text:span text:style-name="T388"> are the same. Choose one of:</text:span></text:p>
      <text:list text:style-name="L26">
        <text:list-item>
          <text:p text:style-name="P308">True: a smoothing window that exponentially increases with <text:span text:style-name="T389">height/range</text:span> will be applied. </text:p>
        </text:list-item>
        <text:list-item>
          <text:p text:style-name="P309">False: <text:s/>a smoothing window that exponentially increases with <text:span text:style-name="T389">height/range</text:span> will be applied</text:p>
        </text:list-item>
      </text:list>
      <text:p text:style-name="P102">Defaults to: <text:span text:style-name="T416">True</text:span>.</text:p>
      <text:p text:style-name="Text_20_body"><text:span text:style-name="T91"><text:tab/>Example: </text:span><text:span text:style-name="T46">smoothing_exponential = </text:span><text:span text:style-name="T92">False</text:span></text:p>
      <text:p text:style-name="P136"/>
      <text:h text:style-name="P177" text:outline-level="2"><text:bookmark-start text:name="__RefHeading___Toc2053_3336808555"/><text:span text:style-name="T350">Section: </text:span><text:span text:style-name="T351">rayleigh_fit</text:span><text:bookmark-end text:name="__RefHeading___Toc2053_3336808555"/></text:h>
      <text:p text:style-name="P62">The following variables: </text:p>
      <text:list xml:id="list135236546487010" text:continue-list="list2654297529" text:style-name="L24">
        <text:list-item>
          <text:p text:style-name="P305"><text:span text:style-name="T16">c</text:span><text:span text:style-name="T3">hannels</text:span></text:p>
        </text:list-item>
        <text:list-item>
          <text:p text:style-name="P219">exclude_telescope_type</text:p>
        </text:list-item>
        <text:list-item>
          <text:p text:style-name="P305"><text:span text:style-name="T3">exclude_</text:span><text:span text:style-name="T16">channel</text:span><text:span text:style-name="T3">_type</text:span></text:p>
        </text:list-item>
        <text:list-item>
          <text:p text:style-name="P219">exclude_acquisition_mode</text:p>
        </text:list-item>
        <text:list-item>
          <text:p text:style-name="P219">exclude_channel_subtype <text:span text:style-name="T275">(b, s, a, w, c)</text:span></text:p>
        </text:list-item>
      </text:list>
      <text:p text:style-name="P120"><text:span text:style-name="T265">where defined in section 5.</text:span><text:span text:style-name="T295">2</text:span><text:span text:style-name="T265"> and are also applicable here. The usage is the same with the only exception that exclusions take place </text:span><text:span text:style-name="T266">in the visualization phase and only for the </text:span><text:span text:style-name="T267">Rayleigh fit test. </text:span><text:span text:style-name="T275">Respective default values are provided in parenthesis</text:span><text:span text:style-name="T268">.</text:span></text:p>
      <text:p text:style-name="P163"/>
      <text:p text:style-name="P106">The following variables:</text:p>
      <text:list text:style-name="L27">
        <text:list-item>
          <text:p text:style-name="P310"><text:span text:style-name="T3">smooth</text:span><text:span text:style-name="T257"> </text:span><text:span text:style-name="T269">(True)</text:span></text:p>
        </text:list-item>
        <text:list-item>
          <text:p text:style-name="P310"><text:span text:style-name="T3">smoothing_range</text:span><text:span text:style-name="T257"> </text:span><text:span text:style-name="T269">(</text:span><text:span text:style-name="T287">0</text:span><text:span text:style-name="T276">.</text:span><text:span text:style-name="T300">2</text:span><text:span text:style-name="T287">50</text:span><text:span text:style-name="T269">, </text:span><text:span text:style-name="T298">20</text:span><text:span text:style-name="T269">.)</text:span></text:p>
        </text:list-item>
        <text:list-item>
          <text:p text:style-name="P310"><text:span text:style-name="T3">smoothing_window</text:span><text:span text:style-name="T257"> </text:span><text:span text:style-name="T269">(</text:span><text:span text:style-name="T300">500</text:span><text:span text:style-name="T269">.)</text:span></text:p>
        </text:list-item>
        <text:list-item>
          <text:p text:style-name="P311"><text:span text:style-name="T27">smoothing_exponential</text:span><text:span text:style-name="T269"> (False)</text:span></text:p>
        </text:list-item>
      </text:list>
      <text:p text:style-name="P107"><text:span text:style-name="T265">where defined in section 5.</text:span><text:span text:style-name="T295">3</text:span><text:span text:style-name="T265"> and are also </text:span><text:span text:style-name="T267">directly</text:span><text:span text:style-name="T265"> applicable here. </text:span><text:span text:style-name="T275">Respective default values are provided in parenthesis</text:span><text:span text:style-name="T268">.</text:span></text:p>
      <text:p text:style-name="P64"/>
      <text:p text:style-name="P107"><text:span text:style-name="T3">use_lin_scale</text:span>: <text:span text:style-name="T390">If set to True,</text:span> a linear scale will be used for the y axis (signal <text:span text:style-name="T390">axis</text:span>). <text:span text:style-name="T390">If set to False a logarithmic scale will be applied instead. </text:span><text:span text:style-name="T403">Defaults to False:</text:span></text:p>
      <text:p text:style-name="Text_20_body"><text:tab/><text:span text:style-name="T390">Example: </text:span>use_lin_scale = <text:span text:style-name="T402">True</text:span></text:p>
      <text:p text:style-name="Text_20_body"/>
      <text:p text:style-name="P159"><text:span text:style-name="T3">auto_fit</text:span>: If set to True an automatic identification of the molecular regions will be attempted. If the automatic procedure is successful, the <text:span text:style-name="T3">normalization_region</text:span> variable will be ignored. If the procedure is not successful or auto_<text:span text:style-name="T462">fit</text:span> is set to False, the manually-provided/default normalization will be used. Defaults to True</text:p>
      <text:p text:style-name="P159"><text:tab/><text:span text:style-name="T77">Example: </text:span><text:span text:style-name="T109">auto_fit</text:span><text:span text:style-name="T46"> = False</text:span></text:p>
      <text:p text:style-name="P108"/>
      <text:p text:style-name="P166"><text:soft-page-break/><text:span text:style-name="T3">cross_check_lim</text:span><text:span text:style-name="T257">: Lower limit applied for the cross-check criterion for the calculation of the Rayleigh fit mask. Use in case a high distance of full overlap is causing the cross-check test to fail. Defaults to 2km</text:span></text:p>
      <text:p text:style-name="P167"><text:span text:style-name="T118"><text:tab/>Example: </text:span><text:span text:style-name="T125">cross_check_lim</text:span><text:span text:style-name="T109"> = </text:span><text:span text:style-name="T125">3</text:span><text:span text:style-name="T124">.</text:span></text:p>
      <text:p text:style-name="P108"/>
      <text:p text:style-name="P108"><text:span text:style-name="T3">normalization_region</text:span>: The lower and upper limits of the region used for normalizing the signal in the Rayleigh fit. If use_range is called, the limits correspond to distance. If auto_<text:span text:style-name="T468">fit</text:span> is set to True and the automatic identification is successful for a specific channel, the normalization_region <text:span text:style-name="T446">variable</text:span> will <text:span text:style-name="T446">b</text:span>e ignored <text:span text:style-name="T446">even if provided</text:span>. Defaults to: 8.5, 9.5</text:p>
      <text:p text:style-name="P132"><text:span text:style-name="T391"><text:tab/></text:span><text:span text:style-name="T77">Example: </text:span><text:span text:style-name="T118">normalization_region</text:span><text:span text:style-name="T46"> = </text:span><text:span text:style-name="T93">4., 6.</text:span></text:p>
      <text:p text:style-name="Text_20_body"/>
      <text:p text:style-name="P104"><text:span text:style-name="T3">x_lims</text:span>: <text:span text:style-name="T392">Set t</text:span>he x axis <text:span text:style-name="T392">(height/range) </text:span>limits in <text:span text:style-name="T392">km</text:span> (lower and upper). Defaults to: <text:span text:style-name="T404">0., </text:span><text:span text:style-name="T427">20</text:span><text:span text:style-name="T404">.</text:span></text:p>
      <text:p text:style-name="P41"><text:tab/><text:span text:style-name="T392">Example: </text:span>x_lims = 0., 24.</text:p>
      <text:p text:style-name="Text_20_body"/>
      <text:p text:style-name="P133"><text:span text:style-name="T3">x_tick</text:span>: The x axis finest major tick in <text:span text:style-name="T393">km</text:span>. Defaults to: <text:span text:style-name="T431">2</text:span><text:span text:style-name="T393">km</text:span> </text:p>
      <text:p text:style-name="Text_20_body"><text:tab/><text:span text:style-name="T393">Example: </text:span>x_tick = <text:span text:style-name="T431">1.</text:span></text:p>
      <text:p text:style-name="Text_20_body"/>
      <text:p text:style-name="P109"><text:span text:style-name="T3">y_lims</text:span>: The y axis <text:span text:style-name="T393">(signal)</text:span> limits (lower and upper) of the normalized <text:span text:style-name="T393">rangecorrected</text:span> signal in <text:span text:style-name="T393">m</text:span><text:span text:style-name="T331">-1</text:span><text:span text:style-name="T393"> sr</text:span><text:span text:style-name="T331">-1</text:span><text:span text:style-name="T365"> (pseudo-units)</text:span>. <text:span text:style-name="T393">It is recommended to skip this variable and use the automatic selection because channels in different wavelengths have different optimal limits. </text:span>Defaults to: automatic selection</text:p>
      <text:p text:style-name="Text_20_body"><text:tab/><text:span text:style-name="T78">Example: </text:span><text:span text:style-name="T46">y_lims = </text:span><text:span text:style-name="T78">5E-8, 5E-5</text:span> </text:p>
      <text:h text:style-name="P180" text:outline-level="2"/>
      <text:h text:style-name="P177" text:outline-level="2"><text:bookmark-start text:name="__RefHeading___Toc2055_3336808555"/><text:span text:style-name="T350">Section: </text:span><text:span text:style-name="T351">telecover</text:span><text:bookmark-end text:name="__RefHeading___Toc2055_3336808555"/></text:h>
      <text:p text:style-name="P63">The following variables: </text:p>
      <text:list xml:id="list135236785295788" text:continue-list="list135236546487010" text:style-name="L24">
        <text:list-item>
          <text:p text:style-name="P306"><text:span text:style-name="T16">c</text:span><text:span text:style-name="T3">hannels</text:span></text:p>
        </text:list-item>
        <text:list-item>
          <text:p text:style-name="P220">exclude_telescope_type</text:p>
        </text:list-item>
        <text:list-item>
          <text:p text:style-name="P306"><text:span text:style-name="T3">exclude_</text:span><text:span text:style-name="T16">channel</text:span><text:span text:style-name="T3">_type</text:span></text:p>
        </text:list-item>
        <text:list-item>
          <text:p text:style-name="P220">exclude_acquisition_mode</text:p>
        </text:list-item>
        <text:list-item>
          <text:p text:style-name="P220">exclude_channel_subtype</text:p>
        </text:list-item>
      </text:list>
      <text:p text:style-name="P98"><text:span text:style-name="T265">where defined in section 5.</text:span><text:span text:style-name="T295">2</text:span><text:span text:style-name="T265"> and are also applicable here. The usage is the same with the only exception that exclusions take place </text:span><text:span text:style-name="T266">in the visualization phase and only for the </text:span><text:span text:style-name="T267">Rayleigh fit test</text:span></text:p>
      <text:p text:style-name="Text_20_body"/>
      <text:p text:style-name="P105">The following variables:</text:p>
      <text:list text:style-name="L28">
        <text:list-item>
          <text:p text:style-name="P221">x_lims<text:span text:style-name="T257"> </text:span><text:span text:style-name="T270">(0., 2.</text:span><text:span text:style-name="T307">5</text:span><text:span text:style-name="T270">) </text:span><text:span text:style-name="T307">for l, m, n, and x telescope types and (0,5) for the rest types </text:span></text:p>
        </text:list-item>
        <text:list-item>
          <text:p text:style-name="P222">x_tick<text:span text:style-name="T257"> </text:span><text:span text:style-name="T270">0.</text:span><text:span text:style-name="T308">5</text:span><text:span text:style-name="T270"> </text:span><text:span text:style-name="T308">f</text:span><text:span text:style-name="T307">or l, m, n, and x telescope types and </text:span><text:span text:style-name="T308">1.</text:span><text:span text:style-name="T307"> for the rest types </text:span></text:p>
        </text:list-item>
        <text:list-item>
          <text:p text:style-name="P223">y_lims<text:span text:style-name="T257"> </text:span><text:span text:style-name="T270">(automatic selection)</text:span></text:p>
        </text:list-item>
        <text:list-item>
          <text:p text:style-name="P224"><text:span text:style-name="T468">auto_fit</text:span><text:span text:style-name="T309"> </text:span><text:span text:style-name="T310">(</text:span><text:span text:style-name="T311">False</text:span><text:span text:style-name="T310">)</text:span></text:p>
        </text:list-item>
        <text:list-item>
          <text:p text:style-name="P225"><text:span text:style-name="T394">n</text:span>ormalization region<text:span text:style-name="T257"> (1.8, 2.2)</text:span></text:p>
        </text:list-item>
      </text:list>
      <text:list text:style-name="L29">
        <text:list-item>
          <text:p text:style-name="P312"><text:span text:style-name="T3">smooth</text:span><text:span text:style-name="T257"> </text:span><text:span text:style-name="T269">(True)</text:span></text:p>
        </text:list-item>
        <text:list-item>
          <text:p text:style-name="P312"><text:span text:style-name="T3">smoothing_exponential</text:span><text:span text:style-name="T257"> </text:span><text:span text:style-name="T269">(False)</text:span></text:p>
        </text:list-item>
        <text:list-item>
          <text:p text:style-name="P312"><text:span text:style-name="T3">smoothing_window</text:span><text:span text:style-name="T257"> </text:span><text:span text:style-name="T269">(</text:span><text:span text:style-name="T282">100</text:span><text:span text:style-name="T269">.)</text:span></text:p>
        </text:list-item>
      </text:list>
      <text:p text:style-name="P135"><text:span text:style-name="T265">where defined in section 5.</text:span><text:span text:style-name="T295">4</text:span><text:span text:style-name="T265"> and are also applicable here. </text:span><text:span text:style-name="T269">The default values are not always the same and are provided in parenthesis. </text:span><text:span text:style-name="T285">Note that:</text:span></text:p>
      <text:list text:style-name="L30">
        <text:list-item>
          <text:p text:style-name="P313"><text:span text:style-name="T270">The </text:span><text:span text:style-name="T20">use_lin_scale</text:span><text:span text:style-name="T271">, </text:span><text:span text:style-name="T19">x_lims</text:span><text:span text:style-name="T268"> </text:span><text:span text:style-name="T270">and </text:span><text:span text:style-name="T19">x_tick</text:span><text:span text:style-name="T268"> </text:span><text:span text:style-name="T270">variables correspond to the x axis that is the same for all the 3 subplots of the telecover test. </text:span></text:p>
        </text:list-item>
        <text:list-item>
          <text:p text:style-name="P313"><text:span text:style-name="T283">The smoothing options affect only the 2</text:span><text:span text:style-name="T329">nd</text:span><text:span text:style-name="T283"> and 4</text:span><text:span text:style-name="T329">th</text:span><text:span text:style-name="T283"> subplot of the telecover test (normalized signals in the near range and their respective deviations from the mean) </text:span></text:p>
        </text:list-item>
        <text:list-item>
          <text:p text:style-name="P314"><text:span text:style-name="T270">The </text:span><text:span text:style-name="T21">y_lims</text:span><text:span text:style-name="T270"> variable </text:span><text:span text:style-name="T284">units should be the same with</text:span><text:span text:style-name="T270"> the units of the </text:span><text:span text:style-name="T284">2</text:span><text:span text:style-name="T330">nd</text:span><text:span text:style-name="T284"> </text:span><text:span text:style-name="T270">telecover subplot (normalized signals </text:span><text:span text:style-name="T284">in the near range</text:span><text:span text:style-name="T270">). </text:span></text:p>
        </text:list-item>
      </text:list>
      <text:p text:style-name="P72"/>
      <text:p text:style-name="P110"><text:soft-page-break/><text:span text:style-name="T3">use_non_rangecor</text:span>: If set to True, the non range corrected signals will be used for the <text:span text:style-name="T394">left subplot of the </text:span>telecover test. <text:span text:style-name="T394">If set to False the range corrected signals will be used instead. Defaults to: False</text:span></text:p>
      <text:p text:style-name="Text_20_body"><text:tab/><text:span text:style-name="T79">Example: </text:span><text:span text:style-name="T46">use_non_rangecor = </text:span><text:span text:style-name="T79">True</text:span> </text:p>
      <text:p text:style-name="P73"/>
      <text:p text:style-name="P151"><text:span text:style-name="T3">use_last</text:span>: <text:span text:style-name="T428">While</text:span><text:span text:style-name="T406"> </text:span><text:span text:style-name="T417">set to </text:span><text:span text:style-name="T406">True </text:span><text:span text:style-name="T417">an</text:span><text:span text:style-name="T394"> additional </text:span><text:span text:style-name="T436">purple </text:span><text:span text:style-name="T394">line </text:span><text:span text:style-name="T436">will be added in all subplots of the telecover test. In the first 3 subplots the lines corresponds to the last quadrant (e.g. N2), while </text:span>in the <text:span text:style-name="T417">4</text:span><text:span text:style-name="T332">th</text:span> <text:span text:style-name="T394">sub</text:span>plot <text:span text:style-name="T394">(</text:span>deviations<text:span text:style-name="T394">) </text:span><text:span text:style-name="T436">it is the difference between the normalized signal of the last quadrant and the normalized mean signal of the correspondin</text:span><text:span text:style-name="T449">g</text:span><text:span text:style-name="T436"> quadrant</text:span><text:span text:style-name="T418"> </text:span>e.g. N2 – N. <text:span text:style-name="T428">Set to False to not visualize th</text:span><text:span text:style-name="T429">is</text:span><text:span text:style-name="T428"> line. </text:span><text:span text:style-name="T297">Defaults</text:span><text:span text:style-name="T257"> </text:span><text:span text:style-name="T297">to</text:span><text:span text:style-name="T286"> </text:span><text:span text:style-name="T297">True</text:span><text:span text:style-name="T418">.</text:span></text:p>
      <text:p text:style-name="Text_20_body"><text:span text:style-name="T394"><text:tab/></text:span><text:span text:style-name="T79">Example: </text:span><text:span text:style-name="T46">use_last = </text:span><text:span text:style-name="T99">False</text:span></text:p>
      <text:p text:style-name="Text_20_body"/>
      <text:h text:style-name="P181" text:outline-level="2"><text:bookmark-start text:name="__RefHeading___Toc2057_3336808555"/><text:span text:style-name="T352">Section: </text:span><text:span text:style-name="T353">polarization_calibration</text:span><text:bookmark-end text:name="__RefHeading___Toc2057_3336808555"/></text:h>
      <text:p text:style-name="P66"/>
      <text:p text:style-name="P128">The <text:span text:style-name="T411">following variables:</text:span></text:p>
      <text:list text:style-name="L31">
        <text:list-item>
          <text:p text:style-name="P315"><text:span text:style-name="T3">smooth</text:span><text:span text:style-name="T257"> </text:span><text:span text:style-name="T269">(True)</text:span></text:p>
        </text:list-item>
        <text:list-item>
          <text:p text:style-name="P315"><text:span text:style-name="T3">smoothing_exponential</text:span><text:span text:style-name="T36"> </text:span><text:span text:style-name="T269">(False)</text:span></text:p>
        </text:list-item>
        <text:list-item>
          <text:p text:style-name="P315"><text:span text:style-name="T3">smoothing_range</text:span><text:span text:style-name="T257"> </text:span><text:span text:style-name="T269">(</text:span><text:span text:style-name="T299">0</text:span><text:span text:style-name="T273">.</text:span><text:span text:style-name="T301">2</text:span><text:span text:style-name="T299">5</text:span><text:span text:style-name="T269">, 1</text:span><text:span text:style-name="T299">5</text:span><text:span text:style-name="T269">.)</text:span></text:p>
        </text:list-item>
        <text:list-item>
          <text:p text:style-name="P315"><text:span text:style-name="T28">smoothing</text:span><text:span text:style-name="T3">_window </text:span><text:span text:style-name="T269">(</text:span><text:span text:style-name="T301">500</text:span><text:span text:style-name="T269">.)</text:span></text:p>
        </text:list-item>
      </text:list>
      <text:p text:style-name="P129"><text:span text:style-name="T257">operate in exactly the same way with the smoothing options defined in section 5.</text:span><text:span text:style-name="T295">3</text:span><text:span text:style-name="T257">. </text:span><text:span text:style-name="T299">S</text:span><text:span text:style-name="T257">moothing is applied </text:span><text:span text:style-name="T279">on</text:span><text:span text:style-name="T257"> the signals used for the ratios in the calibration subplot (left) of the polarization calibration figures </text:span><text:span text:style-name="T299">and also on</text:span><text:span text:style-name="T257"> the ratios in the </text:span><text:span text:style-name="T279">Rayleigh</text:span><text:span text:style-name="T257"> subplot (</text:span><text:span text:style-name="T279">right</text:span><text:span text:style-name="T257">) of the polarization calibration figures.</text:span></text:p>
      <text:p text:style-name="P68"/>
      <text:p text:style-name="P111"><text:span text:style-name="T3">ch_r</text:span>: Provide here channel names from the available <text:span text:style-name="T395">ones with the</text:span> reflected <text:span text:style-name="T22">channel_subtype</text:span> (e.g. 0355xpar). The number of reflected channels must be the same as the number of the respective transmitted channels <text:span text:style-name="T395">provided by </text:span><text:span text:style-name="T22">ch_t</text:span><text:span text:style-name="T272"> and by the GHK parameters</text:span>. <text:span text:style-name="T395">By default,</text:span> all available reflected channels will be match<text:span text:style-name="T395">ed</text:span> to all available transmitted channels that share the same telescope type, detection mode, and wavelength. WARNING! The field is mandatory if non-default GHK values are applied. </text:p>
      <text:p text:style-name="P111"><text:tab/><text:span text:style-name="T80">Example: </text:span><text:span text:style-name="T46">ch_r = </text:span><text:span text:style-name="T380">0355xppr, <text:s/>0532xcpr </text:span></text:p>
      <text:p text:style-name="P93"><text:s/></text:p>
      <text:p text:style-name="P111"><text:span text:style-name="T23">ch_t</text:span><text:span text:style-name="T396">: </text:span>Provide here channel names from the available <text:span text:style-name="T395">ones with the</text:span> <text:span text:style-name="T395">transmitted</text:span> <text:span text:style-name="T22">channel_subtype</text:span> (e.g. 0355x<text:span text:style-name="T395">c</text:span>a<text:span text:style-name="T395">t</text:span>). The number of reflected channels must be the same as the number of the respective transmitted channels <text:span text:style-name="T395">provided by </text:span><text:span text:style-name="T22">ch_r</text:span><text:span text:style-name="T272"> and by the GHK parameters</text:span>. <text:span text:style-name="T395">By default,</text:span> all available reflected channels will be match<text:span text:style-name="T395">ed</text:span> to all available transmitted channels that share the same telescope type, detection mode, and wavelength. WARNING! The field is mandatory if non-default GHK values are applied. </text:p>
      <text:p text:style-name="P111"><text:tab/><text:span text:style-name="T80">Example: </text:span><text:span text:style-name="T46">ch_t = </text:span><text:span text:style-name="T81">0355xcpt, 0532xppt,</text:span></text:p>
      <text:p text:style-name="Text_20_body"/>
      <text:p text:style-name="Text_20_body"><text:span text:style-name="T42">auto_fit</text:span><text:span text:style-name="T468">: </text:span>If set to True an automatic identification of the calibration and Rayleigh regions will be attempted. If the automatic procedure is successful, the <text:span text:style-name="T3">calibration_region</text:span> and <text:span text:style-name="T3">rayleigh_region</text:span> variables will be ignored. If the procedure is not successful or auto_<text:span text:style-name="T469">fit</text:span> is set to False, the manually-provided/default values will be used. Defaults to <text:span text:style-name="T473">False</text:span></text:p>
      <text:p text:style-name="P168"><text:soft-page-break/><text:span text:style-name="T3">calibration_</text:span><text:span text:style-name="T31">region</text:span>: The lower and upper limits of the region used for <text:span text:style-name="T419">Δ90 calibration</text:span>. If use_range is called, the limits correspond to distance. If auto_<text:span text:style-name="T468">fit</text:span> is set to True and the automatic identification is successful for a specific channel <text:span text:style-name="T470">combination</text:span>, the <text:span text:style-name="T470">calibration</text:span>_region <text:span text:style-name="T446">variable</text:span> will <text:span text:style-name="T446">b</text:span>e ignored <text:span text:style-name="T446">even if provided</text:span>. Defaults to: <text:span text:style-name="T419">2., 4. km</text:span> </text:p>
      <text:p text:style-name="Text_20_body"><text:span text:style-name="T395"><text:tab/>Example: </text:span>calibration_<text:span text:style-name="T419">region</text:span> = <text:span text:style-name="T397">3., </text:span><text:span text:style-name="T419">4.</text:span></text:p>
      <text:p text:style-name="Text_20_body"/>
      <text:p text:style-name="P168"><text:span text:style-name="T3">rayleigh_</text:span><text:span text:style-name="T31">r</text:span><text:span text:style-name="T32">egion</text:span>: The lower and upper limits of the region used for the comparison with the Rayleigh atmosphere. If auto_<text:span text:style-name="T468">fit</text:span> is set to True and the automatic identification is successful for a specific channel <text:span text:style-name="T470">combination</text:span>, the <text:span text:style-name="T470">rayleigh</text:span>_region <text:span text:style-name="T446">variable</text:span> will <text:span text:style-name="T446">b</text:span>e ignored <text:span text:style-name="T446">even if provided</text:span>. Defaults to: <text:span text:style-name="T419">8.5, 9.5</text:span></text:p>
      <text:p text:style-name="Text_20_body"><text:tab/><text:span text:style-name="T82">Example: </text:span><text:span text:style-name="T46">rayleigh_</text:span><text:span text:style-name="T94">region </text:span><text:span text:style-name="T46">= </text:span><text:span text:style-name="T94">8.5, 9.5</text:span></text:p>
      <text:p text:style-name="Text_20_body"/>
      <text:p text:style-name="P112"><text:span text:style-name="T3">x_lims_calibration</text:span>: The x axis <text:span text:style-name="T398">(</text:span><text:span text:style-name="T447">height</text:span><text:span text:style-name="T398">/</text:span><text:span text:style-name="T447">range</text:span><text:span text:style-name="T398">)</text:span> limits in <text:span text:style-name="T398">km</text:span> (lower and upper) for the pol. calibration <text:span text:style-name="T398">sub</text:span>plot. Defaults to: <text:span text:style-name="T399">0, </text:span><text:span text:style-name="T420">15</text:span></text:p>
      <text:p text:style-name="Text_20_body"><text:tab/><text:span text:style-name="T82">Example: </text:span><text:span text:style-name="T46">x_lims_calibration = 0.1, </text:span><text:span text:style-name="T83">6</text:span><text:span text:style-name="T46">.</text:span></text:p>
      <text:p text:style-name="Text_20_body"/>
      <text:p text:style-name="P113"><text:span text:style-name="T3">x_lims_rayleigh</text:span>: The x axis <text:span text:style-name="T398">(height/range)</text:span> limits in <text:span text:style-name="T398">km</text:span> (lower and upper) for the <text:span text:style-name="T399">Rayleigh comparison</text:span> <text:span text:style-name="T398">sub</text:span>plot. Defaults to: <text:span text:style-name="T399">0, 1</text:span><text:span text:style-name="T420">5</text:span></text:p>
      <text:p text:style-name="Text_20_body"><text:tab/><text:span text:style-name="T83">Example: </text:span><text:span text:style-name="T46">x_lims_rayleigh = 0.1, 8.</text:span></text:p>
      <text:p text:style-name="Text_20_body"/>
      <text:p text:style-name="P113"><text:span text:style-name="T3">x_tick_calibration</text:span>: The x axis finest major tick in <text:span text:style-name="T399">km</text:span> for the pol. calibration <text:span text:style-name="T399">sun</text:span>plot. Defaults to: <text:span text:style-name="T421">2.</text:span></text:p>
      <text:p text:style-name="Text_20_body"><text:tab/><text:span text:style-name="T83">Example: </text:span><text:span text:style-name="T46">x_tick_calibration = </text:span><text:span text:style-name="T83">1.</text:span></text:p>
      <text:p text:style-name="Text_20_body"/>
      <text:p text:style-name="P113"><text:span text:style-name="T3">x_tick_rayleigh</text:span>: The x axis finest major tick in Km for the Rayleigh plot. Defaults to: <text:span text:style-name="T421">2</text:span><text:span text:style-name="T399">.</text:span></text:p>
      <text:p text:style-name="Text_20_body"><text:tab/><text:span text:style-name="T83">Example: </text:span><text:span text:style-name="T46">x_tick_rayleigh = </text:span><text:span text:style-name="T95">1</text:span><text:span text:style-name="T83">.</text:span></text:p>
      <text:p text:style-name="Text_20_body"/>
      <text:p text:style-name="P113"><text:span text:style-name="T3">y_lims_calibration</text:span>: The y axis limits (lower and upper) of the gain ratios at +-45. Used for the pol. calibration <text:span text:style-name="T399">sub</text:span>plot. Defaults to: automatic selection</text:p>
      <text:p text:style-name="Text_20_body"><text:tab/><text:span text:style-name="T399">Example: </text:span>y_lims_calibration = <text:span text:style-name="T399">0, 0.1</text:span></text:p>
      <text:p text:style-name="Text_20_body"/>
      <text:p text:style-name="P113"><text:soft-page-break/><text:span text:style-name="T3">y_lims_rayleigh</text:span>: The y axis limits (lower and upper) of the volume depolarization ratio. Used for the Rayleigh <text:span text:style-name="T399">sub</text:span>plot. Defaults to: automatic selection</text:p>
      <text:p text:style-name="Text_20_body">y_lims_rayleigh = <text:span text:style-name="T399">0, 0.1</text:span></text:p>
      <text:p text:style-name="Text_20_body"/>
      <text:p text:style-name="Text_20_body"><text:span text:style-name="T24">K</text:span><text:span text:style-name="T399">:</text:span> The K value for each channel pair. Defaults to: 1 for all channels </text:p>
      <text:p text:style-name="Text_20_body"><text:tab/><text:span text:style-name="T399">Example: </text:span>K = <text:span text:style-name="T399">1.05, 1.</text:span></text:p>
      <text:p text:style-name="Text_20_body"/>
      <text:p text:style-name="Text_20_body"><text:span text:style-name="T24">G_R</text:span><text:span text:style-name="T399">: </text:span>The G value for the reflected channel of the pair. Defaults to: 1 for all channels (<text:span text:style-name="T399">assuming </text:span>no <text:span text:style-name="T400">correction for the emission and the receiver)</text:span></text:p>
      <text:p text:style-name="Text_20_body"><text:tab/><text:span text:style-name="T399">Example: </text:span>G_R = <text:span text:style-name="T399">1., 1.</text:span></text:p>
      <text:p text:style-name="Text_20_body"/>
      <text:p text:style-name="P114"><text:span text:style-name="T24">G_</text:span><text:span text:style-name="T25">T</text:span><text:span text:style-name="T399">: </text:span>The G value for the <text:span text:style-name="T400">transmitted</text:span> channel of the pair. Defaults to: 1 for all channels (<text:span text:style-name="T399">assuming </text:span>no <text:span text:style-name="T400">correction for the emission and the receiver)</text:span></text:p>
      <text:p text:style-name="Text_20_body"><text:tab/><text:span text:style-name="T400">Example: </text:span>G_T = <text:span text:style-name="T400">1., 1.</text:span></text:p>
      <text:p text:style-name="Text_20_body"/>
      <text:p text:style-name="P114"><text:span text:style-name="T3">H_R</text:span>: The H value for the reflected channel of the pair. Defaults to: </text:p>
      <text:list xml:id="list3077269925" text:style-name="L32">
        <text:list-item>
          <text:p text:style-name="P316">1 for all co-polar (p) reflected channels</text:p>
        </text:list-item>
        <text:list-item>
          <text:p text:style-name="P316">-<text:span text:style-name="T400">1 for all <text:s/>cross-polar (c) reflected channels</text:span></text:p>
        </text:list-item>
      </text:list>
      <text:p text:style-name="P115">(<text:span text:style-name="T399">assuming </text:span>no correction for the emission and the receiver)</text:p>
      <text:p text:style-name="Text_20_body"><text:tab/><text:span text:style-name="T84">Example: </text:span><text:span text:style-name="T46">H_R = </text:span><text:span text:style-name="T84">0.94, -0.98</text:span></text:p>
      <text:p text:style-name="Text_20_body"/>
      <text:p text:style-name="P114"><text:span text:style-name="T3">H_</text:span><text:span text:style-name="T25">T</text:span>: The H value for the <text:span text:style-name="T400">transmitted</text:span> channel of the pair. Defaults to: 1 or -1 for all co-polar (p) and cross-polar (c) transmitted channels, respectively (no receiver optics + emitted pcb. state correction)</text:p>
      <text:list xml:id="list135237535740582" text:continue-numbering="true" text:style-name="L32">
        <text:list-item>
          <text:p text:style-name="P316">1 for all co-polar (p) <text:span text:style-name="T400">transmitted</text:span> channels</text:p>
        </text:list-item>
        <text:list-item>
          <text:p text:style-name="P316">-<text:span text:style-name="T400">1 for all <text:s/>cross-polar (c) transmitted channels</text:span></text:p>
        </text:list-item>
      </text:list>
      <text:p text:style-name="P114">(assuming no correction for the emission and the receiver)</text:p>
      <text:p text:style-name="Text_20_body"><text:tab/><text:span text:style-name="T84">Example: </text:span><text:span text:style-name="T46">H_T = -</text:span><text:span text:style-name="T84">0.94, 0.98</text:span></text:p>
      <text:p text:style-name="Text_20_body"/>
      <text:p text:style-name="P114"><text:soft-page-break/><text:span text:style-name="T3">R_to_T_transmission_ratio</text:span>: The transmission ratio <text:span text:style-name="T400">of</text:span> the R to T channels per pair (T<text:span text:style-name="T377">R</text:span>/T<text:span text:style-name="T377">T</text:span>). <text:span text:style-name="T400">T</text:span><text:span text:style-name="T379">R</text:span><text:span text:style-name="T400"> = 1 and/or T</text:span><text:span text:style-name="T379">T</text:span> <text:span text:style-name="T400">= 1 </text:span>if no filter was applied during calibration. Defaults to: 1 for all pairs</text:p>
      <text:p text:style-name="Text_20_body"><text:tab/><text:span text:style-name="T400">Example: </text:span>R_to_T_transmission_ratio = <text:span text:style-name="T400">8., 0.15</text:span></text:p>
      <text:h text:style-name="P173" text:outline-level="1"><text:bookmark-start text:name="__RefHeading___Toc841_4125860552"/>The radiosonde files<text:bookmark-end text:name="__RefHeading___Toc841_4125860552"/></text:h>
      <text:p text:style-name="P147">This section includes some more details about the radiosonde files and how ATLAS is handling them. Please refer also to section 5.2 and specifically to the following variables:</text:p>
      <text:list text:style-name="L33">
        <text:list-item>
          <text:p text:style-name="P226">rsonde_skip_header</text:p>
        </text:list-item>
        <text:list-item>
          <text:p text:style-name="P226">rsonde_skip_footer</text:p>
        </text:list-item>
        <text:list-item>
          <text:p text:style-name="P226">rsonde_delimiter</text:p>
        </text:list-item>
        <text:list-item>
          <text:p text:style-name="P226">rsonde_column_index</text:p>
        </text:list-item>
        <text:list-item>
          <text:p text:style-name="P226">rsonde_column_units</text:p>
        </text:list-item>
        <text:list-item>
          <text:p text:style-name="P226">rsonde_geodata</text:p>
        </text:list-item>
        <text:list-item>
          <text:p text:style-name="P226">rsonde_station_name</text:p>
        </text:list-item>
        <text:list-item>
          <text:p text:style-name="P226">rsonde_wmo_number</text:p>
        </text:list-item>
        <text:list-item>
          <text:p text:style-name="P226">rsonde_wban_number</text:p>
        </text:list-item>
      </text:list>
      <text:p text:style-name="P65">The file format is general ascii. The parser is flexible and can handle headers and footers, two different delimeters (comma and space), custom column order, and custom units.</text:p>
      <text:p text:style-name="P65"/>
      <text:p text:style-name="P38">The Radiosonde folder</text:p>
      <text:p text:style-name="P118">This folder should contain the radiosonde files. <text:span text:style-name="T401">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3">cannot be larger than 18 hours</text:span>.</text:p>
      <text:p text:style-name="P117"/>
      <text:p text:style-name="P38">Filename Format</text:p>
      <text:p text:style-name="P119">The name of the radiosonde file must follow <text:span text:style-name="T401">a specific</text:span> format so that it is recognized by ATLAS. <text:span text:style-name="T401">It must start with the date and end with .txt </text:span><text:span text:style-name="T274">Whatever comes after the date and before the extension is not important for parsing but can be helpful for sorting purposes for the user</text:span>:</text:p>
      <text:p text:style-name="P117"><text:span text:style-name="T3">yyyymmdd_hhmm</text:span>&lt;<text:span text:style-name="T401">add_whatever_you_want_here&gt;</text:span><text:span text:style-name="T26">.txt</text:span></text:p>
      <text:p text:style-name="P117"><text:span text:style-name="T274"><text:tab/>Example: 20230219_1</text:span><text:span text:style-name="T277">2</text:span><text:span text:style-name="T274">00_Munich.txt</text:span></text:p>
      <text:p text:style-name="P117"><text:span text:style-name="T274"><text:tab/>This radiosonde file corresponds to 19.02.2023 at 1</text:span><text:span text:style-name="T277">2</text:span><text:span text:style-name="T274">:00 </text:span><text:span text:style-name="T277">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style style:name="MT2" style:family="text">
      <style:text-properties officeooo:rsid="0169fb7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text:span><text:span text:style-name="MT2">7</text:span></text:p>
      </style:header>
      <style:header-first>
        <text:p text:style-name="MP1"/>
      </style:header-first>
      <style:footer>
        <text:p text:style-name="MP2"><text:page-number text:select-page="current">40</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11-09T13:52:35.553047179</dc:date>
    <meta:editing-duration>P18DT7H48M38S</meta:editing-duration>
    <meta:editing-cycles>283</meta:editing-cycles>
    <meta:generator>LibreOffice/7.4.7.2$Linux_X86_64 LibreOffice_project/40$Build-2</meta:generator>
    <meta:document-statistic meta:table-count="0" meta:image-count="0" meta:object-count="0" meta:page-count="40" meta:paragraph-count="591" meta:word-count="8104" meta:character-count="50753" meta:non-whitespace-character-count="43217"/>
  </office:meta>
</office:document-meta>
</file>